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231f2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solid" svg:stroke-width="0.024cm" svg:stroke-color="#231f20" draw:stroke-linejoin="miter" svg:stroke-linecap="round" draw:fill="solid" draw:fill-color="#231f20" fo:padding-top="0.012cm" fo:padding-bottom="0.012cm" fo:padding-left="0.012cm" fo:padding-right="0.012cm"/>
    </style:style>
    <style:style style:name="gr4" style:family="graphic" style:parent-style-name="standard">
      <style:graphic-properties draw:stroke="solid" svg:stroke-width="0.024cm" svg:stroke-color="#231f20" draw:stroke-linejoin="miter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.023cm" svg:stroke-color="#231f20" draw:stroke-linejoin="miter" svg:stroke-linecap="butt" draw:fill="none" fo:padding-top="0.011cm" fo:padding-bottom="0.011cm" fo:padding-left="0.011cm" fo:padding-right="0.011cm"/>
    </style:style>
    <style:style style:name="gr6" style:family="graphic" style:parent-style-name="standard">
      <style:graphic-properties draw:stroke="solid" svg:stroke-width="0.024cm" svg:stroke-color="#231f20" draw:stroke-linejoin="miter" svg:stroke-linecap="butt" draw:fill="solid" draw:fill-color="#231f20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5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5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6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6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26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26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58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39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5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31f2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color="#0070c0" style:font-name="Arial" fo:font-size="12pt" style:font-size-asian="12pt" style:font-name-complex="Arial" style:font-size-complex="12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ff0000" style:font-name="Arial" fo:font-size="12pt" style:font-size-asian="12pt" style:font-name-complex="Arial" style:font-size-complex="12pt"/>
    </style:style>
    <style:style style:name="T4" style:family="text">
      <style:text-properties fo:color="#00b050" style:font-name="Arial" fo:font-size="12pt" style:font-size-asian="12pt" style:font-name-complex="Arial" style:font-size-complex="12pt"/>
    </style:style>
    <style:style style:name="T5" style:family="text">
      <style:text-properties fo:color="#0070c0" style:font-name="Arial" fo:font-size="18pt" style:font-size-asian="18pt" style:font-name-complex="Arial" style:font-size-complex="18pt"/>
    </style:style>
    <style:style style:name="T6" style:family="text">
      <style:text-properties fo:color="#ff0000" style:font-name="Arial" fo:font-size="18pt" style:font-size-asian="18pt" style:font-name-complex="Arial" style:font-size-complex="18pt"/>
    </style:style>
    <style:style style:name="T7" style:family="text">
      <style:text-properties fo:color="#00b050" style:font-name="Arial" fo:font-size="18pt" style:font-size-asian="18pt" style:font-name-complex="Arial" style:font-size-complex="18pt"/>
    </style:style>
    <style:style style:name="T8" style:family="text">
      <style:text-properties fo:color="#000000" style:font-name="Arial" fo:font-size="8pt" style:font-size-asian="8pt" style:font-name-complex="Arial" style:font-size-complex="8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0.436cm" svg:height="0.804cm" svg:x="14.201cm" svg:y="9.541cm" svg:viewBox="0 0 437 805" draw:points="0,0 437,4 435,805">
          <text:p/>
        </draw:polyline>
        <draw:polyline draw:style-name="gr1" draw:text-style-name="P1" draw:layer="layout" svg:width="0.436cm" svg:height="0.803cm" svg:x="12.044cm" svg:y="7.315cm" svg:viewBox="0 0 437 804" draw:points="0,0 437,3 434,804">
          <text:p/>
        </draw:polyline>
        <draw:path draw:style-name="gr2" draw:text-style-name="P2" draw:layer="layout" svg:width="0.271cm" svg:height="0.401cm" svg:x="4.31cm" svg:y="7.509cm" svg:viewBox="0 0 272 402" svg:d="M49 73c30-47 69-72 119-73 26 0 46 7 62 19 17 13 27 29 34 48 6 19 8 40 8 61h-41c-2-24-8-43-18-59s-26-24-49-24c-22 1-42 11-60 29-18 19-33 43-43 72-10 28-16 57-17 86 0 35 5 66 16 90 11 23 29 35 54 36 1-1 2-1 2-1 19 0 36-6 51-16 14-12 26-25 35-40 8-16 14-33 17-49h42c-5 19-11 37-19 54s-18 33-29 47c-12 15-27 27-45 35-17 9-36 14-59 14-37 0-64-16-81-48-18-32-27-68-28-111 0-20 3-40 7-60 3-19 9-39 17-57 7-19 15-37 25-53z">
          <text:p/>
        </draw:path>
        <draw:path draw:style-name="gr2" draw:text-style-name="P2" draw:layer="layout" svg:width="0.269cm" svg:height="0.384cm" svg:x="4.566cm" svg:y="7.517cm" svg:viewBox="0 0 270 385" svg:d="M0 385l175-385h48l47 385h-43l-16-117h-116l-47 117zM116 227h91l-16-169z">
          <text:p/>
        </draw:path>
        <draw:path draw:style-name="gr2" draw:text-style-name="P2" draw:layer="layout" svg:width="0.261cm" svg:height="0.401cm" svg:x="4.874cm" svg:y="7.513cm" svg:viewBox="0 0 262 402" svg:d="M6 265h36c0 4-1 10-3 20 1 23 8 41 20 51 12 11 29 17 47 19 24 0 45-7 62-21 18-13 28-31 28-53 0-11-4-22-9-32-6-8-13-15-22-17l-72-26c-35-11-54-35-55-72 1-21 6-43 16-64 9-20 23-36 42-50 19-13 43-20 72-20 24 0 45 6 64 19 21 13 30 39 30 77 0 10 0 18-1 23h-41c1-7 2-12 2-16 0-13-3-23-9-32s-15-16-25-21c-10-4-21-7-32-7-13 0-26 3-37 9s-20 15-27 26c-7 10-10 23-12 36 2 20 14 35 37 43l68 24c18 7 33 18 43 33 9 15 15 33 15 54 0 19-4 36-12 52-6 16-17 30-30 43-13 12-27 21-44 28-18 7-35 11-52 11-29 0-53-8-74-24-20-17-30-40-31-71 1-13 3-27 6-42z">
          <text:p/>
        </draw:path>
        <draw:line draw:style-name="gr1" draw:text-style-name="P1" draw:layer="layout" svg:x1="4.703cm" svg:y1="8.508cm" svg:x2="4.703cm" svg:y2="8.614cm">
          <text:p/>
        </draw:line>
        <draw:line draw:style-name="gr1" draw:text-style-name="P1" draw:layer="layout" svg:x1="5.57cm" svg:y1="7.315cm" svg:x2="5.468cm" svg:y2="7.315cm">
          <text:p/>
        </draw:line>
        <draw:line draw:style-name="gr1" draw:text-style-name="P1" draw:layer="layout" svg:x1="3.931cm" svg:y1="8.109cm" svg:x2="3.829cm" svg:y2="8.109cm">
          <text:p/>
        </draw:line>
        <draw:line draw:style-name="gr1" draw:text-style-name="P1" draw:layer="layout" svg:x1="3.931cm" svg:y1="7.313cm" svg:x2="3.829cm" svg:y2="7.313cm">
          <text:p/>
        </draw:line>
        <draw:polygon draw:style-name="gr1" draw:text-style-name="P1" draw:layer="layout" svg:width="1.531cm" svg:height="1.592cm" svg:x="3.935cm" svg:y="6.915cm" svg:viewBox="0 0 1532 1593" draw:points="0,1593 0,0 1532,0 1532,1593">
          <text:p/>
        </draw:polygon>
        <draw:polygon draw:style-name="gr3" draw:text-style-name="P2" draw:layer="layout" svg:width="0.1cm" svg:height="0.031cm" svg:x="3.842cm" svg:y="7.315cm" svg:viewBox="0 0 101 32" draw:points="0,32 101,0 1,0">
          <text:p/>
        </draw:polygon>
        <draw:polygon draw:style-name="gr3" draw:text-style-name="P2" draw:layer="layout" svg:width="0.099cm" svg:height="0.031cm" svg:x="3.843cm" svg:y="7.284cm" svg:viewBox="0 0 100 32" draw:points="0,0 100,32 0,32">
          <text:p/>
        </draw:polygon>
        <draw:polygon draw:style-name="gr3" draw:text-style-name="P2" draw:layer="layout" svg:width="0.1cm" svg:height="0.031cm" svg:x="5.468cm" svg:y="8.079cm" svg:viewBox="0 0 101 32" draw:points="101,0 0,32 101,32">
          <text:p/>
        </draw:polygon>
        <draw:polygon draw:style-name="gr3" draw:text-style-name="P2" draw:layer="layout" svg:width="0.1cm" svg:height="0.031cm" svg:x="5.468cm" svg:y="8.11cm" svg:viewBox="0 0 101 32" draw:points="101,32 0,0 100,0">
          <text:p/>
        </draw:polygon>
        <draw:polygon draw:style-name="gr3" draw:text-style-name="P2" draw:layer="layout" svg:width="0.099cm" svg:height="0.031cm" svg:x="2.644cm" svg:y="8.083cm" svg:viewBox="0 0 100 32" draw:points="100,0 0,32 100,32">
          <text:p/>
        </draw:polygon>
        <draw:polygon draw:style-name="gr2" draw:text-style-name="P2" draw:layer="layout" svg:width="0.1cm" svg:height="0.031cm" svg:x="2.644cm" svg:y="8.114cm" svg:viewBox="0 0 101 32" draw:points="101,32 0,0 101,0">
          <text:p/>
        </draw:polygon>
        <draw:polygon draw:style-name="gr4" draw:text-style-name="P1" draw:layer="layout" svg:width="0.1cm" svg:height="0.031cm" svg:x="2.644cm" svg:y="8.114cm" svg:viewBox="0 0 101 32" draw:points="101,32 0,0 101,0">
          <text:p/>
        </draw:polygon>
        <draw:line draw:style-name="gr1" draw:text-style-name="P1" draw:layer="layout" svg:x1="4.704cm" svg:y1="6.796cm" svg:x2="4.704cm" svg:y2="6.902cm">
          <text:p/>
        </draw:line>
        <draw:polygon draw:style-name="gr3" draw:text-style-name="P2" draw:layer="layout" svg:width="0.03cm" svg:height="0.104cm" svg:x="4.673cm" svg:y="6.81cm" svg:viewBox="0 0 31 105" draw:points="0,0 31,105 31,1">
          <text:p/>
        </draw:polygon>
        <draw:polygon draw:style-name="gr3" draw:text-style-name="P2" draw:layer="layout" svg:width="0.03cm" svg:height="0.103cm" svg:x="4.703cm" svg:y="6.811cm" svg:viewBox="0 0 31 104" draw:points="31,0 0,104 0,0">
          <text:p/>
        </draw:polygon>
        <draw:line draw:style-name="gr1" draw:text-style-name="P1" draw:layer="layout" svg:x1="4.704cm" svg:y1="6.903cm" svg:x2="4.706cm" svg:y2="6.354cm">
          <text:p/>
        </draw:line>
        <draw:line draw:style-name="gr1" draw:text-style-name="P1" draw:layer="layout" svg:x1="3.938cm" svg:y1="7.315cm" svg:x2="3.082cm" svg:y2="7.319cm">
          <text:p/>
        </draw:line>
        <draw:line draw:style-name="gr1" draw:text-style-name="P1" draw:layer="layout" svg:x1="6.005cm" svg:y1="8.119cm" svg:x2="5.477cm" svg:y2="8.117cm">
          <text:p/>
        </draw:line>
        <draw:line draw:style-name="gr5" draw:text-style-name="P1" draw:layer="layout" svg:x1="3.407cm" svg:y1="6.354cm" svg:x2="3.936cm" svg:y2="6.916cm">
          <text:p/>
        </draw:line>
        <draw:polygon draw:style-name="gr2" draw:text-style-name="P2" draw:layer="layout" svg:width="0.131cm" svg:height="0.138cm" svg:x="3.806cm" svg:y="6.779cm" svg:viewBox="0 0 132 139" draw:points="73,0 132,139 0,73">
          <text:p/>
        </draw:polygon>
        <draw:path draw:style-name="gr2" draw:text-style-name="P2" draw:layer="layout" svg:width="0.093cm" svg:height="0.2cm" svg:x="4.786cm" svg:y="6.158cm" svg:viewBox="0 0 94 201" svg:d="M17 91c5-6 10-11 15-14 5-4 12-4 18-4 14 0 24 5 33 16 7 11 11 27 11 46 0 21-4 37-12 48-8 13-20 18-34 18-17 0-29-7-37-22s-11-38-11-70c0-37 3-65 12-82 8-18 20-27 39-27 11 0 20 4 27 12 8 7 11 18 11 30h-14c0-8-3-15-7-20s-10-7-17-7c-10 0-20 6-25 20-6 12-9 31-9 56zM49 187c10 0 16-5 22-14 5-9 7-22 7-39 0-15-2-27-7-36-6-8-13-12-23-12s-17 4-22 11c-5 8-7 20-7 33 0 18 2 32 7 42 5 9 13 15 23 15z">
          <text:p/>
        </draw:path>
        <draw:path draw:style-name="gr2" draw:text-style-name="P2" draw:layer="layout" svg:width="0.17cm" svg:height="0.279cm" svg:x="4.569cm" svg:y="6.021cm" svg:viewBox="0 0 171 280" svg:d="M0 280l73-280h27l71 280h-22l-23-87h-82l-23 87zM48 171h74l-37-140z">
          <text:p/>
        </draw:path>
        <draw:path draw:style-name="gr2" draw:text-style-name="P2" draw:layer="layout" svg:width="0.093cm" svg:height="0.2cm" svg:x="3.547cm" svg:y="6.158cm" svg:viewBox="0 0 94 201" svg:d="M0 145h15c0 13 4 23 10 30 5 7 12 11 22 11 9 0 17-4 23-12 6-7 8-17 8-30 0-14-3-25-9-32-7-7-17-10-31-10-1 0-3 0-4 0-2 0-3 0-3 0v-14c15 0 26-3 33-10 7-6 10-17 10-30 0-11-3-20-7-25-5-6-12-9-20-9-9 0-15 4-20 10s-7 15-7 26v1h-16c1-16 5-29 12-38 8-9 18-13 31-13s23 4 30 12c8 9 12 21 12 36 0 10-2 19-6 27-5 8-11 14-19 18 11 4 18 10 23 18 5 9 7 20 7 32 0 18-4 32-12 43-9 10-21 15-36 15-14 0-26-5-33-15-9-10-13-23-13-41z">
          <text:p/>
        </draw:path>
        <draw:path draw:style-name="gr2" draw:text-style-name="P2" draw:layer="layout" svg:width="0.141cm" svg:height="0.279cm" svg:x="3.349cm" svg:y="6.021cm" svg:viewBox="0 0 142 280" svg:d="M0 280v-280h48c31 0 52 5 66 16 13 11 20 28 20 53 0 16-4 29-9 40-6 10-14 18-26 24 14 6 25 14 33 25 7 11 10 25 10 42 0 27-7 48-20 60-15 13-36 20-66 20zM22 259h32c23 0 40-4 50-14 10-9 14-24 14-45 0-20-5-33-14-42-10-9-27-14-49-14h-33zM22 123h32c21 0 34-4 44-12 8-9 13-23 13-42 0-18-5-30-13-37-10-7-26-12-47-12h-29z">
          <text:p/>
        </draw:path>
        <draw:path draw:style-name="gr2" draw:text-style-name="P2" draw:layer="layout" svg:width="0.272cm" svg:height="0.401cm" svg:x="8.624cm" svg:y="7.509cm" svg:viewBox="0 0 273 402" svg:d="M49 73c30-47 70-72 119-73 26 0 47 7 62 19 16 13 27 29 33 48 7 19 10 40 10 61h-42c-2-24-8-43-18-59s-26-24-49-24c-22 1-42 11-60 29-18 19-32 43-43 72-10 28-15 57-17 86 0 35 6 66 16 90 11 23 29 35 55 36 1-1 1-1 1-1 19 0 36-6 51-16 15-12 26-25 35-40 8-16 14-33 18-49h40c-5 19-11 37-18 54-8 17-17 33-29 47-12 15-27 27-44 35-18 9-37 14-59 14-38 0-65-16-82-48s-26-68-28-111c1-20 3-40 7-60 4-19 9-39 17-57 7-19 16-37 25-53z">
          <text:p/>
        </draw:path>
        <draw:path draw:style-name="gr2" draw:text-style-name="P2" draw:layer="layout" svg:width="0.269cm" svg:height="0.384cm" svg:x="8.88cm" svg:y="7.517cm" svg:viewBox="0 0 270 385" svg:d="M0 385l175-385h49l46 385h-43l-16-117h-116l-47 117zM116 227h91l-16-169z">
          <text:p/>
        </draw:path>
        <draw:path draw:style-name="gr2" draw:text-style-name="P2" draw:layer="layout" svg:width="0.261cm" svg:height="0.401cm" svg:x="9.188cm" svg:y="7.513cm" svg:viewBox="0 0 262 402" svg:d="M7 265h35c0 4-1 10-2 20 0 23 7 41 20 51 11 11 28 17 48 19 23 0 43-7 61-21 18-13 27-31 27-53 0-11-2-22-8-32-5-8-13-15-22-17l-72-26c-36-11-55-35-56-72 1-21 6-43 16-64 9-20 23-36 43-50 20-13 43-20 72-20 24 0 45 6 65 19 19 13 28 39 28 77 0 10 0 18-1 23h-40c1-7 2-12 2-16 0-13-3-23-10-32-5-9-14-16-24-21-10-4-21-7-32-7-13 0-26 3-37 9s-20 15-26 26c-8 10-12 23-13 36 1 20 13 35 36 43l68 24c19 7 34 18 44 33s15 33 15 54c0 19-4 36-11 52-8 16-18 30-31 43-13 12-28 21-45 28s-34 11-52 11c-28 0-53-8-74-24-20-17-30-40-31-71 1-13 3-27 7-42z">
          <text:p/>
        </draw:path>
        <draw:line draw:style-name="gr1" draw:text-style-name="P1" draw:layer="layout" svg:x1="9.018cm" svg:y1="8.508cm" svg:x2="9.018cm" svg:y2="8.614cm">
          <text:p/>
        </draw:line>
        <draw:line draw:style-name="gr1" draw:text-style-name="P1" draw:layer="layout" svg:x1="9.885cm" svg:y1="7.315cm" svg:x2="9.783cm" svg:y2="7.315cm">
          <text:p/>
        </draw:line>
        <draw:line draw:style-name="gr1" draw:text-style-name="P1" draw:layer="layout" svg:x1="8.246cm" svg:y1="8.109cm" svg:x2="8.144cm" svg:y2="8.109cm">
          <text:p/>
        </draw:line>
        <draw:line draw:style-name="gr1" draw:text-style-name="P1" draw:layer="layout" svg:x1="8.246cm" svg:y1="7.313cm" svg:x2="8.144cm" svg:y2="7.313cm">
          <text:p/>
        </draw:line>
        <draw:polygon draw:style-name="gr1" draw:text-style-name="P1" draw:layer="layout" svg:width="1.532cm" svg:height="1.592cm" svg:x="8.25cm" svg:y="6.915cm" svg:viewBox="0 0 1533 1593" draw:points="0,1593 0,0 1533,0 1533,1593">
          <text:p/>
        </draw:polygon>
        <draw:polygon draw:style-name="gr3" draw:text-style-name="P2" draw:layer="layout" svg:width="0.099cm" svg:height="0.031cm" svg:x="8.157cm" svg:y="7.315cm" svg:viewBox="0 0 100 32" draw:points="0,32 100,0 0,0">
          <text:p/>
        </draw:polygon>
        <draw:polygon draw:style-name="gr3" draw:text-style-name="P2" draw:layer="layout" svg:width="0.099cm" svg:height="0.031cm" svg:x="8.157cm" svg:y="7.284cm" svg:viewBox="0 0 100 32" draw:points="0,0 100,32 0,32">
          <text:p/>
        </draw:polygon>
        <draw:polygon draw:style-name="gr3" draw:text-style-name="P2" draw:layer="layout" svg:width="0.099cm" svg:height="0.031cm" svg:x="9.783cm" svg:y="8.079cm" svg:viewBox="0 0 100 32" draw:points="100,0 0,32 100,32">
          <text:p/>
        </draw:polygon>
        <draw:polygon draw:style-name="gr3" draw:text-style-name="P2" draw:layer="layout" svg:width="0.099cm" svg:height="0.031cm" svg:x="9.783cm" svg:y="8.11cm" svg:viewBox="0 0 100 32" draw:points="100,32 0,0 100,0">
          <text:p/>
        </draw:polygon>
        <draw:line draw:style-name="gr1" draw:text-style-name="P1" draw:layer="layout" svg:x1="9.018cm" svg:y1="6.796cm" svg:x2="9.018cm" svg:y2="6.902cm">
          <text:p/>
        </draw:line>
        <draw:polygon draw:style-name="gr3" draw:text-style-name="P2" draw:layer="layout" svg:width="0.03cm" svg:height="0.104cm" svg:x="8.988cm" svg:y="6.81cm" svg:viewBox="0 0 31 105" draw:points="0,0 31,105 31,1">
          <text:p/>
        </draw:polygon>
        <draw:polygon draw:style-name="gr3" draw:text-style-name="P2" draw:layer="layout" svg:width="0.03cm" svg:height="0.103cm" svg:x="9.018cm" svg:y="6.811cm" svg:viewBox="0 0 31 104" draw:points="31,0 0,104 0,0">
          <text:p/>
        </draw:polygon>
        <draw:line draw:style-name="gr1" draw:text-style-name="P1" draw:layer="layout" svg:x1="9.018cm" svg:y1="6.903cm" svg:x2="9.02cm" svg:y2="6.354cm">
          <text:p/>
        </draw:line>
        <draw:line draw:style-name="gr1" draw:text-style-name="P1" draw:layer="layout" svg:x1="8.251cm" svg:y1="7.316cm" svg:x2="7.723cm" svg:y2="7.314cm">
          <text:p/>
        </draw:line>
        <draw:line draw:style-name="gr1" draw:text-style-name="P1" draw:layer="layout" svg:x1="10.319cm" svg:y1="8.119cm" svg:x2="9.791cm" svg:y2="8.117cm">
          <text:p/>
        </draw:line>
        <draw:line draw:style-name="gr5" draw:text-style-name="P1" draw:layer="layout" svg:x1="7.721cm" svg:y1="6.354cm" svg:x2="8.25cm" svg:y2="6.916cm">
          <text:p/>
        </draw:line>
        <draw:polygon draw:style-name="gr2" draw:text-style-name="P2" draw:layer="layout" svg:width="0.131cm" svg:height="0.138cm" svg:x="8.12cm" svg:y="6.779cm" svg:viewBox="0 0 132 139" draw:points="73,0 132,139 0,73">
          <text:p/>
        </draw:polygon>
        <draw:path draw:style-name="gr2" draw:text-style-name="P2" draw:layer="layout" svg:width="0.097cm" svg:height="0.193cm" svg:x="9.098cm" svg:y="6.161cm" svg:viewBox="0 0 98 194" svg:d="M65 194v-51h-65v-14l65-129h16v129h17v14h-17v51zM17 129h48l1-104z">
          <text:p/>
        </draw:path>
        <draw:path draw:style-name="gr2" draw:text-style-name="P2" draw:layer="layout" svg:width="0.171cm" svg:height="0.279cm" svg:x="8.883cm" svg:y="6.021cm" svg:viewBox="0 0 172 280" svg:d="M0 280l72-280h27l73 280h-24l-23-87h-81l-23 87zM48 171h73l-37-140z">
          <text:p/>
        </draw:path>
        <draw:path draw:style-name="gr2" draw:text-style-name="P2" draw:layer="layout" svg:width="0.054cm" svg:height="0.193cm" svg:x="7.866cm" svg:y="6.161cm" svg:viewBox="0 0 55 194" svg:d="M40 194v-149c-5 1-9 2-14 2-5 1-11 1-16 1-2 0-5 0-6 0s-3 0-4 0v-10c14-1 26-4 31-10 7-6 12-15 12-28h12v194z">
          <text:p/>
        </draw:path>
        <draw:path draw:style-name="gr2" draw:text-style-name="P2" draw:layer="layout" svg:width="0.141cm" svg:height="0.279cm" svg:x="7.663cm" svg:y="6.021cm" svg:viewBox="0 0 142 280" svg:d="M0 280v-280h48c30 0 52 5 65 16s20 28 20 53c0 16-3 29-9 40-6 10-14 18-26 24 15 6 26 14 33 25 8 11 11 25 11 42 0 27-8 48-21 60-14 13-35 20-64 20zM22 259h32c23 0 40-4 49-14 10-9 15-24 15-45 0-20-5-33-15-42s-26-14-47-14h-34zM22 123h32c20 0 34-4 43-12 8-9 13-23 13-42 0-18-5-30-13-37-9-7-24-12-46-12h-29z">
          <text:p/>
        </draw:path>
        <draw:path draw:style-name="gr2" draw:text-style-name="P2" draw:layer="layout" svg:width="0.272cm" svg:height="0.401cm" svg:x="6.469cm" svg:y="7.509cm" svg:viewBox="0 0 273 402" svg:d="M49 73c30-47 70-72 119-73 26 0 47 7 62 19 16 13 28 29 34 48s9 40 9 61h-42c-2-24-8-43-18-59-9-16-26-24-49-24-22 1-42 11-60 29-18 19-32 43-43 72-10 28-15 57-17 86 0 35 6 66 16 90 11 23 29 35 55 36 1-1 1-1 2-1 19 0 36-6 51-16 14-12 25-25 34-40 8-16 15-33 18-49h41c-5 19-12 37-19 54-8 17-17 33-29 47-12 15-27 27-44 35-18 9-37 14-59 14-38 0-65-16-82-48s-26-68-28-111c1-20 3-40 7-60 4-19 10-39 17-57 7-19 16-37 25-53z">
          <text:p/>
        </draw:path>
        <draw:path draw:style-name="gr2" draw:text-style-name="P2" draw:layer="layout" svg:width="0.269cm" svg:height="0.384cm" svg:x="6.725cm" svg:y="7.517cm" svg:viewBox="0 0 270 385" svg:d="M0 385l176-385h48l46 385h-43l-16-117h-116l-47 117zM116 227h91l-16-169z">
          <text:p/>
        </draw:path>
        <draw:path draw:style-name="gr2" draw:text-style-name="P2" draw:layer="layout" svg:width="0.261cm" svg:height="0.401cm" svg:x="7.034cm" svg:y="7.513cm" svg:viewBox="0 0 262 402" svg:d="M6 265h35c0 4-1 10-2 20 0 23 7 41 20 51 12 11 28 17 47 19 23 0 45-7 63-21 17-13 27-31 27-53 0-11-3-22-9-32-5-8-13-15-22-17l-72-26c-36-11-55-35-56-72 1-21 6-43 16-64 9-20 24-36 42-50 20-13 44-20 74-20 23 0 44 6 64 19 19 13 29 39 29 77 0 10-1 18-2 23h-40c2-7 2-12 2-16 0-13-3-23-9-32s-14-16-24-21c-10-4-21-7-33-7-14 0-26 3-37 9-12 6-20 15-27 26-7 10-11 23-12 36 1 20 13 35 37 43l68 24c18 7 33 18 43 33s15 33 15 54c0 19-4 36-11 52s-18 30-30 43c-13 12-28 21-46 28-17 7-34 11-52 11-28 0-53-8-73-24-21-17-31-40-31-71 1-13 3-27 6-42z">
          <text:p/>
        </draw:path>
        <draw:line draw:style-name="gr1" draw:text-style-name="P1" draw:layer="layout" svg:x1="6.863cm" svg:y1="8.508cm" svg:x2="6.863cm" svg:y2="8.614cm">
          <text:p/>
        </draw:line>
        <draw:line draw:style-name="gr1" draw:text-style-name="P1" draw:layer="layout" svg:x1="7.731cm" svg:y1="7.315cm" svg:x2="7.629cm" svg:y2="7.315cm">
          <text:p/>
        </draw:line>
        <draw:line draw:style-name="gr1" draw:text-style-name="P1" draw:layer="layout" svg:x1="6.092cm" svg:y1="8.109cm" svg:x2="5.99cm" svg:y2="8.109cm">
          <text:p/>
        </draw:line>
        <draw:line draw:style-name="gr1" draw:text-style-name="P1" draw:layer="layout" svg:x1="6.092cm" svg:y1="7.313cm" svg:x2="5.99cm" svg:y2="7.313cm">
          <text:p/>
        </draw:line>
        <draw:polygon draw:style-name="gr1" draw:text-style-name="P1" draw:layer="layout" svg:width="1.532cm" svg:height="1.592cm" svg:x="6.095cm" svg:y="6.915cm" svg:viewBox="0 0 1533 1593" draw:points="0,1593 0,0 1533,0 1533,1593">
          <text:p/>
        </draw:polygon>
        <draw:polygon draw:style-name="gr3" draw:text-style-name="P2" draw:layer="layout" svg:width="0.099cm" svg:height="0.031cm" svg:x="6.002cm" svg:y="7.315cm" svg:viewBox="0 0 100 32" draw:points="0,32 100,0 0,0">
          <text:p/>
        </draw:polygon>
        <draw:polygon draw:style-name="gr3" draw:text-style-name="P2" draw:layer="layout" svg:width="0.099cm" svg:height="0.031cm" svg:x="6.002cm" svg:y="7.284cm" svg:viewBox="0 0 100 32" draw:points="0,0 100,32 0,32">
          <text:p/>
        </draw:polygon>
        <draw:polygon draw:style-name="gr3" draw:text-style-name="P2" draw:layer="layout" svg:width="0.099cm" svg:height="0.031cm" svg:x="7.629cm" svg:y="8.079cm" svg:viewBox="0 0 100 32" draw:points="100,0 0,32 100,32">
          <text:p/>
        </draw:polygon>
        <draw:polygon draw:style-name="gr3" draw:text-style-name="P2" draw:layer="layout" svg:width="0.099cm" svg:height="0.031cm" svg:x="7.629cm" svg:y="8.11cm" svg:viewBox="0 0 100 32" draw:points="100,32 0,0 100,0">
          <text:p/>
        </draw:polygon>
        <draw:line draw:style-name="gr1" draw:text-style-name="P1" draw:layer="layout" svg:x1="6.864cm" svg:y1="6.796cm" svg:x2="6.864cm" svg:y2="6.902cm">
          <text:p/>
        </draw:line>
        <draw:polygon draw:style-name="gr3" draw:text-style-name="P2" draw:layer="layout" svg:width="0.03cm" svg:height="0.104cm" svg:x="6.833cm" svg:y="6.81cm" svg:viewBox="0 0 31 105" draw:points="0,0 31,105 31,1">
          <text:p/>
        </draw:polygon>
        <draw:polygon draw:style-name="gr3" draw:text-style-name="P2" draw:layer="layout" svg:width="0.03cm" svg:height="0.103cm" svg:x="6.863cm" svg:y="6.811cm" svg:viewBox="0 0 31 104" draw:points="31,0 0,104 0,0">
          <text:p/>
        </draw:polygon>
        <draw:line draw:style-name="gr1" draw:text-style-name="P1" draw:layer="layout" svg:x1="6.864cm" svg:y1="6.903cm" svg:x2="6.866cm" svg:y2="6.354cm">
          <text:p/>
        </draw:line>
        <draw:line draw:style-name="gr1" draw:text-style-name="P1" draw:layer="layout" svg:x1="6.097cm" svg:y1="7.316cm" svg:x2="5.569cm" svg:y2="7.314cm">
          <text:p/>
        </draw:line>
        <draw:line draw:style-name="gr1" draw:text-style-name="P1" draw:layer="layout" svg:x1="8.164cm" svg:y1="8.119cm" svg:x2="7.636cm" svg:y2="8.117cm">
          <text:p/>
        </draw:line>
        <draw:line draw:style-name="gr5" draw:text-style-name="P1" draw:layer="layout" svg:x1="5.568cm" svg:y1="6.354cm" svg:x2="6.096cm" svg:y2="6.916cm">
          <text:p/>
        </draw:line>
        <draw:polygon draw:style-name="gr2" draw:text-style-name="P2" draw:layer="layout" svg:width="0.13cm" svg:height="0.138cm" svg:x="5.967cm" svg:y="6.779cm" svg:viewBox="0 0 131 139" draw:points="71,0 131,139 0,73">
          <text:p/>
        </draw:polygon>
        <draw:path draw:style-name="gr2" draw:text-style-name="P2" draw:layer="layout" svg:width="0.093cm" svg:height="0.196cm" svg:x="6.946cm" svg:y="6.161cm" svg:viewBox="0 0 94 197" svg:d="M0 145h15c1 12 4 22 9 28 4 7 11 9 19 9 11 0 19-4 25-14 7-10 9-23 9-41 0-15-2-26-9-35-5-8-13-12-22-12-7 0-12 1-17 5-5 3-9 8-11 14h-14l11-99h71v15h-57l-8 61c5-3 9-5 14-7 4-2 9-3 14-3 13 0 24 6 33 16 7 11 12 26 12 45 0 23-5 40-13 53-10 11-21 17-38 17-13 0-23-4-31-14-8-9-11-21-12-38z">
          <text:p/>
        </draw:path>
        <draw:path draw:style-name="gr2" draw:text-style-name="P2" draw:layer="layout" svg:width="0.17cm" svg:height="0.279cm" svg:x="6.73cm" svg:y="6.021cm" svg:viewBox="0 0 171 280" svg:d="M0 280l72-280h27l72 280h-23l-23-87h-82l-23 87zM48 171h73l-37-140z">
          <text:p/>
        </draw:path>
        <draw:path draw:style-name="gr2" draw:text-style-name="P2" draw:layer="layout" svg:width="0.092cm" svg:height="0.196cm" svg:x="5.707cm" svg:y="6.158cm" svg:viewBox="0 0 93 197" svg:d="M0 197c0-9 1-17 3-24 1-8 4-14 7-20 4-8 13-19 28-34l3-3 2-2c22-23 34-44 34-63 0-10-3-19-8-26-5-6-12-9-21-9s-17 3-22 10c-6 7-8 17-9 32h-14v-3c0-17 4-30 11-40 8-11 20-15 34-15 13 0 24 4 32 15 8 9 13 22 13 38 0 5-1 12-2 17s-3 10-4 14c-4 10-13 21-27 35-2 2-4 3-5 5-15 15-25 26-30 34s-8 15-8 23h76v16z">
          <text:p/>
        </draw:path>
        <draw:path draw:style-name="gr2" draw:text-style-name="P2" draw:layer="layout" svg:width="0.141cm" svg:height="0.279cm" svg:x="5.509cm" svg:y="6.021cm" svg:viewBox="0 0 142 280" svg:d="M0 280v-280h48c31 0 53 5 66 16 14 11 20 28 20 53 0 16-3 29-9 40-6 10-14 18-26 24 15 6 26 14 33 25s10 25 10 42c0 27-7 48-20 60-14 13-35 20-64 20zM23 259h32c22 0 39-4 49-14 10-9 15-24 15-45 0-20-5-33-15-42s-26-14-47-14h-34zM23 123h32c20 0 34-4 43-12 8-9 13-23 13-42 0-18-5-30-13-37-9-7-24-12-46-12h-29z">
          <text:p/>
        </draw:path>
        <draw:path draw:style-name="gr2" draw:text-style-name="P2" draw:layer="layout" svg:width="0.271cm" svg:height="0.401cm" svg:x="10.783cm" svg:y="7.509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1.039cm" svg:y="7.517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1.347cm" svg:y="7.513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1.176cm" svg:y1="8.508cm" svg:x2="11.176cm" svg:y2="8.614cm">
          <text:p/>
        </draw:line>
        <draw:line draw:style-name="gr1" draw:text-style-name="P1" draw:layer="layout" svg:x1="12.044cm" svg:y1="7.315cm" svg:x2="11.942cm" svg:y2="7.315cm">
          <text:p/>
        </draw:line>
        <draw:line draw:style-name="gr1" draw:text-style-name="P1" draw:layer="layout" svg:x1="10.405cm" svg:y1="8.109cm" svg:x2="10.303cm" svg:y2="8.109cm">
          <text:p/>
        </draw:line>
        <draw:line draw:style-name="gr1" draw:text-style-name="P1" draw:layer="layout" svg:x1="10.405cm" svg:y1="7.313cm" svg:x2="10.303cm" svg:y2="7.313cm">
          <text:p/>
        </draw:line>
        <draw:polygon draw:style-name="gr1" draw:text-style-name="P1" draw:layer="layout" svg:width="1.531cm" svg:height="1.592cm" svg:x="10.409cm" svg:y="6.915cm" svg:viewBox="0 0 1532 1593" draw:points="0,1593 0,0 1532,0 1532,1593">
          <text:p/>
        </draw:polygon>
        <draw:polygon draw:style-name="gr3" draw:text-style-name="P2" draw:layer="layout" svg:width="0.1cm" svg:height="0.031cm" svg:x="10.315cm" svg:y="7.315cm" svg:viewBox="0 0 101 32" draw:points="0,32 101,0 0,0">
          <text:p/>
        </draw:polygon>
        <draw:polygon draw:style-name="gr3" draw:text-style-name="P2" draw:layer="layout" svg:width="0.1cm" svg:height="0.031cm" svg:x="10.315cm" svg:y="7.284cm" svg:viewBox="0 0 101 32" draw:points="0,0 101,32 1,32">
          <text:p/>
        </draw:polygon>
        <draw:polygon draw:style-name="gr3" draw:text-style-name="P2" draw:layer="layout" svg:width="0.1cm" svg:height="0.031cm" svg:x="11.942cm" svg:y="8.079cm" svg:viewBox="0 0 101 32" draw:points="101,0 0,32 100,32">
          <text:p/>
        </draw:polygon>
        <draw:polygon draw:style-name="gr3" draw:text-style-name="P2" draw:layer="layout" svg:width="0.099cm" svg:height="0.031cm" svg:x="11.942cm" svg:y="8.11cm" svg:viewBox="0 0 100 32" draw:points="100,32 0,0 100,0">
          <text:p/>
        </draw:polygon>
        <draw:line draw:style-name="gr1" draw:text-style-name="P1" draw:layer="layout" svg:x1="11.178cm" svg:y1="6.796cm" svg:x2="11.178cm" svg:y2="6.902cm">
          <text:p/>
        </draw:line>
        <draw:polygon draw:style-name="gr3" draw:text-style-name="P2" draw:layer="layout" svg:width="0.03cm" svg:height="0.104cm" svg:x="11.146cm" svg:y="6.81cm" svg:viewBox="0 0 31 105" draw:points="0,0 31,105 31,1">
          <text:p/>
        </draw:polygon>
        <draw:polygon draw:style-name="gr3" draw:text-style-name="P2" draw:layer="layout" svg:width="0.03cm" svg:height="0.103cm" svg:x="11.176cm" svg:y="6.811cm" svg:viewBox="0 0 31 104" draw:points="31,0 0,104 0,0">
          <text:p/>
        </draw:polygon>
        <draw:line draw:style-name="gr1" draw:text-style-name="P1" draw:layer="layout" svg:x1="11.178cm" svg:y1="6.903cm" svg:x2="11.18cm" svg:y2="6.354cm">
          <text:p/>
        </draw:line>
        <draw:line draw:style-name="gr1" draw:text-style-name="P1" draw:layer="layout" svg:x1="10.411cm" svg:y1="7.316cm" svg:x2="9.883cm" svg:y2="7.314cm">
          <text:p/>
        </draw:line>
        <draw:line draw:style-name="gr1" draw:text-style-name="P1" draw:layer="layout" svg:x1="12.477cm" svg:y1="8.119cm" svg:x2="11.949cm" svg:y2="8.117cm">
          <text:p/>
        </draw:line>
        <draw:line draw:style-name="gr5" draw:text-style-name="P1" draw:layer="layout" svg:x1="9.881cm" svg:y1="6.354cm" svg:x2="10.41cm" svg:y2="6.916cm">
          <text:p/>
        </draw:line>
        <draw:polygon draw:style-name="gr2" draw:text-style-name="P2" draw:layer="layout" svg:width="0.131cm" svg:height="0.138cm" svg:x="10.28cm" svg:y="6.779cm" svg:viewBox="0 0 132 139" draw:points="71,0 132,139 0,73">
          <text:p/>
        </draw:polygon>
        <draw:path draw:style-name="gr2" draw:text-style-name="P2" draw:layer="layout" svg:width="0.093cm" svg:height="0.2cm" svg:x="11.26cm" svg:y="6.158cm" svg:viewBox="0 0 94 201" svg:d="M0 145h16c0 13 3 23 9 30 5 7 12 11 22 11 9 0 17-4 23-12 5-7 8-17 8-30 0-14-3-25-9-32-7-7-17-10-31-10-1 0-3 0-5 0-1 0-2 0-2 0v-14c15 0 26-3 33-10 7-6 10-17 10-30 0-11-3-20-8-25-4-6-11-9-19-9-9 0-15 4-20 10-4 6-7 15-7 26v1h-16c2-16 5-29 13-38 7-9 17-13 30-13s23 4 30 12c8 9 12 21 12 36 0 10-2 19-6 27-5 8-11 14-19 18 10 4 18 10 23 18 5 9 7 20 7 32 0 18-4 32-12 43-9 10-21 15-36 15-14 0-25-5-33-15-9-10-13-23-13-41z">
          <text:p/>
        </draw:path>
        <draw:path draw:style-name="gr2" draw:text-style-name="P2" draw:layer="layout" svg:width="0.17cm" svg:height="0.279cm" svg:x="11.043cm" svg:y="6.021cm" svg:viewBox="0 0 171 280" svg:d="M0 280l73-280h27l71 280h-23l-22-87h-81l-24 87zM48 171h73l-36-140z">
          <text:p/>
        </draw:path>
        <draw:path draw:style-name="gr2" draw:text-style-name="P2" draw:layer="layout" svg:width="0.093cm" svg:height="0.2cm" svg:x="10.02cm" svg:y="6.158cm" svg:viewBox="0 0 94 201" svg:d="M16 100c0 33 3 56 7 68s13 19 25 19c11 0 18-7 23-19s6-34 6-68c0-32-1-54-6-66-5-13-12-19-23-19-12 0-21 6-25 19-4 12-7 34-7 66zM0 100c0-19 1-35 2-47 1-11 4-20 7-26 4-9 9-16 16-21 6-4 13-6 23-6 8 0 15 2 22 6 6 5 11 12 15 21 3 6 5 15 7 27 2 11 2 27 2 46 0 20 0 35-2 48-2 11-4 20-7 26-4 9-9 16-15 21-7 4-14 6-22 6-10 0-17-2-23-6-7-5-12-12-16-21-3-6-6-15-7-26-1-12-2-28-2-48z">
          <text:p/>
        </draw:path>
        <draw:path draw:style-name="gr2" draw:text-style-name="P2" draw:layer="layout" svg:width="0.141cm" svg:height="0.279cm" svg:x="9.823cm" svg:y="6.021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path draw:style-name="gr2" draw:text-style-name="P2" draw:layer="layout" svg:width="0.093cm" svg:height="0.2cm" svg:x="2.49cm" svg:y="8.067cm" svg:viewBox="0 0 94 201" svg:d="M0 146h15c0 12 3 22 9 29 5 7 12 11 21 11 10 0 19-4 24-12 6-7 9-17 9-30 0-14-3-24-10-31-6-7-17-9-31-9-2 0-4 0-5 0s-1 0-2 0v-15h1c14 0 25-3 33-9 7-7 10-17 10-31 0-11-3-19-8-25-4-5-12-9-20-9-9 0-15 4-20 10s-6 15-6 26v1h-16c0-16 5-29 11-38 8-10 17-14 30-14s25 4 32 14c8 9 11 21 11 35 0 10-1 20-5 28-5 7-11 13-19 18 10 3 18 9 23 17s7 19 7 32c0 18-4 31-13 42-9 10-20 15-36 15-14 0-25-5-33-14-8-10-12-24-12-41z">
          <text:p/>
        </draw:path>
        <draw:path draw:style-name="gr2" draw:text-style-name="P2" draw:layer="layout" svg:width="0.168cm" svg:height="0.302cm" svg:x="2.286cm" svg:y="7.925cm" svg:viewBox="0 0 169 303" svg:d="M107 261l-25-21 13-16 25 21c6-11 9-24 12-40 3-15 4-35 4-59 0-43-4-74-14-95-9-19-22-30-43-30-19 0-33 11-42 30-9 21-13 52-13 95 0 42 4 73 13 94 10 20 23 30 42 30 4 0 10-1 15-3 4-1 9-3 13-6zM124 275c-6 5-13 10-20 13-8 2-17 3-26 3-26 0-46-11-58-35-13-24-20-60-20-110s7-88 20-111c12-23 32-35 59-35 29 0 49 12 61 36 13 24 20 62 20 117 0 27-3 48-6 66-3 17-9 31-16 41l31 26-11 17z">
          <text:p/>
        </draw:path>
        <draw:polygon draw:style-name="gr3" draw:text-style-name="P2" draw:layer="layout" svg:width="0.099cm" svg:height="0.031cm" svg:x="2.644cm" svg:y="10.312cm" svg:viewBox="0 0 100 32" draw:points="100,0 0,32 100,32">
          <text:p/>
        </draw:polygon>
        <draw:polygon draw:style-name="gr3" draw:text-style-name="P2" draw:layer="layout" svg:width="0.1cm" svg:height="0.031cm" svg:x="2.644cm" svg:y="10.343cm" svg:viewBox="0 0 101 32" draw:points="101,32 0,0 101,0">
          <text:p/>
        </draw:polygon>
        <draw:path draw:style-name="gr2" draw:text-style-name="P2" draw:layer="layout" svg:width="0.092cm" svg:height="0.195cm" svg:x="2.49cm" svg:y="10.296cm" svg:viewBox="0 0 93 196" svg:d="M0 196c0-8 1-16 3-24 1-7 4-15 7-20 4-8 13-19 28-33l4-4 1-2c22-23 34-44 34-63 0-11-2-19-7-26-5-6-12-10-21-10-10 0-18 4-23 11-6 7-8 17-9 32h-14v-3c0-17 4-30 11-40 8-10 20-14 34-14 13 0 24 4 33 13 7 10 12 22 12 38 0 7-1 12-2 18-1 5-3 10-4 14-4 10-13 21-27 35-2 1-3 3-5 4-15 16-26 28-30 35-5 8-8 16-8 23h76v16z">
          <text:p/>
        </draw:path>
        <draw:path draw:style-name="gr2" draw:text-style-name="P2" draw:layer="layout" svg:width="0.168cm" svg:height="0.301cm" svg:x="2.286cm" svg:y="10.155cm" svg:viewBox="0 0 169 302" svg:d="M107 259l-25-20 13-16 25 21c6-11 9-25 12-40 3-16 4-35 4-60 0-41-4-73-14-93-9-20-22-30-43-30-19 0-33 10-42 30s-13 52-13 93c0 43 4 74 13 94 10 20 23 31 42 31 4 0 10-1 15-3 4-1 9-3 13-7zM124 274c-6 6-13 9-20 12-8 2-17 4-26 4-26 0-46-12-58-35-13-24-20-61-20-111 0-49 7-86 20-109 12-23 32-35 59-35 29 0 49 12 61 35 13 24 20 63 20 116 0 27-3 49-6 67-3 17-9 31-16 41l31 26-11 17z">
          <text:p/>
        </draw:path>
        <draw:polygon draw:style-name="gr3" draw:text-style-name="P2" draw:layer="layout" svg:width="0.099cm" svg:height="0.031cm" svg:x="2.644cm" svg:y="12.541cm" svg:viewBox="0 0 100 32" draw:points="100,0 0,32 100,32">
          <text:p/>
        </draw:polygon>
        <draw:polygon draw:style-name="gr3" draw:text-style-name="P2" draw:layer="layout" svg:width="0.1cm" svg:height="0.031cm" svg:x="2.644cm" svg:y="12.572cm" svg:viewBox="0 0 101 32" draw:points="101,32 0,0 101,0">
          <text:p/>
        </draw:polygon>
        <draw:path draw:style-name="gr2" draw:text-style-name="P2" draw:layer="layout" svg:width="0.055cm" svg:height="0.193cm" svg:x="2.494cm" svg:y="12.528cm" svg:viewBox="0 0 56 194" svg:d="M41 194l-1-148c-4 0-9 1-14 2-5 0-10 0-15 0-2 0-4 0-6 0s-3 0-5 0v-10c15-1 26-3 32-10 6-5 11-15 12-28h12v194z">
          <text:p/>
        </draw:path>
        <draw:path draw:style-name="gr2" draw:text-style-name="P2" draw:layer="layout" svg:width="0.168cm" svg:height="0.302cm" svg:x="2.286cm" svg:y="12.383cm" svg:viewBox="0 0 169 303" svg:d="M107 261l-25-21 13-16 25 21c6-11 9-24 12-40 3-15 4-35 4-60 0-42-4-73-14-94-9-20-22-30-43-30-19 0-33 10-42 30-9 21-13 52-13 94 0 43 4 74 13 94 10 21 23 31 42 31 4 0 10-1 15-3 4-1 9-3 13-6zM124 275c-6 5-13 10-20 13-8 2-17 3-26 3-26 0-46-11-58-35-13-24-20-60-20-111 0-49 7-87 20-110 12-23 32-35 59-35 29 0 49 12 61 36 13 24 20 62 20 116 0 28-3 49-6 67-3 17-9 31-16 41l31 26-11 17z">
          <text:p/>
        </draw:path>
        <draw:polygon draw:style-name="gr3" draw:text-style-name="P2" draw:layer="layout" svg:width="0.099cm" svg:height="0.031cm" svg:x="2.644cm" svg:y="14.77cm" svg:viewBox="0 0 100 32" draw:points="100,0 0,32 100,32">
          <text:p/>
        </draw:polygon>
        <draw:polygon draw:style-name="gr3" draw:text-style-name="P2" draw:layer="layout" svg:width="0.1cm" svg:height="0.031cm" svg:x="2.644cm" svg:y="14.801cm" svg:viewBox="0 0 101 32" draw:points="101,32 0,0 101,0">
          <text:p/>
        </draw:polygon>
        <draw:path draw:style-name="gr2" draw:text-style-name="P2" draw:layer="layout" svg:width="0.093cm" svg:height="0.2cm" svg:x="2.49cm" svg:y="14.754cm" svg:viewBox="0 0 94 201" svg:d="M16 100c0 33 2 55 7 67 4 13 12 19 23 19s20-6 25-18c4-12 6-35 6-68s-2-55-6-67c-5-13-14-19-25-19s-19 6-23 19c-5 13-7 35-7 67zM0 100c0-20 0-35 2-48 1-11 3-20 7-26 4-9 9-15 15-20 7-4 14-6 22-6s17 2 24 6c6 5 11 12 15 20 3 7 5 16 7 28 1 11 2 27 2 46s0 35-2 47-4 21-7 27c-4 9-9 15-15 20-7 4-16 7-24 7s-15-3-22-7c-6-5-11-11-15-20-4-6-6-15-7-26-2-12-2-28-2-48z">
          <text:p/>
        </draw:path>
        <draw:path draw:style-name="gr2" draw:text-style-name="P2" draw:layer="layout" svg:width="0.168cm" svg:height="0.301cm" svg:x="2.286cm" svg:y="14.613cm" svg:viewBox="0 0 169 302" svg:d="M107 260l-25-20 13-16 25 21c6-11 9-25 12-40 3-16 4-35 4-60 0-41-4-73-14-93-9-21-22-31-43-31-19 0-33 10-42 31-9 20-13 52-13 93 0 43 4 74 13 94 10 20 23 31 42 31 4 0 10-1 15-3 4-2 9-4 13-7zM124 275c-6 5-13 9-20 12-8 2-17 4-26 4-26 0-46-12-58-35-13-24-20-61-20-111 0-49 7-86 20-110 12-23 32-35 59-35 29 0 49 12 61 35 13 25 20 64 20 117 0 27-3 49-6 67-3 17-9 30-16 41l31 26-11 16z">
          <text:p/>
        </draw:path>
        <draw:path draw:style-name="gr2" draw:text-style-name="P2" draw:layer="layout" svg:width="0.271cm" svg:height="0.401cm" svg:x="6.467cm" svg:y="9.735cm" svg:viewBox="0 0 272 402" svg:d="M49 74c30-48 70-73 119-74 26 0 46 6 62 19s28 29 34 48c6 20 8 40 8 62h-41c-2-24-8-43-18-59-10-17-26-25-49-25-22 0-42 11-60 30s-33 43-43 71c-10 29-16 57-17 87 0 35 6 65 16 88 11 24 29 36 55 36h1c19 0 36-7 51-17 14-11 26-24 35-40 8-15 14-31 17-47h42c-5 19-12 36-19 53-8 17-17 33-29 47s-27 26-45 35c-17 9-36 14-58 14-38 0-65-16-82-48-18-32-26-69-28-110 1-20 3-41 7-60s9-39 17-57c7-20 16-37 25-53z">
          <text:p/>
        </draw:path>
        <draw:path draw:style-name="gr2" draw:text-style-name="P2" draw:layer="layout" svg:width="0.269cm" svg:height="0.384cm" svg:x="6.723cm" svg:y="9.744cm" svg:viewBox="0 0 270 385" svg:d="M0 385l175-385h48l47 385h-43l-16-116h-116l-47 116zM116 227h91l-16-170z">
          <text:p/>
        </draw:path>
        <draw:path draw:style-name="gr2" draw:text-style-name="P2" draw:layer="layout" svg:width="0.261cm" svg:height="0.4cm" svg:x="7.031cm" svg:y="9.74cm" svg:viewBox="0 0 262 401" svg:d="M6 265h36c0 3-1 10-2 20 0 23 7 40 20 51 11 11 28 17 46 18 24 0 45-6 63-20 18-13 27-31 27-53 0-11-2-22-8-31s-13-15-23-18l-72-26c-35-11-54-35-55-71 1-22 6-43 16-64 9-20 23-36 42-51 20-13 43-20 73-20 24 0 45 6 65 19 19 14 28 39 28 78 0 10 0 18-1 23h-40c1-7 2-13 2-16 0-13-3-23-10-33-5-9-14-15-24-21-10-4-21-6-33-6-13 0-26 3-37 9s-19 14-26 25c-7 10-11 23-12 37 1 20 13 35 36 42l68 24c19 7 34 18 44 33s14 33 14 53c0 19-3 36-11 53-7 16-17 30-30 43-13 11-28 21-45 28-18 6-35 10-52 10-29 0-53-8-74-24-20-16-30-39-31-70 1-13 3-27 6-42z">
          <text:p/>
        </draw:path>
        <draw:line draw:style-name="gr1" draw:text-style-name="P1" draw:layer="layout" svg:x1="6.861cm" svg:y1="10.735cm" svg:x2="6.861cm" svg:y2="10.841cm">
          <text:p/>
        </draw:line>
        <draw:line draw:style-name="gr1" draw:text-style-name="P1" draw:layer="layout" svg:x1="7.727cm" svg:y1="9.541cm" svg:x2="7.625cm" svg:y2="9.541cm">
          <text:p/>
        </draw:line>
        <draw:line draw:style-name="gr1" draw:text-style-name="P1" draw:layer="layout" svg:x1="6.089cm" svg:y1="10.336cm" svg:x2="5.987cm" svg:y2="10.336cm">
          <text:p/>
        </draw:line>
        <draw:line draw:style-name="gr1" draw:text-style-name="P1" draw:layer="layout" svg:x1="6.089cm" svg:y1="9.54cm" svg:x2="5.987cm" svg:y2="9.54cm">
          <text:p/>
        </draw:line>
        <draw:polygon draw:style-name="gr1" draw:text-style-name="P1" draw:layer="layout" svg:width="1.531cm" svg:height="1.593cm" svg:x="6.092cm" svg:y="9.141cm" svg:viewBox="0 0 1532 1594" draw:points="0,1594 0,0 1532,0 1532,1594">
          <text:p/>
        </draw:polygon>
        <draw:polygon draw:style-name="gr3" draw:text-style-name="P2" draw:layer="layout" svg:width="0.099cm" svg:height="0.031cm" svg:x="6cm" svg:y="9.541cm" svg:viewBox="0 0 100 32" draw:points="0,32 100,0 0,0">
          <text:p/>
        </draw:polygon>
        <draw:polygon draw:style-name="gr3" draw:text-style-name="P2" draw:layer="layout" svg:width="0.099cm" svg:height="0.031cm" svg:x="6cm" svg:y="9.51cm" svg:viewBox="0 0 100 32" draw:points="0,0 100,32 0,32">
          <text:p/>
        </draw:polygon>
        <draw:polygon draw:style-name="gr3" draw:text-style-name="P2" draw:layer="layout" svg:width="0.099cm" svg:height="0.031cm" svg:x="7.626cm" svg:y="10.306cm" svg:viewBox="0 0 100 32" draw:points="100,0 0,32 100,32">
          <text:p/>
        </draw:polygon>
        <draw:polygon draw:style-name="gr3" draw:text-style-name="P2" draw:layer="layout" svg:width="0.1cm" svg:height="0.031cm" svg:x="7.625cm" svg:y="10.337cm" svg:viewBox="0 0 101 32" draw:points="101,32 0,0 101,0">
          <text:p/>
        </draw:polygon>
        <draw:line draw:style-name="gr1" draw:text-style-name="P1" draw:layer="layout" svg:x1="6.861cm" svg:y1="9.022cm" svg:x2="6.861cm" svg:y2="9.128cm">
          <text:p/>
        </draw:line>
        <draw:polygon draw:style-name="gr3" draw:text-style-name="P2" draw:layer="layout" svg:width="0.03cm" svg:height="0.103cm" svg:x="6.831cm" svg:y="9.036cm" svg:viewBox="0 0 31 104" draw:points="0,0 31,104 31,0">
          <text:p/>
        </draw:polygon>
        <draw:polygon draw:style-name="gr3" draw:text-style-name="P2" draw:layer="layout" svg:width="0.029cm" svg:height="0.104cm" svg:x="6.861cm" svg:y="9.036cm" svg:viewBox="0 0 30 105" draw:points="30,0 0,105 0,0">
          <text:p/>
        </draw:polygon>
        <draw:line draw:style-name="gr1" draw:text-style-name="P1" draw:layer="layout" svg:x1="6.861cm" svg:y1="9.129cm" svg:x2="6.863cm" svg:y2="8.58cm">
          <text:p/>
        </draw:line>
        <draw:line draw:style-name="gr1" draw:text-style-name="P1" draw:layer="layout" svg:x1="6.094cm" svg:y1="9.542cm" svg:x2="5.566cm" svg:y2="9.54cm">
          <text:p/>
        </draw:line>
        <draw:line draw:style-name="gr1" draw:text-style-name="P1" draw:layer="layout" svg:x1="8.162cm" svg:y1="10.346cm" svg:x2="7.634cm" svg:y2="10.344cm">
          <text:p/>
        </draw:line>
        <draw:line draw:style-name="gr5" draw:text-style-name="P1" draw:layer="layout" svg:x1="5.476cm" svg:y1="8.502cm" svg:x2="6.094cm" svg:y2="9.142cm">
          <text:p/>
        </draw:line>
        <draw:polygon draw:style-name="gr2" draw:text-style-name="P2" draw:layer="layout" svg:width="0.132cm" svg:height="0.136cm" svg:x="5.962cm" svg:y="9.006cm" svg:viewBox="0 0 133 137" draw:points="72,0 133,137 0,74">
          <text:p/>
        </draw:polygon>
        <draw:path draw:style-name="gr2" draw:text-style-name="P2" draw:layer="layout" svg:width="0.272cm" svg:height="0.401cm" svg:x="10.781cm" svg:y="9.735cm" svg:viewBox="0 0 273 402" svg:d="M50 74c30-48 70-73 119-74 27 0 47 6 62 19 16 13 27 29 33 48 6 20 9 40 9 62h-41c-2-24-8-43-18-59-9-17-26-25-49-25-22 0-42 11-60 30s-32 43-42 71c-11 29-16 57-17 87 0 35 5 65 16 88 10 24 28 36 54 36 1 0 1 0 1 0 20 0 37-7 51-17 15-11 26-24 34-40 9-15 16-31 19-47h40c-5 19-11 36-19 53-7 17-17 33-29 47-11 14-26 26-43 35-18 9-37 14-59 14-38 0-65-16-82-48s-27-69-29-110c1-20 3-41 7-60 5-19 11-39 18-57 7-20 16-37 25-53z">
          <text:p/>
        </draw:path>
        <draw:path draw:style-name="gr2" draw:text-style-name="P2" draw:layer="layout" svg:width="0.269cm" svg:height="0.384cm" svg:x="11.037cm" svg:y="9.744cm" svg:viewBox="0 0 270 385" svg:d="M0 385l176-385h48l46 385h-42l-17-116h-116l-47 116zM116 227h91l-16-170z">
          <text:p/>
        </draw:path>
        <draw:path draw:style-name="gr2" draw:text-style-name="P2" draw:layer="layout" svg:width="0.261cm" svg:height="0.4cm" svg:x="11.346cm" svg:y="9.74cm" svg:viewBox="0 0 262 401" svg:d="M6 265h36c0 3-1 10-2 20 0 23 7 40 20 51 12 11 28 17 47 18 23 0 44-6 62-20 18-13 27-31 27-53 0-11-3-22-9-31-5-9-13-15-22-18l-71-26c-36-11-54-35-56-71 1-22 6-43 16-64 9-20 23-36 43-51 19-13 42-20 72-20 23 0 44 6 64 19 19 14 29 39 29 78 0 10-1 18-2 23h-40c2-7 3-13 3-16 0-13-4-23-10-33-6-9-14-15-24-21-10-4-21-6-32-6-14 0-26 3-37 9s-20 14-27 25c-7 10-11 23-12 37 1 20 13 35 36 42l68 24c18 7 33 18 43 33s15 33 15 53c0 19-4 36-11 53-7 16-18 30-30 43-13 11-28 21-45 28-17 6-35 10-52 10-28 0-53-8-74-24-20-16-31-39-31-70 1-13 3-27 6-42z">
          <text:p/>
        </draw:path>
        <draw:line draw:style-name="gr1" draw:text-style-name="P1" draw:layer="layout" svg:x1="11.175cm" svg:y1="10.735cm" svg:x2="11.175cm" svg:y2="10.841cm">
          <text:p/>
        </draw:line>
        <draw:line draw:style-name="gr1" draw:text-style-name="P1" draw:layer="layout" svg:x1="12.042cm" svg:y1="9.541cm" svg:x2="11.94cm" svg:y2="9.541cm">
          <text:p/>
        </draw:line>
        <draw:line draw:style-name="gr1" draw:text-style-name="P1" draw:layer="layout" svg:x1="10.403cm" svg:y1="10.336cm" svg:x2="10.301cm" svg:y2="10.336cm">
          <text:p/>
        </draw:line>
        <draw:line draw:style-name="gr1" draw:text-style-name="P1" draw:layer="layout" svg:x1="10.403cm" svg:y1="9.54cm" svg:x2="10.301cm" svg:y2="9.54cm">
          <text:p/>
        </draw:line>
        <draw:polygon draw:style-name="gr1" draw:text-style-name="P1" draw:layer="layout" svg:width="1.532cm" svg:height="1.593cm" svg:x="10.407cm" svg:y="9.141cm" svg:viewBox="0 0 1533 1594" draw:points="0,1594 0,0 1533,0 1533,1594">
          <text:p/>
        </draw:polygon>
        <draw:polygon draw:style-name="gr3" draw:text-style-name="P2" draw:layer="layout" svg:width="0.099cm" svg:height="0.031cm" svg:x="10.314cm" svg:y="9.541cm" svg:viewBox="0 0 100 32" draw:points="0,32 100,0 0,0">
          <text:p/>
        </draw:polygon>
        <draw:polygon draw:style-name="gr3" draw:text-style-name="P2" draw:layer="layout" svg:width="0.099cm" svg:height="0.031cm" svg:x="10.314cm" svg:y="9.51cm" svg:viewBox="0 0 100 32" draw:points="0,0 100,32 0,32">
          <text:p/>
        </draw:polygon>
        <draw:polygon draw:style-name="gr3" draw:text-style-name="P2" draw:layer="layout" svg:width="0.099cm" svg:height="0.031cm" svg:x="11.94cm" svg:y="10.306cm" svg:viewBox="0 0 100 32" draw:points="100,0 0,32 100,32">
          <text:p/>
        </draw:polygon>
        <draw:polygon draw:style-name="gr3" draw:text-style-name="P2" draw:layer="layout" svg:width="0.099cm" svg:height="0.031cm" svg:x="11.94cm" svg:y="10.337cm" svg:viewBox="0 0 100 32" draw:points="100,32 0,0 100,0">
          <text:p/>
        </draw:polygon>
        <draw:line draw:style-name="gr1" draw:text-style-name="P1" draw:layer="layout" svg:x1="11.175cm" svg:y1="9.022cm" svg:x2="11.175cm" svg:y2="9.128cm">
          <text:p/>
        </draw:line>
        <draw:polygon draw:style-name="gr3" draw:text-style-name="P2" draw:layer="layout" svg:width="0.03cm" svg:height="0.103cm" svg:x="11.145cm" svg:y="9.036cm" svg:viewBox="0 0 31 104" draw:points="0,0 31,104 31,0">
          <text:p/>
        </draw:polygon>
        <draw:polygon draw:style-name="gr3" draw:text-style-name="P2" draw:layer="layout" svg:width="0.03cm" svg:height="0.104cm" svg:x="11.175cm" svg:y="9.036cm" svg:viewBox="0 0 31 105" draw:points="31,0 0,105 0,0">
          <text:p/>
        </draw:polygon>
        <draw:line draw:style-name="gr1" draw:text-style-name="P1" draw:layer="layout" svg:x1="11.175cm" svg:y1="9.129cm" svg:x2="11.177cm" svg:y2="8.58cm">
          <text:p/>
        </draw:line>
        <draw:line draw:style-name="gr1" draw:text-style-name="P1" draw:layer="layout" svg:x1="10.408cm" svg:y1="9.542cm" svg:x2="9.88cm" svg:y2="9.54cm">
          <text:p/>
        </draw:line>
        <draw:line draw:style-name="gr1" draw:text-style-name="P1" draw:layer="layout" svg:x1="12.476cm" svg:y1="10.346cm" svg:x2="11.948cm" svg:y2="10.344cm">
          <text:p/>
        </draw:line>
        <draw:line draw:style-name="gr5" draw:text-style-name="P1" draw:layer="layout" svg:x1="9.78cm" svg:y1="8.51cm" svg:x2="10.407cm" svg:y2="9.142cm">
          <text:p/>
        </draw:line>
        <draw:polygon draw:style-name="gr2" draw:text-style-name="P2" draw:layer="layout" svg:width="0.132cm" svg:height="0.135cm" svg:x="10.276cm" svg:y="9.007cm" svg:viewBox="0 0 133 136" draw:points="70,0 133,136 0,75">
          <text:p/>
        </draw:polygon>
        <draw:path draw:style-name="gr2" draw:text-style-name="P2" draw:layer="layout" svg:width="0.271cm" svg:height="0.401cm" svg:x="8.627cm" svg:y="9.735cm" svg:viewBox="0 0 272 402" svg:d="M49 74c30-48 69-73 119-74 26 0 46 6 62 19 15 13 26 29 32 48 7 20 10 40 10 62h-42c-2-24-8-43-17-59-10-17-26-25-49-25s-42 11-60 30-33 43-43 71c-11 29-16 57-17 87 0 35 5 65 16 88 11 24 28 36 54 36 1 0 1 0 2 0 19 0 36-7 51-17 14-11 25-24 34-40 9-15 15-31 18-47h40c-5 19-11 36-18 53s-17 33-29 47-27 26-44 35-37 14-59 14c-37 0-64-16-82-48-17-32-26-69-27-110 0-20 3-41 6-60 4-19 10-39 17-57 8-20 16-37 26-53z">
          <text:p/>
        </draw:path>
        <draw:path draw:style-name="gr2" draw:text-style-name="P2" draw:layer="layout" svg:width="0.269cm" svg:height="0.384cm" svg:x="8.883cm" svg:y="9.744cm" svg:viewBox="0 0 270 385" svg:d="M0 385l175-385h48l47 385h-43l-17-116h-115l-47 116zM115 227h92l-16-170z">
          <text:p/>
        </draw:path>
        <draw:path draw:style-name="gr2" draw:text-style-name="P2" draw:layer="layout" svg:width="0.261cm" svg:height="0.4cm" svg:x="9.191cm" svg:y="9.74cm" svg:viewBox="0 0 262 401" svg:d="M6 265h35c0 3 0 10-2 20 1 23 7 40 20 51 12 11 28 17 48 18 23 0 44-6 62-20 18-13 27-31 27-53 0-11-3-22-9-31-5-9-13-15-21-18l-72-26c-37-11-55-35-57-71 1-22 6-43 17-64 9-20 23-36 43-51 19-13 42-20 72-20 23 0 45 6 64 19 20 14 29 39 29 78 0 10-1 18-1 23h-41c2-7 3-13 3-16 0-13-4-23-10-33-5-9-14-15-24-21-10-4-21-6-32-6-14 0-26 3-37 9s-20 14-27 25c-8 10-12 23-13 37 1 20 14 35 37 42l68 24c19 7 33 18 43 33s15 33 15 53c0 19-3 36-11 53-7 16-18 30-30 43-13 11-28 21-45 28-17 6-35 10-52 10-29 0-54-8-74-24s-31-39-31-70c1-13 3-27 6-42z">
          <text:p/>
        </draw:path>
        <draw:line draw:style-name="gr1" draw:text-style-name="P1" draw:layer="layout" svg:x1="9.02cm" svg:y1="10.735cm" svg:x2="9.02cm" svg:y2="10.841cm">
          <text:p/>
        </draw:line>
        <draw:line draw:style-name="gr1" draw:text-style-name="P1" draw:layer="layout" svg:x1="9.888cm" svg:y1="9.541cm" svg:x2="9.786cm" svg:y2="9.541cm">
          <text:p/>
        </draw:line>
        <draw:line draw:style-name="gr1" draw:text-style-name="P1" draw:layer="layout" svg:x1="8.249cm" svg:y1="10.336cm" svg:x2="8.147cm" svg:y2="10.336cm">
          <text:p/>
        </draw:line>
        <draw:line draw:style-name="gr1" draw:text-style-name="P1" draw:layer="layout" svg:x1="8.249cm" svg:y1="9.54cm" svg:x2="8.147cm" svg:y2="9.54cm">
          <text:p/>
        </draw:line>
        <draw:polygon draw:style-name="gr1" draw:text-style-name="P1" draw:layer="layout" svg:width="1.531cm" svg:height="1.593cm" svg:x="8.253cm" svg:y="9.141cm" svg:viewBox="0 0 1532 1594" draw:points="0,1594 0,0 1532,0 1532,1594">
          <text:p/>
        </draw:polygon>
        <draw:polygon draw:style-name="gr3" draw:text-style-name="P2" draw:layer="layout" svg:width="0.099cm" svg:height="0.031cm" svg:x="8.159cm" svg:y="9.541cm" svg:viewBox="0 0 100 32" draw:points="0,32 100,0 0,0">
          <text:p/>
        </draw:polygon>
        <draw:polygon draw:style-name="gr3" draw:text-style-name="P2" draw:layer="layout" svg:width="0.1cm" svg:height="0.031cm" svg:x="8.159cm" svg:y="9.51cm" svg:viewBox="0 0 101 32" draw:points="0,0 101,32 0,32">
          <text:p/>
        </draw:polygon>
        <draw:polygon draw:style-name="gr3" draw:text-style-name="P2" draw:layer="layout" svg:width="0.099cm" svg:height="0.031cm" svg:x="9.786cm" svg:y="10.306cm" svg:viewBox="0 0 100 32" draw:points="100,0 0,32 100,32">
          <text:p/>
        </draw:polygon>
        <draw:polygon draw:style-name="gr3" draw:text-style-name="P2" draw:layer="layout" svg:width="0.099cm" svg:height="0.031cm" svg:x="9.786cm" svg:y="10.337cm" svg:viewBox="0 0 100 32" draw:points="100,32 0,0 100,0">
          <text:p/>
        </draw:polygon>
        <draw:line draw:style-name="gr1" draw:text-style-name="P1" draw:layer="layout" svg:x1="9.021cm" svg:y1="9.022cm" svg:x2="9.021cm" svg:y2="9.128cm">
          <text:p/>
        </draw:line>
        <draw:polygon draw:style-name="gr3" draw:text-style-name="P2" draw:layer="layout" svg:width="0.03cm" svg:height="0.103cm" svg:x="8.99cm" svg:y="9.036cm" svg:viewBox="0 0 31 104" draw:points="0,0 31,104 31,0">
          <text:p/>
        </draw:polygon>
        <draw:polygon draw:style-name="gr3" draw:text-style-name="P2" draw:layer="layout" svg:width="0.03cm" svg:height="0.104cm" svg:x="9.02cm" svg:y="9.036cm" svg:viewBox="0 0 31 105" draw:points="31,0 0,105 0,0">
          <text:p/>
        </draw:polygon>
        <draw:line draw:style-name="gr1" draw:text-style-name="P1" draw:layer="layout" svg:x1="9.021cm" svg:y1="9.129cm" svg:x2="9.018cm" svg:y2="8.579cm">
          <text:p/>
        </draw:line>
        <draw:line draw:style-name="gr1" draw:text-style-name="P1" draw:layer="layout" svg:x1="8.254cm" svg:y1="9.542cm" svg:x2="7.726cm" svg:y2="9.54cm">
          <text:p/>
        </draw:line>
        <draw:line draw:style-name="gr1" draw:text-style-name="P1" draw:layer="layout" svg:x1="10.321cm" svg:y1="10.346cm" svg:x2="9.793cm" svg:y2="10.344cm">
          <text:p/>
        </draw:line>
        <draw:line draw:style-name="gr5" draw:text-style-name="P1" draw:layer="layout" svg:x1="7.628cm" svg:y1="8.512cm" svg:x2="8.254cm" svg:y2="9.142cm">
          <text:p/>
        </draw:line>
        <draw:polygon draw:style-name="gr2" draw:text-style-name="P2" draw:layer="layout" svg:width="0.133cm" svg:height="0.135cm" svg:x="8.122cm" svg:y="9.007cm" svg:viewBox="0 0 134 136" draw:points="71,0 134,136 0,75">
          <text:p/>
        </draw:polygon>
        <draw:path draw:style-name="gr2" draw:text-style-name="P2" draw:layer="layout" svg:width="0.271cm" svg:height="0.401cm" svg:x="12.94cm" svg:y="9.735cm" svg:viewBox="0 0 272 402" svg:d="M50 74c30-48 70-73 119-74 26 0 46 6 62 19s26 29 33 48c6 20 8 40 8 62h-40c-2-24-8-43-19-59-9-17-25-25-48-25-22 0-43 11-60 30-18 19-33 43-43 71-10 29-16 57-17 87 0 35 5 65 16 88 11 24 29 36 54 36 1 0 2 0 2 0 19 0 36-7 51-17 14-11 26-24 34-40 9-15 15-31 18-47h41c-5 19-11 36-19 53-7 17-17 33-29 47-11 14-26 26-44 35-17 9-36 14-58 14-38 0-65-16-82-48-19-32-28-69-29-110 0-20 3-41 7-60 3-19 9-39 18-57 6-20 15-37 25-53z">
          <text:p/>
        </draw:path>
        <draw:path draw:style-name="gr2" draw:text-style-name="P2" draw:layer="layout" svg:width="0.269cm" svg:height="0.384cm" svg:x="13.196cm" svg:y="9.744cm" svg:viewBox="0 0 270 385" svg:d="M0 385l175-385h48l47 385h-43l-16-116h-116l-47 116zM116 227h91l-16-170z">
          <text:p/>
        </draw:path>
        <draw:path draw:style-name="gr2" draw:text-style-name="P2" draw:layer="layout" svg:width="0.261cm" svg:height="0.4cm" svg:x="13.504cm" svg:y="9.74cm" svg:viewBox="0 0 262 401" svg:d="M6 265h36c0 3-1 10-3 20 1 23 8 40 20 51s29 17 47 18c24 0 45-6 62-20 18-13 28-31 28-53 0-11-4-22-9-31-6-9-13-15-22-18l-72-26c-35-11-54-35-55-71 1-22 6-43 16-64 9-20 23-36 42-51 19-13 43-20 72-20 24 0 46 6 65 19 20 14 29 39 29 78 0 10 0 18-1 23h-40c1-7 2-13 2-16 0-13-4-23-10-33-5-9-15-15-25-21-10-4-21-6-32-6-13 0-26 3-37 9s-19 14-27 25c-7 10-10 23-12 37 2 20 14 35 37 42l68 24c19 7 34 18 44 33 9 15 14 33 14 53 0 19-3 36-11 53-7 16-17 30-30 43-14 11-28 21-45 28-18 6-35 10-52 10-29 0-53-8-74-24-20-16-30-39-31-70 1-13 3-27 6-42z">
          <text:p/>
        </draw:path>
        <draw:line draw:style-name="gr1" draw:text-style-name="P1" draw:layer="layout" svg:x1="13.333cm" svg:y1="10.735cm" svg:x2="13.333cm" svg:y2="10.841cm">
          <text:p/>
        </draw:line>
        <draw:line draw:style-name="gr1" draw:text-style-name="P1" draw:layer="layout" svg:x1="14.201cm" svg:y1="9.541cm" svg:x2="14.099cm" svg:y2="9.541cm">
          <text:p/>
        </draw:line>
        <draw:line draw:style-name="gr1" draw:text-style-name="P1" draw:layer="layout" svg:x1="12.562cm" svg:y1="10.336cm" svg:x2="12.46cm" svg:y2="10.336cm">
          <text:p/>
        </draw:line>
        <draw:line draw:style-name="gr1" draw:text-style-name="P1" draw:layer="layout" svg:x1="12.562cm" svg:y1="9.54cm" svg:x2="12.46cm" svg:y2="9.54cm">
          <text:p/>
        </draw:line>
        <draw:polygon draw:style-name="gr1" draw:text-style-name="P1" draw:layer="layout" svg:width="1.531cm" svg:height="1.593cm" svg:x="12.566cm" svg:y="9.141cm" svg:viewBox="0 0 1532 1594" draw:points="0,1594 0,0 1532,0 1532,1594">
          <text:p/>
        </draw:polygon>
        <draw:polygon draw:style-name="gr3" draw:text-style-name="P2" draw:layer="layout" svg:width="0.099cm" svg:height="0.031cm" svg:x="12.473cm" svg:y="9.541cm" svg:viewBox="0 0 100 32" draw:points="0,32 100,0 0,0">
          <text:p/>
        </draw:polygon>
        <draw:polygon draw:style-name="gr3" draw:text-style-name="P2" draw:layer="layout" svg:width="0.099cm" svg:height="0.031cm" svg:x="12.473cm" svg:y="9.51cm" svg:viewBox="0 0 100 32" draw:points="0,0 100,32 0,32">
          <text:p/>
        </draw:polygon>
        <draw:polygon draw:style-name="gr3" draw:text-style-name="P2" draw:layer="layout" svg:width="0.1cm" svg:height="0.031cm" svg:x="14.099cm" svg:y="10.306cm" svg:viewBox="0 0 101 32" draw:points="101,0 0,32 101,32">
          <text:p/>
        </draw:polygon>
        <draw:polygon draw:style-name="gr3" draw:text-style-name="P2" draw:layer="layout" svg:width="0.1cm" svg:height="0.031cm" svg:x="14.099cm" svg:y="10.337cm" svg:viewBox="0 0 101 32" draw:points="101,32 0,0 100,0">
          <text:p/>
        </draw:polygon>
        <draw:line draw:style-name="gr1" draw:text-style-name="P1" draw:layer="layout" svg:x1="13.335cm" svg:y1="9.022cm" svg:x2="13.335cm" svg:y2="9.128cm">
          <text:p/>
        </draw:line>
        <draw:polygon draw:style-name="gr3" draw:text-style-name="P2" draw:layer="layout" svg:width="0.03cm" svg:height="0.103cm" svg:x="13.303cm" svg:y="9.036cm" svg:viewBox="0 0 31 104" draw:points="0,0 31,104 31,0">
          <text:p/>
        </draw:polygon>
        <draw:polygon draw:style-name="gr3" draw:text-style-name="P2" draw:layer="layout" svg:width="0.03cm" svg:height="0.104cm" svg:x="13.333cm" svg:y="9.036cm" svg:viewBox="0 0 31 105" draw:points="31,0 0,105 0,0">
          <text:p/>
        </draw:polygon>
        <draw:line draw:style-name="gr1" draw:text-style-name="P1" draw:layer="layout" svg:x1="13.335cm" svg:y1="9.129cm" svg:x2="13.337cm" svg:y2="8.58cm">
          <text:p/>
        </draw:line>
        <draw:line draw:style-name="gr1" draw:text-style-name="P1" draw:layer="layout" svg:x1="12.568cm" svg:y1="9.542cm" svg:x2="12.04cm" svg:y2="9.54cm">
          <text:p/>
        </draw:line>
        <draw:line draw:style-name="gr1" draw:text-style-name="P1" draw:layer="layout" svg:x1="14.635cm" svg:y1="10.346cm" svg:x2="14.107cm" svg:y2="10.344cm">
          <text:p/>
        </draw:line>
        <draw:line draw:style-name="gr5" draw:text-style-name="P1" draw:layer="layout" svg:x1="11.945cm" svg:y1="8.51cm" svg:x2="12.567cm" svg:y2="9.142cm">
          <text:p/>
        </draw:line>
        <draw:polygon draw:style-name="gr2" draw:text-style-name="P2" draw:layer="layout" svg:width="0.132cm" svg:height="0.135cm" svg:x="12.436cm" svg:y="9.007cm" svg:viewBox="0 0 133 136" draw:points="70,0 133,136 0,74">
          <text:p/>
        </draw:polygon>
        <draw:path draw:style-name="gr2" draw:text-style-name="P2" draw:layer="layout" svg:width="0.092cm" svg:height="0.195cm" svg:x="13.417cm" svg:y="8.384cm" svg:viewBox="0 0 93 196" svg:d="M0 196c0-8 1-16 3-23 1-8 3-15 6-21 5-7 14-18 29-33l3-4 2-2c22-23 34-44 34-63 0-11-3-20-8-26s-12-10-21-10c-10 0-18 4-23 11s-8 17-8 32h-14v-3c0-17 4-30 11-40 8-10 18-14 33-14 14 0 25 4 33 13 8 10 12 22 12 38 0 7 0 12-1 17-2 5-3 11-4 15-4 10-14 21-27 35-2 1-4 3-5 4-15 17-26 28-31 35-4 8-7 16-7 23h76v16z">
          <text:p/>
        </draw:path>
        <draw:path draw:style-name="gr2" draw:text-style-name="P2" draw:layer="layout" svg:width="0.17cm" svg:height="0.279cm" svg:x="13.2cm" svg:y="8.248cm" svg:viewBox="0 0 171 280" svg:d="M0 280l72-280h28l71 280h-22l-23-88h-82l-23 88zM48 171h74l-38-141z">
          <text:p/>
        </draw:path>
        <draw:path draw:style-name="gr2" draw:text-style-name="P2" draw:layer="layout" svg:width="0.271cm" svg:height="0.401cm" svg:x="8.624cm" svg:y="11.967cm" svg:viewBox="0 0 272 402" svg:d="M49 73c30-47 69-72 119-73 26 0 46 7 62 19 16 13 26 29 33 48s9 40 9 61h-41c-2-24-8-43-18-59s-26-24-49-24c-22 1-42 11-60 29-18 19-33 43-43 72-10 28-16 57-17 87 0 35 5 65 16 89 11 23 29 35 54 36 1-1 2-1 2-1 19 0 36-6 51-17 14-11 26-24 35-39 8-16 14-32 17-48h41c-5 19-11 36-18 53-8 17-18 33-29 47-12 15-27 27-45 35-17 9-36 14-59 14-37 0-64-16-81-48-18-32-27-68-28-110 0-21 3-41 7-61 3-19 9-39 17-57 7-19 15-37 25-53z">
          <text:p/>
        </draw:path>
        <draw:path draw:style-name="gr2" draw:text-style-name="P2" draw:layer="layout" svg:width="0.269cm" svg:height="0.384cm" svg:x="8.88cm" svg:y="11.975cm" svg:viewBox="0 0 270 385" svg:d="M0 385l175-385h48l47 385h-43l-16-116h-116l-47 116zM116 228h91l-16-171z">
          <text:p/>
        </draw:path>
        <draw:path draw:style-name="gr2" draw:text-style-name="P2" draw:layer="layout" svg:width="0.261cm" svg:height="0.401cm" svg:x="9.188cm" svg:y="11.971cm" svg:viewBox="0 0 262 402" svg:d="M6 265h36c0 4-1 10-3 20 1 23 8 40 20 51s29 17 48 19c24 0 44-7 62-21 18-13 27-31 27-53 0-11-3-22-8-31-6-8-13-15-22-17l-72-26c-36-13-55-36-56-73 1-21 6-43 16-64 9-20 23-36 43-50 19-13 43-20 72-20 24 0 45 6 64 19 20 13 29 39 29 77 0 10 0 18-1 23h-40c1-7 2-12 2-16 0-13-4-23-10-32-5-10-14-16-24-21s-21-7-32-7c-13 0-26 3-37 9s-20 14-27 26c-8 10-11 23-13 36 2 20 14 35 37 43l68 24c19 7 34 19 44 34 9 14 14 32 14 52s-3 36-11 53c-7 16-17 30-30 43-13 12-28 21-45 28s-34 11-52 11c-29 0-53-9-74-25-20-16-30-39-31-70 1-13 3-27 6-42z">
          <text:p/>
        </draw:path>
        <draw:line draw:style-name="gr1" draw:text-style-name="P1" draw:layer="layout" svg:x1="9.017cm" svg:y1="12.966cm" svg:x2="9.017cm" svg:y2="13.072cm">
          <text:p/>
        </draw:line>
        <draw:line draw:style-name="gr1" draw:text-style-name="P1" draw:layer="layout" svg:x1="9.884cm" svg:y1="11.773cm" svg:x2="9.782cm" svg:y2="11.773cm">
          <text:p/>
        </draw:line>
        <draw:line draw:style-name="gr1" draw:text-style-name="P1" draw:layer="layout" svg:x1="8.245cm" svg:y1="12.567cm" svg:x2="8.143cm" svg:y2="12.567cm">
          <text:p/>
        </draw:line>
        <draw:line draw:style-name="gr1" draw:text-style-name="P1" draw:layer="layout" svg:x1="8.245cm" svg:y1="11.771cm" svg:x2="8.143cm" svg:y2="11.771cm">
          <text:p/>
        </draw:line>
        <draw:polygon draw:style-name="gr1" draw:text-style-name="P1" draw:layer="layout" svg:width="1.531cm" svg:height="1.592cm" svg:x="8.25cm" svg:y="11.373cm" svg:viewBox="0 0 1532 1593" draw:points="0,1593 0,0 1532,0 1532,1593">
          <text:p/>
        </draw:polygon>
        <draw:polygon draw:style-name="gr3" draw:text-style-name="P2" draw:layer="layout" svg:width="0.1cm" svg:height="0.031cm" svg:x="8.156cm" svg:y="11.773cm" svg:viewBox="0 0 101 32" draw:points="0,32 101,0 1,0">
          <text:p/>
        </draw:polygon>
        <draw:polygon draw:style-name="gr3" draw:text-style-name="P2" draw:layer="layout" svg:width="0.099cm" svg:height="0.031cm" svg:x="8.157cm" svg:y="11.742cm" svg:viewBox="0 0 100 32" draw:points="0,0 100,32 0,32">
          <text:p/>
        </draw:polygon>
        <draw:polygon draw:style-name="gr3" draw:text-style-name="P2" draw:layer="layout" svg:width="0.1cm" svg:height="0.032cm" svg:x="9.782cm" svg:y="12.537cm" svg:viewBox="0 0 101 33" draw:points="101,0 0,33 101,33">
          <text:p/>
        </draw:polygon>
        <draw:polygon draw:style-name="gr3" draw:text-style-name="P2" draw:layer="layout" svg:width="0.1cm" svg:height="0.031cm" svg:x="9.782cm" svg:y="12.568cm" svg:viewBox="0 0 101 32" draw:points="101,32 0,0 100,0">
          <text:p/>
        </draw:polygon>
        <draw:line draw:style-name="gr1" draw:text-style-name="P1" draw:layer="layout" svg:x1="9.018cm" svg:y1="11.254cm" svg:x2="9.018cm" svg:y2="11.36cm">
          <text:p/>
        </draw:line>
        <draw:polygon draw:style-name="gr3" draw:text-style-name="P2" draw:layer="layout" svg:width="0.03cm" svg:height="0.104cm" svg:x="8.987cm" svg:y="11.268cm" svg:viewBox="0 0 31 105" draw:points="0,0 31,105 31,0">
          <text:p/>
        </draw:polygon>
        <draw:polygon draw:style-name="gr3" draw:text-style-name="P2" draw:layer="layout" svg:width="0.03cm" svg:height="0.104cm" svg:x="9.017cm" svg:y="11.268cm" svg:viewBox="0 0 31 105" draw:points="31,0 0,105 0,1">
          <text:p/>
        </draw:polygon>
        <draw:line draw:style-name="gr1" draw:text-style-name="P1" draw:layer="layout" svg:x1="9.018cm" svg:y1="11.361cm" svg:x2="9.02cm" svg:y2="10.812cm">
          <text:p/>
        </draw:line>
        <draw:line draw:style-name="gr1" draw:text-style-name="P1" draw:layer="layout" svg:x1="8.251cm" svg:y1="11.774cm" svg:x2="7.723cm" svg:y2="11.772cm">
          <text:p/>
        </draw:line>
        <draw:line draw:style-name="gr1" draw:text-style-name="P1" draw:layer="layout" svg:x1="10.319cm" svg:y1="12.577cm" svg:x2="9.79cm" svg:y2="12.575cm">
          <text:p/>
        </draw:line>
        <draw:line draw:style-name="gr5" draw:text-style-name="P1" draw:layer="layout" svg:x1="7.626cm" svg:y1="10.734cm" svg:x2="8.25cm" svg:y2="11.374cm">
          <text:p/>
        </draw:line>
        <draw:polygon draw:style-name="gr2" draw:text-style-name="P2" draw:layer="layout" svg:width="0.132cm" svg:height="0.136cm" svg:x="8.119cm" svg:y="11.239cm" svg:viewBox="0 0 133 137" draw:points="71,0 133,137 0,74">
          <text:p/>
        </draw:polygon>
        <draw:path draw:style-name="gr2" draw:text-style-name="P2" draw:layer="layout" svg:width="0.272cm" svg:height="0.401cm" svg:x="12.938cm" svg:y="11.967cm" svg:viewBox="0 0 273 402" svg:d="M50 73c30-47 70-72 119-73 26 0 47 7 62 19 16 13 27 29 33 48s9 40 9 61h-41c-2-24-8-43-18-59s-26-24-49-24c-22 1-43 11-60 29-18 19-33 43-43 72-10 28-16 57-17 87 0 35 6 65 16 89 11 23 29 35 55 36 0-1 1-1 1-1 19 0 36-6 51-17 14-11 26-24 34-39 9-16 15-32 18-48h41c-5 19-11 36-19 53-7 17-17 33-29 47-11 15-26 27-43 35-18 9-37 14-59 14-38 0-65-16-82-48-18-32-27-68-29-110 1-21 3-41 7-61 4-19 9-39 18-57 7-19 16-37 25-53z">
          <text:p/>
        </draw:path>
        <draw:path draw:style-name="gr2" draw:text-style-name="P2" draw:layer="layout" svg:width="0.269cm" svg:height="0.384cm" svg:x="13.194cm" svg:y="11.975cm" svg:viewBox="0 0 270 385" svg:d="M0 385l175-385h49l46 385h-43l-16-116h-116l-47 116zM116 228h91l-16-171z">
          <text:p/>
        </draw:path>
        <draw:path draw:style-name="gr2" draw:text-style-name="P2" draw:layer="layout" svg:width="0.261cm" svg:height="0.401cm" svg:x="13.502cm" svg:y="11.971cm" svg:viewBox="0 0 262 402" svg:d="M7 265h35c0 4-1 10-2 20 0 23 7 40 20 51 11 11 28 17 47 19 23 0 44-7 61-21 18-13 28-31 28-53 0-11-3-22-9-31-5-8-13-15-22-17l-72-26c-35-13-54-36-55-73 1-21 6-43 16-64 9-20 23-36 42-50 20-13 43-20 72-20 24 0 46 6 66 19 19 13 28 39 28 77 0 10 0 18-1 23h-40c1-7 2-12 2-16 0-13-3-23-10-32-5-10-15-16-25-21s-20-7-31-7c-14 0-27 3-38 9s-19 14-26 26c-7 10-11 23-12 36 1 20 13 35 36 43l68 24c19 7 34 19 44 34 10 14 15 32 15 52s-4 36-11 53c-8 16-18 30-31 43-14 12-28 21-45 28-18 7-35 11-52 11-28 0-53-9-74-25-20-16-30-39-31-70 1-13 3-27 7-42z">
          <text:p/>
        </draw:path>
        <draw:line draw:style-name="gr1" draw:text-style-name="P1" draw:layer="layout" svg:x1="13.332cm" svg:y1="12.966cm" svg:x2="13.332cm" svg:y2="13.072cm">
          <text:p/>
        </draw:line>
        <draw:line draw:style-name="gr1" draw:text-style-name="P1" draw:layer="layout" svg:x1="14.199cm" svg:y1="11.773cm" svg:x2="14.097cm" svg:y2="11.773cm">
          <text:p/>
        </draw:line>
        <draw:line draw:style-name="gr1" draw:text-style-name="P1" draw:layer="layout" svg:x1="12.56cm" svg:y1="12.567cm" svg:x2="12.458cm" svg:y2="12.567cm">
          <text:p/>
        </draw:line>
        <draw:line draw:style-name="gr1" draw:text-style-name="P1" draw:layer="layout" svg:x1="12.56cm" svg:y1="11.771cm" svg:x2="12.458cm" svg:y2="11.771cm">
          <text:p/>
        </draw:line>
        <draw:polygon draw:style-name="gr1" draw:text-style-name="P1" draw:layer="layout" svg:width="1.532cm" svg:height="1.592cm" svg:x="12.564cm" svg:y="11.373cm" svg:viewBox="0 0 1533 1593" draw:points="0,1593 0,0 1533,0 1533,1593">
          <text:p/>
        </draw:polygon>
        <draw:polygon draw:style-name="gr3" draw:text-style-name="P2" draw:layer="layout" svg:width="0.099cm" svg:height="0.031cm" svg:x="12.471cm" svg:y="11.773cm" svg:viewBox="0 0 100 32" draw:points="0,32 100,0 0,0">
          <text:p/>
        </draw:polygon>
        <draw:polygon draw:style-name="gr3" draw:text-style-name="P2" draw:layer="layout" svg:width="0.099cm" svg:height="0.031cm" svg:x="12.471cm" svg:y="11.742cm" svg:viewBox="0 0 100 32" draw:points="0,0 100,32 0,32">
          <text:p/>
        </draw:polygon>
        <draw:polygon draw:style-name="gr3" draw:text-style-name="P2" draw:layer="layout" svg:width="0.099cm" svg:height="0.032cm" svg:x="14.097cm" svg:y="12.537cm" svg:viewBox="0 0 100 33" draw:points="100,0 0,33 100,33">
          <text:p/>
        </draw:polygon>
        <draw:polygon draw:style-name="gr3" draw:text-style-name="P2" draw:layer="layout" svg:width="0.099cm" svg:height="0.031cm" svg:x="14.097cm" svg:y="12.568cm" svg:viewBox="0 0 100 32" draw:points="100,32 0,0 100,0">
          <text:p/>
        </draw:polygon>
        <draw:line draw:style-name="gr1" draw:text-style-name="P1" draw:layer="layout" svg:x1="13.332cm" svg:y1="11.254cm" svg:x2="13.332cm" svg:y2="11.36cm">
          <text:p/>
        </draw:line>
        <draw:polygon draw:style-name="gr3" draw:text-style-name="P2" draw:layer="layout" svg:width="0.03cm" svg:height="0.104cm" svg:x="13.302cm" svg:y="11.268cm" svg:viewBox="0 0 31 105" draw:points="0,0 31,105 31,0">
          <text:p/>
        </draw:polygon>
        <draw:polygon draw:style-name="gr3" draw:text-style-name="P2" draw:layer="layout" svg:width="0.03cm" svg:height="0.104cm" svg:x="13.332cm" svg:y="11.268cm" svg:viewBox="0 0 31 105" draw:points="31,0 0,105 0,1">
          <text:p/>
        </draw:polygon>
        <draw:line draw:style-name="gr1" draw:text-style-name="P1" draw:layer="layout" svg:x1="13.332cm" svg:y1="11.361cm" svg:x2="13.334cm" svg:y2="10.812cm">
          <text:p/>
        </draw:line>
        <draw:line draw:style-name="gr1" draw:text-style-name="P1" draw:layer="layout" svg:x1="12.565cm" svg:y1="11.774cm" svg:x2="12.037cm" svg:y2="11.772cm">
          <text:p/>
        </draw:line>
        <draw:line draw:style-name="gr1" draw:text-style-name="P1" draw:layer="layout" svg:x1="14.633cm" svg:y1="12.577cm" svg:x2="14.105cm" svg:y2="12.575cm">
          <text:p/>
        </draw:line>
        <draw:line draw:style-name="gr5" draw:text-style-name="P1" draw:layer="layout" svg:x1="11.941cm" svg:y1="10.736cm" svg:x2="12.564cm" svg:y2="11.374cm">
          <text:p/>
        </draw:line>
        <draw:polygon draw:style-name="gr2" draw:text-style-name="P2" draw:layer="layout" svg:width="0.132cm" svg:height="0.136cm" svg:x="12.433cm" svg:y="11.239cm" svg:viewBox="0 0 133 137" draw:points="71,0 133,137 0,74">
          <text:p/>
        </draw:polygon>
        <draw:path draw:style-name="gr2" draw:text-style-name="P2" draw:layer="layout" svg:width="0.272cm" svg:height="0.401cm" svg:x="10.783cm" svg:y="11.967cm" svg:viewBox="0 0 273 402" svg:d="M50 73c30-47 70-72 119-73 26 0 47 7 62 19 16 13 27 29 33 48s9 40 9 61h-41c-2-24-8-43-18-59-9-16-26-24-49-24-22 1-43 11-60 29-18 19-32 43-43 72-10 28-15 57-17 87 0 35 6 65 16 89 11 23 29 35 55 36 1-1 1-1 1-1 20 0 37-6 51-17 15-11 26-24 34-39 9-16 16-32 19-48h40c-5 19-11 36-19 53-7 17-17 33-29 47-11 15-26 27-43 35-18 9-37 14-59 14-38 0-65-16-82-48s-27-68-29-110c1-21 3-41 8-61 4-19 10-39 17-57 7-19 16-37 25-53z">
          <text:p/>
        </draw:path>
        <draw:path draw:style-name="gr2" draw:text-style-name="P2" draw:layer="layout" svg:width="0.269cm" svg:height="0.384cm" svg:x="11.039cm" svg:y="11.975cm" svg:viewBox="0 0 270 385" svg:d="M0 385l176-385h48l46 385h-43l-16-116h-116l-47 116zM116 228h91l-16-171z">
          <text:p/>
        </draw:path>
        <draw:path draw:style-name="gr2" draw:text-style-name="P2" draw:layer="layout" svg:width="0.261cm" svg:height="0.401cm" svg:x="11.348cm" svg:y="11.971cm" svg:viewBox="0 0 262 402" svg:d="M6 265h36c0 4-1 10-2 20 0 23 7 40 20 51 12 11 28 17 47 19 23 0 44-7 61-21 18-13 28-31 28-53 0-11-3-22-9-31-5-8-13-15-22-17l-71-26c-36-13-55-36-56-73 1-21 6-43 16-64 9-20 23-36 42-50 20-13 43-20 73-20 23 0 44 6 64 19 19 13 29 39 29 77 0 10-1 18-2 23h-40c2-7 2-12 2-16 0-13-3-23-9-32-6-10-14-16-24-21s-21-7-32-7c-14 0-26 3-37 9-12 6-20 14-27 26-7 10-11 23-12 36 1 20 13 35 36 43l68 24c18 7 33 19 43 34 10 14 15 32 15 52s-4 36-11 53c-7 16-18 30-30 43-13 12-28 21-45 28-18 7-35 11-52 11-28 0-53-9-74-25s-31-39-31-70c1-13 3-27 6-42z">
          <text:p/>
        </draw:path>
        <draw:line draw:style-name="gr1" draw:text-style-name="P1" draw:layer="layout" svg:x1="11.177cm" svg:y1="12.966cm" svg:x2="11.177cm" svg:y2="13.072cm">
          <text:p/>
        </draw:line>
        <draw:line draw:style-name="gr1" draw:text-style-name="P1" draw:layer="layout" svg:x1="12.045cm" svg:y1="11.773cm" svg:x2="11.943cm" svg:y2="11.773cm">
          <text:p/>
        </draw:line>
        <draw:line draw:style-name="gr1" draw:text-style-name="P1" draw:layer="layout" svg:x1="10.406cm" svg:y1="12.567cm" svg:x2="10.304cm" svg:y2="12.567cm">
          <text:p/>
        </draw:line>
        <draw:line draw:style-name="gr1" draw:text-style-name="P1" draw:layer="layout" svg:x1="10.406cm" svg:y1="11.771cm" svg:x2="10.304cm" svg:y2="11.771cm">
          <text:p/>
        </draw:line>
        <draw:polygon draw:style-name="gr1" draw:text-style-name="P1" draw:layer="layout" svg:width="1.532cm" svg:height="1.592cm" svg:x="10.409cm" svg:y="11.373cm" svg:viewBox="0 0 1533 1593" draw:points="0,1593 0,0 1533,0 1533,1593">
          <text:p/>
        </draw:polygon>
        <draw:polygon draw:style-name="gr3" draw:text-style-name="P2" draw:layer="layout" svg:width="0.099cm" svg:height="0.031cm" svg:x="10.316cm" svg:y="11.773cm" svg:viewBox="0 0 100 32" draw:points="0,32 100,0 0,0">
          <text:p/>
        </draw:polygon>
        <draw:polygon draw:style-name="gr3" draw:text-style-name="P2" draw:layer="layout" svg:width="0.099cm" svg:height="0.031cm" svg:x="10.316cm" svg:y="11.742cm" svg:viewBox="0 0 100 32" draw:points="0,0 100,32 0,32">
          <text:p/>
        </draw:polygon>
        <draw:polygon draw:style-name="gr3" draw:text-style-name="P2" draw:layer="layout" svg:width="0.099cm" svg:height="0.032cm" svg:x="11.943cm" svg:y="12.537cm" svg:viewBox="0 0 100 33" draw:points="100,0 0,33 100,33">
          <text:p/>
        </draw:polygon>
        <draw:polygon draw:style-name="gr3" draw:text-style-name="P2" draw:layer="layout" svg:width="0.099cm" svg:height="0.031cm" svg:x="11.943cm" svg:y="12.568cm" svg:viewBox="0 0 100 32" draw:points="100,32 0,0 100,0">
          <text:p/>
        </draw:polygon>
        <draw:line draw:style-name="gr1" draw:text-style-name="P1" draw:layer="layout" svg:x1="11.178cm" svg:y1="11.254cm" svg:x2="11.178cm" svg:y2="11.36cm">
          <text:p/>
        </draw:line>
        <draw:polygon draw:style-name="gr3" draw:text-style-name="P2" draw:layer="layout" svg:width="0.03cm" svg:height="0.104cm" svg:x="11.147cm" svg:y="11.268cm" svg:viewBox="0 0 31 105" draw:points="0,0 31,105 31,0">
          <text:p/>
        </draw:polygon>
        <draw:polygon draw:style-name="gr3" draw:text-style-name="P2" draw:layer="layout" svg:width="0.03cm" svg:height="0.104cm" svg:x="11.177cm" svg:y="11.268cm" svg:viewBox="0 0 31 105" draw:points="31,0 0,105 0,1">
          <text:p/>
        </draw:polygon>
        <draw:line draw:style-name="gr1" draw:text-style-name="P1" draw:layer="layout" svg:x1="11.179cm" svg:y1="11.361cm" svg:x2="11.173cm" svg:y2="10.81cm">
          <text:p/>
        </draw:line>
        <draw:line draw:style-name="gr1" draw:text-style-name="P1" draw:layer="layout" svg:x1="10.411cm" svg:y1="11.774cm" svg:x2="9.883cm" svg:y2="11.772cm">
          <text:p/>
        </draw:line>
        <draw:line draw:style-name="gr1" draw:text-style-name="P1" draw:layer="layout" svg:x1="12.478cm" svg:y1="12.577cm" svg:x2="11.95cm" svg:y2="12.575cm">
          <text:p/>
        </draw:line>
        <draw:line draw:style-name="gr5" draw:text-style-name="P1" draw:layer="layout" svg:x1="9.789cm" svg:y1="10.732cm" svg:x2="10.41cm" svg:y2="11.373cm">
          <text:p/>
        </draw:line>
        <draw:polygon draw:style-name="gr2" draw:text-style-name="P2" draw:layer="layout" svg:width="0.132cm" svg:height="0.137cm" svg:x="10.279cm" svg:y="11.238cm" svg:viewBox="0 0 133 138" draw:points="72,0 133,138 0,74">
          <text:p/>
        </draw:polygon>
        <draw:path draw:style-name="gr2" draw:text-style-name="P2" draw:layer="layout" svg:width="0.271cm" svg:height="0.401cm" svg:x="15.097cm" svg:y="11.967cm" svg:viewBox="0 0 272 402" svg:d="M50 73c30-47 69-72 119-73 26 0 46 7 61 19 16 13 27 29 33 48 7 19 9 40 9 61h-40c-2-24-8-43-19-59-9-16-25-24-48-24-22 1-43 11-60 29-18 19-33 43-43 72-10 28-16 57-17 87 0 35 5 65 16 89 11 23 29 35 54 36 1-1 2-1 2-1 19 0 36-6 51-17 14-11 26-24 34-39 9-16 15-32 18-48h40c-4 19-11 36-18 53s-17 33-29 47c-11 15-27 27-44 35-17 9-36 14-59 14-37 0-64-16-83-48-17-32-26-68-27-110 0-21 3-41 7-61 3-19 9-39 17-57 7-19 16-37 26-53z">
          <text:p/>
        </draw:path>
        <draw:path draw:style-name="gr2" draw:text-style-name="P2" draw:layer="layout" svg:width="0.269cm" svg:height="0.384cm" svg:x="15.353cm" svg:y="11.975cm" svg:viewBox="0 0 270 385" svg:d="M0 385l175-385h48l47 385h-43l-16-116h-116l-47 116zM115 228h92l-16-171z">
          <text:p/>
        </draw:path>
        <draw:path draw:style-name="gr2" draw:text-style-name="P2" draw:layer="layout" svg:width="0.261cm" svg:height="0.401cm" svg:x="15.661cm" svg:y="11.971cm" svg:viewBox="0 0 262 402" svg:d="M6 265h35c0 4 0 10-2 20 1 23 7 40 20 51 12 11 29 17 47 19 25 0 45-7 63-21 18-13 27-31 27-53 0-11-3-22-8-31-6-8-14-15-22-17l-73-26c-36-13-54-36-56-73 1-21 7-43 17-64 9-20 23-36 42-50 19-13 44-20 73-20 24 0 45 6 64 19 20 13 29 39 29 77 0 10 0 18-1 23h-41c2-7 3-12 3-16 0-13-4-23-10-32-5-10-14-16-24-21s-21-7-32-7c-14 0-26 3-38 9-11 6-20 14-27 26-7 10-11 23-12 36 1 20 14 35 37 43l68 24c19 7 34 19 43 34 10 14 15 32 15 52s-3 36-11 53c-7 16-18 30-30 43-13 12-28 21-45 28s-35 11-52 11c-29 0-54-9-74-25s-30-39-31-70c1-13 3-27 6-42z">
          <text:p/>
        </draw:path>
        <draw:line draw:style-name="gr1" draw:text-style-name="P1" draw:layer="layout" svg:x1="15.49cm" svg:y1="12.966cm" svg:x2="15.49cm" svg:y2="13.072cm">
          <text:p/>
        </draw:line>
        <draw:line draw:style-name="gr1" draw:text-style-name="P1" draw:layer="layout" svg:x1="16.358cm" svg:y1="11.773cm" svg:x2="16.256cm" svg:y2="11.773cm">
          <text:p/>
        </draw:line>
        <draw:line draw:style-name="gr1" draw:text-style-name="P1" draw:layer="layout" svg:x1="14.719cm" svg:y1="12.567cm" svg:x2="14.617cm" svg:y2="12.567cm">
          <text:p/>
        </draw:line>
        <draw:line draw:style-name="gr1" draw:text-style-name="P1" draw:layer="layout" svg:x1="14.719cm" svg:y1="11.771cm" svg:x2="14.617cm" svg:y2="11.771cm">
          <text:p/>
        </draw:line>
        <draw:polygon draw:style-name="gr1" draw:text-style-name="P1" draw:layer="layout" svg:width="1.531cm" svg:height="1.592cm" svg:x="14.723cm" svg:y="11.373cm" svg:viewBox="0 0 1532 1593" draw:points="0,1593 0,0 1532,0 1532,1593">
          <text:p/>
        </draw:polygon>
        <draw:polygon draw:style-name="gr3" draw:text-style-name="P2" draw:layer="layout" svg:width="0.1cm" svg:height="0.031cm" svg:x="14.629cm" svg:y="11.773cm" svg:viewBox="0 0 101 32" draw:points="0,32 101,0 0,0">
          <text:p/>
        </draw:polygon>
        <draw:polygon draw:style-name="gr3" draw:text-style-name="P2" draw:layer="layout" svg:width="0.1cm" svg:height="0.031cm" svg:x="14.629cm" svg:y="11.742cm" svg:viewBox="0 0 101 32" draw:points="0,0 101,32 1,32">
          <text:p/>
        </draw:polygon>
        <draw:polygon draw:style-name="gr2" draw:text-style-name="P2" draw:layer="layout" svg:width="0.1cm" svg:height="0.032cm" svg:x="16.256cm" svg:y="12.537cm" svg:viewBox="0 0 101 33" draw:points="101,0 0,33 100,33">
          <text:p/>
        </draw:polygon>
        <draw:polygon draw:style-name="gr4" draw:text-style-name="P1" draw:layer="layout" svg:width="0.1cm" svg:height="0.032cm" svg:x="16.256cm" svg:y="12.537cm" svg:viewBox="0 0 101 33" draw:points="101,0 0,33 100,33">
          <text:p/>
        </draw:polygon>
        <draw:polygon draw:style-name="gr3" draw:text-style-name="P2" draw:layer="layout" svg:width="0.099cm" svg:height="0.031cm" svg:x="16.256cm" svg:y="12.568cm" svg:viewBox="0 0 100 32" draw:points="100,32 0,0 100,0">
          <text:p/>
        </draw:polygon>
        <draw:line draw:style-name="gr1" draw:text-style-name="P1" draw:layer="layout" svg:x1="15.492cm" svg:y1="11.254cm" svg:x2="15.492cm" svg:y2="11.36cm">
          <text:p/>
        </draw:line>
        <draw:polygon draw:style-name="gr3" draw:text-style-name="P2" draw:layer="layout" svg:width="0.03cm" svg:height="0.104cm" svg:x="15.46cm" svg:y="11.268cm" svg:viewBox="0 0 31 105" draw:points="0,0 31,105 31,0">
          <text:p/>
        </draw:polygon>
        <draw:polygon draw:style-name="gr3" draw:text-style-name="P2" draw:layer="layout" svg:width="0.03cm" svg:height="0.104cm" svg:x="15.49cm" svg:y="11.268cm" svg:viewBox="0 0 31 105" draw:points="31,0 0,105 0,1">
          <text:p/>
        </draw:polygon>
        <draw:line draw:style-name="gr1" draw:text-style-name="P1" draw:layer="layout" svg:x1="15.492cm" svg:y1="11.361cm" svg:x2="15.494cm" svg:y2="10.812cm">
          <text:p/>
        </draw:line>
        <draw:line draw:style-name="gr1" draw:text-style-name="P1" draw:layer="layout" svg:x1="14.725cm" svg:y1="11.774cm" svg:x2="14.197cm" svg:y2="11.772cm">
          <text:p/>
        </draw:line>
        <draw:line draw:style-name="gr1" draw:text-style-name="P1" draw:layer="layout" svg:x1="16.791cm" svg:y1="12.577cm" svg:x2="16.263cm" svg:y2="12.575cm">
          <text:p/>
        </draw:line>
        <draw:line draw:style-name="gr5" draw:text-style-name="P1" draw:layer="layout" svg:x1="14.098cm" svg:y1="10.732cm" svg:x2="14.724cm" svg:y2="11.373cm">
          <text:p/>
        </draw:line>
        <draw:polygon draw:style-name="gr2" draw:text-style-name="P2" draw:layer="layout" svg:width="0.132cm" svg:height="0.136cm" svg:x="14.593cm" svg:y="11.239cm" svg:viewBox="0 0 133 137" draw:points="71,0 133,137 0,74">
          <text:p/>
        </draw:polygon>
        <draw:path draw:style-name="gr2" draw:text-style-name="P2" draw:layer="layout" svg:width="0.054cm" svg:height="0.193cm" svg:x="15.579cm" svg:y="10.619cm" svg:viewBox="0 0 55 194" svg:d="M40 194v-149c-6 1-11 2-15 2-5 1-11 1-16 1-2 0-4 0-6 0 0 0-2 0-3 0v-11c14 0 24-3 31-9s11-15 12-28h12v194z">
          <text:p/>
        </draw:path>
        <draw:path draw:style-name="gr2" draw:text-style-name="P2" draw:layer="layout" svg:width="0.17cm" svg:height="0.279cm" svg:x="15.357cm" svg:y="10.479cm" svg:viewBox="0 0 171 280" svg:d="M0 280l72-280h27l72 280h-24l-22-87h-81l-23 87zM48 171h72l-36-140z">
          <text:p/>
        </draw:path>
        <draw:polyline draw:style-name="gr1" draw:text-style-name="P1" draw:layer="layout" svg:width="0.436cm" svg:height="0.803cm" svg:x="16.358cm" svg:y="11.773cm" svg:viewBox="0 0 437 804" draw:points="0,0 437,3 434,804">
          <text:p/>
        </draw:polyline>
        <draw:path draw:style-name="gr2" draw:text-style-name="P2" draw:layer="layout" svg:width="0.272cm" svg:height="0.401cm" svg:x="10.782cm" svg:y="14.196cm" svg:viewBox="0 0 273 402" svg:d="M50 73c30-47 70-72 119-73 26 0 47 7 62 19 16 14 27 30 33 48 6 20 9 40 9 62h-41c-2-24-8-44-18-59-10-16-26-24-49-24-22 0-43 10-60 28-18 20-32 43-43 72-10 29-15 57-17 86 0 36 6 65 16 89 11 24 29 36 55 36 1 0 1 0 1 0 19 0 36-7 51-17 15-11 26-24 34-40 9-16 15-31 19-47h40c-5 18-11 36-19 53-7 17-17 32-29 47-11 14-26 26-43 35-18 8-37 14-59 14-38 0-65-16-82-48s-27-69-29-111c1-19 3-40 7-59 5-20 10-39 18-58 7-19 16-37 25-53z">
          <text:p/>
        </draw:path>
        <draw:path draw:style-name="gr2" draw:text-style-name="P2" draw:layer="layout" svg:width="0.269cm" svg:height="0.384cm" svg:x="11.038cm" svg:y="14.204cm" svg:viewBox="0 0 270 385" svg:d="M0 385l175-385h49l46 385h-43l-16-116h-116l-47 116zM116 228h91l-16-170z">
          <text:p/>
        </draw:path>
        <draw:path draw:style-name="gr2" draw:text-style-name="P2" draw:layer="layout" svg:width="0.26cm" svg:height="0.4cm" svg:x="11.346cm" svg:y="14.201cm" svg:viewBox="0 0 261 401" svg:d="M6 264h36c0 3-1 9-2 19 0 24 7 41 20 51 11 12 28 18 47 19 23 0 44-6 61-19 18-15 28-31 28-54 0-12-3-22-9-31-5-9-13-15-22-18l-72-26c-35-11-54-35-55-71 1-22 6-43 16-65 9-19 23-35 42-49 20-14 43-20 72-20 24 0 45 6 65 19 19 12 28 39 28 77 0 10 0 17-1 23h-40c2-7 2-13 2-17 0-13-3-23-9-32s-14-16-24-20c-11-5-21-8-32-8-14 0-26 4-38 10-11 6-19 14-26 25s-11 23-12 36c1 21 13 36 36 44l68 23c18 8 33 18 43 33s15 33 15 53c0 19-4 37-11 52-7 17-18 31-30 43-14 13-28 23-45 29-18 7-35 11-52 11-28 0-53-8-74-24-21-17-31-41-31-71 1-14 3-28 6-42z">
          <text:p/>
        </draw:path>
        <draw:line draw:style-name="gr1" draw:text-style-name="P1" draw:layer="layout" svg:x1="11.175cm" svg:y1="15.196cm" svg:x2="11.175cm" svg:y2="15.302cm">
          <text:p/>
        </draw:line>
        <draw:line draw:style-name="gr1" draw:text-style-name="P1" draw:layer="layout" svg:x1="12.043cm" svg:y1="14.001cm" svg:x2="11.941cm" svg:y2="14.001cm">
          <text:p/>
        </draw:line>
        <draw:line draw:style-name="gr1" draw:text-style-name="P1" draw:layer="layout" svg:x1="10.404cm" svg:y1="14.797cm" svg:x2="10.302cm" svg:y2="14.797cm">
          <text:p/>
        </draw:line>
        <draw:line draw:style-name="gr1" draw:text-style-name="P1" draw:layer="layout" svg:x1="10.404cm" svg:y1="14cm" svg:x2="10.302cm" svg:y2="14cm">
          <text:p/>
        </draw:line>
        <draw:polygon draw:style-name="gr1" draw:text-style-name="P1" draw:layer="layout" svg:width="1.532cm" svg:height="1.593cm" svg:x="10.407cm" svg:y="13.602cm" svg:viewBox="0 0 1533 1594" draw:points="0,1594 0,0 1533,0 1533,1594">
          <text:p/>
        </draw:polygon>
        <draw:polygon draw:style-name="gr3" draw:text-style-name="P2" draw:layer="layout" svg:width="0.099cm" svg:height="0.031cm" svg:x="10.315cm" svg:y="14.001cm" svg:viewBox="0 0 100 32" draw:points="0,32 100,0 0,0">
          <text:p/>
        </draw:polygon>
        <draw:polygon draw:style-name="gr3" draw:text-style-name="P2" draw:layer="layout" svg:width="0.099cm" svg:height="0.031cm" svg:x="10.315cm" svg:y="13.971cm" svg:viewBox="0 0 100 32" draw:points="0,0 100,32 0,32">
          <text:p/>
        </draw:polygon>
        <draw:polygon draw:style-name="gr3" draw:text-style-name="P2" draw:layer="layout" svg:width="0.099cm" svg:height="0.031cm" svg:x="11.941cm" svg:y="14.767cm" svg:viewBox="0 0 100 32" draw:points="100,0 0,32 100,32">
          <text:p/>
        </draw:polygon>
        <draw:polygon draw:style-name="gr3" draw:text-style-name="P2" draw:layer="layout" svg:width="0.099cm" svg:height="0.031cm" svg:x="11.941cm" svg:y="14.798cm" svg:viewBox="0 0 100 32" draw:points="100,32 0,0 100,0">
          <text:p/>
        </draw:polygon>
        <draw:line draw:style-name="gr1" draw:text-style-name="P1" draw:layer="layout" svg:x1="11.176cm" svg:y1="13.483cm" svg:x2="11.176cm" svg:y2="13.589cm">
          <text:p/>
        </draw:line>
        <draw:polygon draw:style-name="gr3" draw:text-style-name="P2" draw:layer="layout" svg:width="0.03cm" svg:height="0.103cm" svg:x="11.146cm" svg:y="13.497cm" svg:viewBox="0 0 31 104" draw:points="0,0 31,104 31,0">
          <text:p/>
        </draw:polygon>
        <draw:polygon draw:style-name="gr3" draw:text-style-name="P2" draw:layer="layout" svg:width="0.03cm" svg:height="0.103cm" svg:x="11.175cm" svg:y="13.497cm" svg:viewBox="0 0 31 104" draw:points="31,0 0,104 0,0">
          <text:p/>
        </draw:polygon>
        <draw:line draw:style-name="gr1" draw:text-style-name="P1" draw:layer="layout" svg:x1="11.176cm" svg:y1="13.59cm" svg:x2="11.178cm" svg:y2="13.041cm">
          <text:p/>
        </draw:line>
        <draw:path draw:style-name="gr2" draw:text-style-name="P2" draw:layer="layout" svg:width="0.146cm" svg:height="0.279cm" svg:x="11.056cm" svg:y="15.92cm" svg:viewBox="0 0 147 280" svg:d="M0 280v-280h53c29 0 50 5 64 18 14 11 21 29 21 53 0 17-4 32-10 43-7 12-17 20-31 25 12 3 20 10 25 18 7 9 11 23 12 43 0 6 0 14 0 25 1 29 5 47 13 55h-26c-5-6-8-23-9-51 0-8-1-14-1-18 0-25-5-42-11-50-6-7-18-11-35-11h-42v130zM23 129h23c25 0 42-4 53-12 11-9 16-23 16-44 0-18-5-31-15-39s-26-13-48-13h-29z">
          <text:p/>
        </draw:path>
        <draw:line draw:style-name="gr1" draw:text-style-name="P1" draw:layer="layout" svg:x1="11.175cm" svg:y1="15.744cm" svg:x2="11.175cm" svg:y2="15.85cm">
          <text:p/>
        </draw:line>
        <draw:polygon draw:style-name="gr3" draw:text-style-name="P2" draw:layer="layout" svg:width="0.03cm" svg:height="0.104cm" svg:x="11.143cm" svg:y="15.758cm" svg:viewBox="0 0 31 105" draw:points="0,0 31,105 31,1">
          <text:p/>
        </draw:polygon>
        <draw:polygon draw:style-name="gr3" draw:text-style-name="P2" draw:layer="layout" svg:width="0.03cm" svg:height="0.103cm" svg:x="11.173cm" svg:y="15.759cm" svg:viewBox="0 0 31 104" draw:points="31,0 0,104 0,0">
          <text:p/>
        </draw:polygon>
        <draw:line draw:style-name="gr1" draw:text-style-name="P1" draw:layer="layout" svg:x1="11.175cm" svg:y1="15.851cm" svg:x2="11.177cm" svg:y2="15.302cm">
          <text:p/>
        </draw:line>
        <draw:line draw:style-name="gr1" draw:text-style-name="P1" draw:layer="layout" svg:x1="9.016cm" svg:y1="13.515cm" svg:x2="9.016cm" svg:y2="13.621cm">
          <text:p/>
        </draw:line>
        <draw:polygon draw:style-name="gr3" draw:text-style-name="P2" draw:layer="layout" svg:width="0.03cm" svg:height="0.103cm" svg:x="8.985cm" svg:y="13.529cm" svg:viewBox="0 0 31 104" draw:points="0,0 31,104 31,0">
          <text:p/>
        </draw:polygon>
        <draw:polygon draw:style-name="gr3" draw:text-style-name="P2" draw:layer="layout" svg:width="0.03cm" svg:height="0.103cm" svg:x="9.015cm" svg:y="13.529cm" svg:viewBox="0 0 31 104" draw:points="31,0 0,104 0,0">
          <text:p/>
        </draw:polygon>
        <draw:line draw:style-name="gr1" draw:text-style-name="P1" draw:layer="layout" svg:x1="9.016cm" svg:y1="13.622cm" svg:x2="9.018cm" svg:y2="13.073cm">
          <text:p/>
        </draw:line>
        <draw:line draw:style-name="gr1" draw:text-style-name="P1" draw:layer="layout" svg:x1="6.859cm" svg:y1="11.284cm" svg:x2="6.859cm" svg:y2="11.39cm">
          <text:p/>
        </draw:line>
        <draw:polygon draw:style-name="gr3" draw:text-style-name="P2" draw:layer="layout" svg:width="0.03cm" svg:height="0.103cm" svg:x="6.828cm" svg:y="11.298cm" svg:viewBox="0 0 31 104" draw:points="0,0 31,104 31,0">
          <text:p/>
        </draw:polygon>
        <draw:polygon draw:style-name="gr3" draw:text-style-name="P2" draw:layer="layout" svg:width="0.03cm" svg:height="0.103cm" svg:x="6.858cm" svg:y="11.298cm" svg:viewBox="0 0 31 104" draw:points="31,0 0,104 0,0">
          <text:p/>
        </draw:polygon>
        <draw:line draw:style-name="gr1" draw:text-style-name="P1" draw:layer="layout" svg:x1="6.859cm" svg:y1="11.39cm" svg:x2="6.862cm" svg:y2="10.841cm">
          <text:p/>
        </draw:line>
        <draw:line draw:style-name="gr1" draw:text-style-name="P1" draw:layer="layout" svg:x1="4.702cm" svg:y1="9.057cm" svg:x2="4.702cm" svg:y2="9.163cm">
          <text:p/>
        </draw:line>
        <draw:polygon draw:style-name="gr3" draw:text-style-name="P2" draw:layer="layout" svg:width="0.03cm" svg:height="0.103cm" svg:x="4.671cm" svg:y="9.071cm" svg:viewBox="0 0 31 104" draw:points="0,0 31,104 31,0">
          <text:p/>
        </draw:polygon>
        <draw:polygon draw:style-name="gr3" draw:text-style-name="P2" draw:layer="layout" svg:width="0.03cm" svg:height="0.104cm" svg:x="4.701cm" svg:y="9.071cm" svg:viewBox="0 0 31 105" draw:points="31,0 0,105 0,0">
          <text:p/>
        </draw:polygon>
        <draw:line draw:style-name="gr1" draw:text-style-name="P1" draw:layer="layout" svg:x1="4.702cm" svg:y1="9.163cm" svg:x2="4.704cm" svg:y2="8.614cm">
          <text:p/>
        </draw:line>
        <draw:path draw:style-name="gr2" draw:text-style-name="P2" draw:layer="layout" svg:width="0.146cm" svg:height="0.279cm" svg:x="13.217cm" svg:y="15.92cm" svg:viewBox="0 0 147 280" svg:d="M0 280v-280h53c30 0 51 5 64 18 14 11 21 29 21 53 0 17-4 32-10 43-7 12-17 20-31 25 12 3 21 10 26 18 5 9 9 23 10 43 1 6 1 14 1 25 1 29 5 47 13 55h-26c-4-6-7-23-9-51 0-8 0-14-1-18 0-25-5-42-11-50-6-7-17-11-35-11h-42v130zM23 129h23c25 0 42-4 54-12 10-9 15-23 15-44 0-18-5-31-15-39s-26-13-48-13h-29z">
          <text:p/>
        </draw:path>
        <draw:line draw:style-name="gr1" draw:text-style-name="P1" draw:layer="layout" svg:x1="13.334cm" svg:y1="15.744cm" svg:x2="13.334cm" svg:y2="15.85cm">
          <text:p/>
        </draw:line>
        <draw:polygon draw:style-name="gr3" draw:text-style-name="P2" draw:layer="layout" svg:width="0.03cm" svg:height="0.104cm" svg:x="13.303cm" svg:y="15.758cm" svg:viewBox="0 0 31 105" draw:points="0,0 31,105 31,1">
          <text:p/>
        </draw:polygon>
        <draw:polygon draw:style-name="gr3" draw:text-style-name="P2" draw:layer="layout" svg:width="0.03cm" svg:height="0.103cm" svg:x="13.333cm" svg:y="15.759cm" svg:viewBox="0 0 31 104" draw:points="31,0 0,104 0,0">
          <text:p/>
        </draw:polygon>
        <draw:line draw:style-name="gr1" draw:text-style-name="P1" draw:layer="layout" svg:x1="13.334cm" svg:y1="15.851cm" svg:x2="13.336cm" svg:y2="15.302cm">
          <text:p/>
        </draw:line>
        <draw:path draw:style-name="gr2" draw:text-style-name="P2" draw:layer="layout" svg:width="0.146cm" svg:height="0.279cm" svg:x="15.37cm" svg:y="15.92cm" svg:viewBox="0 0 147 280" svg:d="M0 280v-280h53c30 0 51 5 64 18 14 11 21 29 21 53 0 17-3 32-10 43-6 12-17 20-30 25 12 3 21 10 26 18 5 9 9 23 10 43 0 6 0 14 0 25 2 29 6 47 13 55h-25c-5-6-8-23-9-51 0-8-1-14-1-18-1-25-5-42-11-50-7-7-18-11-35-11h-43v130zM23 129h23c25 0 43-4 54-12 11-9 16-23 16-44 0-18-5-31-15-39s-26-13-49-13h-29z">
          <text:p/>
        </draw:path>
        <draw:line draw:style-name="gr1" draw:text-style-name="P1" draw:layer="layout" svg:x1="15.489cm" svg:y1="15.744cm" svg:x2="15.489cm" svg:y2="15.85cm">
          <text:p/>
        </draw:line>
        <draw:polygon draw:style-name="gr3" draw:text-style-name="P2" draw:layer="layout" svg:width="0.03cm" svg:height="0.104cm" svg:x="15.458cm" svg:y="15.758cm" svg:viewBox="0 0 31 105" draw:points="0,0 31,105 31,1">
          <text:p/>
        </draw:polygon>
        <draw:polygon draw:style-name="gr3" draw:text-style-name="P2" draw:layer="layout" svg:width="0.029cm" svg:height="0.103cm" svg:x="15.488cm" svg:y="15.759cm" svg:viewBox="0 0 30 104" draw:points="30,0 0,104 0,0">
          <text:p/>
        </draw:polygon>
        <draw:line draw:style-name="gr1" draw:text-style-name="P1" draw:layer="layout" svg:x1="15.489cm" svg:y1="15.851cm" svg:x2="15.491cm" svg:y2="15.302cm">
          <text:p/>
        </draw:line>
        <draw:path draw:style-name="gr2" draw:text-style-name="P2" draw:layer="layout" svg:width="0.146cm" svg:height="0.279cm" svg:x="17.53cm" svg:y="15.92cm" svg:viewBox="0 0 147 280" svg:d="M0 280v-280h53c29 0 51 5 64 18 14 11 21 29 21 53 0 17-4 32-10 43-6 12-17 20-30 25 12 3 20 10 25 18 6 9 9 23 11 43 0 6 0 14 0 25 1 29 5 47 13 55h-26c-4-6-7-23-8-51-1-8-1-14-1-18-1-25-5-42-12-50-6-7-18-11-35-11h-42v130zM23 129h23c25 0 43-4 54-12 11-9 16-23 16-44 0-18-5-31-16-39-10-8-26-13-48-13h-29z">
          <text:p/>
        </draw:path>
        <draw:line draw:style-name="gr1" draw:text-style-name="P1" draw:layer="layout" svg:x1="17.647cm" svg:y1="15.744cm" svg:x2="17.647cm" svg:y2="15.85cm">
          <text:p/>
        </draw:line>
        <draw:polygon draw:style-name="gr3" draw:text-style-name="P2" draw:layer="layout" svg:width="0.03cm" svg:height="0.104cm" svg:x="17.617cm" svg:y="15.758cm" svg:viewBox="0 0 31 105" draw:points="0,0 31,105 31,1">
          <text:p/>
        </draw:polygon>
        <draw:polygon draw:style-name="gr3" draw:text-style-name="P2" draw:layer="layout" svg:width="0.03cm" svg:height="0.103cm" svg:x="17.646cm" svg:y="15.759cm" svg:viewBox="0 0 31 104" draw:points="31,0 0,104 0,0">
          <text:p/>
        </draw:polygon>
        <draw:line draw:style-name="gr1" draw:text-style-name="P1" draw:layer="layout" svg:x1="17.647cm" svg:y1="15.851cm" svg:x2="17.649cm" svg:y2="15.302cm">
          <text:p/>
        </draw:line>
        <draw:line draw:style-name="gr1" draw:text-style-name="P1" draw:layer="layout" svg:x1="10.409cm" svg:y1="14.003cm" svg:x2="9.881cm" svg:y2="14.001cm">
          <text:p/>
        </draw:line>
        <draw:line draw:style-name="gr1" draw:text-style-name="P1" draw:layer="layout" svg:x1="12.477cm" svg:y1="14.807cm" svg:x2="11.949cm" svg:y2="14.805cm">
          <text:p/>
        </draw:line>
        <draw:line draw:style-name="gr5" draw:text-style-name="P1" draw:layer="layout" svg:x1="9.783cm" svg:y1="12.967cm" svg:x2="10.408cm" svg:y2="13.602cm">
          <text:p/>
        </draw:line>
        <draw:polygon draw:style-name="gr2" draw:text-style-name="P2" draw:layer="layout" svg:width="0.132cm" svg:height="0.136cm" svg:x="10.277cm" svg:y="13.467cm" svg:viewBox="0 0 133 137" draw:points="70,0 133,137 0,75">
          <text:p/>
        </draw:polygon>
        <draw:path draw:style-name="gr2" draw:text-style-name="P2" draw:layer="layout" svg:width="0.271cm" svg:height="0.401cm" svg:x="15.096cm" svg:y="14.196cm" svg:viewBox="0 0 272 402" svg:d="M50 73c30-47 69-72 118-73 27 0 47 7 62 19 16 14 27 30 33 48 6 20 9 40 9 62h-41c-2-24-8-44-18-59-9-16-25-24-48-24s-43 10-60 28c-18 20-33 43-43 72-11 29-16 57-17 86 0 36 5 65 16 89 10 24 29 36 54 36 1 0 1 0 2 0 19 0 36-7 51-17 14-11 25-24 34-40s15-31 18-47h40c-4 18-11 36-18 53s-17 32-29 47c-12 14-27 26-44 35-17 8-37 14-59 14-37 0-64-16-83-48-17-32-26-69-27-111 0-19 3-40 6-59 4-20 10-39 17-58 8-19 17-37 27-53z">
          <text:p/>
        </draw:path>
        <draw:path draw:style-name="gr2" draw:text-style-name="P2" draw:layer="layout" svg:width="0.269cm" svg:height="0.384cm" svg:x="15.352cm" svg:y="14.204cm" svg:viewBox="0 0 270 385" svg:d="M0 385l175-385h48l47 385h-43l-17-116h-115l-47 116zM115 228h92l-16-170z">
          <text:p/>
        </draw:path>
        <draw:path draw:style-name="gr2" draw:text-style-name="P2" draw:layer="layout" svg:width="0.261cm" svg:height="0.4cm" svg:x="15.66cm" svg:y="14.201cm" svg:viewBox="0 0 262 401" svg:d="M6 264h35c0 3 0 9-2 19 1 24 7 41 20 51 12 12 28 18 47 19 24 0 45-6 63-19 18-15 27-31 27-54 0-12-3-22-9-31-5-9-13-15-21-18l-73-26c-36-11-54-35-56-71 1-22 6-43 17-65 9-19 23-35 42-49s43-20 73-20c23 0 45 6 64 19 20 12 29 39 29 77 0 10-1 17-1 23h-41c2-7 3-13 3-17 0-13-4-23-10-32-5-9-14-16-24-20-10-5-21-8-32-8-14 0-26 4-38 10-11 6-20 14-27 25s-11 23-12 36c1 21 13 36 37 44l68 23c19 8 33 18 43 33s15 33 15 53c0 19-3 37-11 52-7 17-18 31-30 43-13 13-28 23-45 29-17 7-35 11-53 11-28 0-53-8-73-24-20-17-31-41-31-71 1-14 3-28 6-42z">
          <text:p/>
        </draw:path>
        <draw:line draw:style-name="gr1" draw:text-style-name="P1" draw:layer="layout" svg:x1="15.489cm" svg:y1="15.196cm" svg:x2="15.489cm" svg:y2="15.302cm">
          <text:p/>
        </draw:line>
        <draw:line draw:style-name="gr1" draw:text-style-name="P1" draw:layer="layout" svg:x1="16.357cm" svg:y1="14.001cm" svg:x2="16.255cm" svg:y2="14.001cm">
          <text:p/>
        </draw:line>
        <draw:line draw:style-name="gr1" draw:text-style-name="P1" draw:layer="layout" svg:x1="14.718cm" svg:y1="14.797cm" svg:x2="14.616cm" svg:y2="14.797cm">
          <text:p/>
        </draw:line>
        <draw:line draw:style-name="gr1" draw:text-style-name="P1" draw:layer="layout" svg:x1="14.718cm" svg:y1="14cm" svg:x2="14.616cm" svg:y2="14cm">
          <text:p/>
        </draw:line>
        <draw:polygon draw:style-name="gr1" draw:text-style-name="P1" draw:layer="layout" svg:width="1.531cm" svg:height="1.593cm" svg:x="14.722cm" svg:y="13.602cm" svg:viewBox="0 0 1532 1594" draw:points="0,1594 0,0 1532,0 1532,1594">
          <text:p/>
        </draw:polygon>
        <draw:polygon draw:style-name="gr3" draw:text-style-name="P2" draw:layer="layout" svg:width="0.099cm" svg:height="0.031cm" svg:x="14.629cm" svg:y="14.001cm" svg:viewBox="0 0 100 32" draw:points="0,32 100,0 0,0">
          <text:p/>
        </draw:polygon>
        <draw:polygon draw:style-name="gr3" draw:text-style-name="P2" draw:layer="layout" svg:width="0.1cm" svg:height="0.031cm" svg:x="14.629cm" svg:y="13.971cm" svg:viewBox="0 0 101 32" draw:points="0,0 101,32 0,32">
          <text:p/>
        </draw:polygon>
        <draw:polygon draw:style-name="gr3" draw:text-style-name="P2" draw:layer="layout" svg:width="0.099cm" svg:height="0.031cm" svg:x="16.255cm" svg:y="14.767cm" svg:viewBox="0 0 100 32" draw:points="100,0 0,32 100,32">
          <text:p/>
        </draw:polygon>
        <draw:polygon draw:style-name="gr3" draw:text-style-name="P2" draw:layer="layout" svg:width="0.099cm" svg:height="0.031cm" svg:x="16.255cm" svg:y="14.798cm" svg:viewBox="0 0 100 32" draw:points="100,32 0,0 100,0">
          <text:p/>
        </draw:polygon>
        <draw:line draw:style-name="gr1" draw:text-style-name="P1" draw:layer="layout" svg:x1="15.49cm" svg:y1="13.483cm" svg:x2="15.49cm" svg:y2="13.589cm">
          <text:p/>
        </draw:line>
        <draw:polygon draw:style-name="gr3" draw:text-style-name="P2" draw:layer="layout" svg:width="0.03cm" svg:height="0.103cm" svg:x="15.46cm" svg:y="13.497cm" svg:viewBox="0 0 31 104" draw:points="0,0 31,104 31,0">
          <text:p/>
        </draw:polygon>
        <draw:polygon draw:style-name="gr3" draw:text-style-name="P2" draw:layer="layout" svg:width="0.03cm" svg:height="0.103cm" svg:x="15.489cm" svg:y="13.497cm" svg:viewBox="0 0 31 104" draw:points="31,0 0,104 0,0">
          <text:p/>
        </draw:polygon>
        <draw:line draw:style-name="gr1" draw:text-style-name="P1" draw:layer="layout" svg:x1="15.49cm" svg:y1="13.59cm" svg:x2="15.492cm" svg:y2="13.041cm">
          <text:p/>
        </draw:line>
        <draw:line draw:style-name="gr1" draw:text-style-name="P1" draw:layer="layout" svg:x1="14.724cm" svg:y1="14.003cm" svg:x2="14.196cm" svg:y2="14.001cm">
          <text:p/>
        </draw:line>
        <draw:line draw:style-name="gr1" draw:text-style-name="P1" draw:layer="layout" svg:x1="16.791cm" svg:y1="14.808cm" svg:x2="16.263cm" svg:y2="14.804cm">
          <text:p/>
        </draw:line>
        <draw:line draw:style-name="gr5" draw:text-style-name="P1" draw:layer="layout" svg:x1="14.09cm" svg:y1="12.969cm" svg:x2="14.723cm" svg:y2="13.602cm">
          <text:p/>
        </draw:line>
        <draw:polygon draw:style-name="gr2" draw:text-style-name="P2" draw:layer="layout" svg:width="0.133cm" svg:height="0.135cm" svg:x="14.591cm" svg:y="13.468cm" svg:viewBox="0 0 134 136" draw:points="71,0 134,136 0,75">
          <text:p/>
        </draw:polygon>
        <draw:path draw:style-name="gr2" draw:text-style-name="P2" draw:layer="layout" svg:width="0.271cm" svg:height="0.401cm" svg:x="12.942cm" svg:y="14.196cm" svg:viewBox="0 0 272 402" svg:d="M50 73c30-47 69-72 119-73 26 0 46 7 61 19 16 14 27 30 33 48 6 20 9 40 9 62h-40c-2-24-9-44-19-59-9-16-25-24-48-24s-43 10-60 28c-18 20-33 43-43 72s-16 57-17 86c0 36 5 65 16 89s29 36 54 36c1 0 2 0 2 0 19 0 36-7 51-17 14-11 26-24 34-40 9-16 15-31 18-47h40c-4 18-11 36-18 53s-17 32-29 47c-12 14-27 26-44 35-17 8-37 14-59 14-37 0-64-16-82-48s-27-69-28-111c0-19 3-40 6-59 4-20 10-39 19-58 6-19 15-37 25-53z">
          <text:p/>
        </draw:path>
        <draw:path draw:style-name="gr2" draw:text-style-name="P2" draw:layer="layout" svg:width="0.269cm" svg:height="0.384cm" svg:x="13.198cm" svg:y="14.204cm" svg:viewBox="0 0 270 385" svg:d="M0 385l175-385h48l47 385h-43l-17-116h-115l-47 116zM115 228h92l-16-170z">
          <text:p/>
        </draw:path>
        <draw:path draw:style-name="gr2" draw:text-style-name="P2" draw:layer="layout" svg:width="0.261cm" svg:height="0.4cm" svg:x="13.506cm" svg:y="14.201cm" svg:viewBox="0 0 262 401" svg:d="M6 264h35c0 3 0 9-2 19 1 24 7 41 20 51 12 12 28 18 47 19 24 0 45-6 62-19 18-15 27-31 27-54 0-12-3-22-8-31-6-9-13-15-22-18l-72-26c-36-11-54-35-56-71 1-22 7-43 17-65 9-19 23-35 42-49s43-20 72-20c24 0 46 6 65 19 20 12 29 39 29 77 0 10 0 17-1 23h-41c2-7 3-13 3-17 0-13-4-23-10-32-5-9-14-16-25-20-10-5-21-8-32-8-14 0-26 4-37 10s-20 14-27 25-11 23-12 36c1 21 14 36 37 44l68 23c19 8 34 18 43 33 10 15 15 33 15 53 0 19-3 37-11 52-7 17-18 31-30 43-14 13-29 23-45 29-18 7-35 11-52 11-29 0-54-8-74-24-20-17-30-41-31-71 1-14 3-28 6-42z">
          <text:p/>
        </draw:path>
        <draw:line draw:style-name="gr1" draw:text-style-name="P1" draw:layer="layout" svg:x1="13.335cm" svg:y1="15.196cm" svg:x2="13.335cm" svg:y2="15.302cm">
          <text:p/>
        </draw:line>
        <draw:line draw:style-name="gr1" draw:text-style-name="P1" draw:layer="layout" svg:x1="14.202cm" svg:y1="14.001cm" svg:x2="14.1cm" svg:y2="14.001cm">
          <text:p/>
        </draw:line>
        <draw:line draw:style-name="gr1" draw:text-style-name="P1" draw:layer="layout" svg:x1="12.563cm" svg:y1="14.797cm" svg:x2="12.461cm" svg:y2="14.797cm">
          <text:p/>
        </draw:line>
        <draw:line draw:style-name="gr1" draw:text-style-name="P1" draw:layer="layout" svg:x1="12.563cm" svg:y1="14cm" svg:x2="12.461cm" svg:y2="14cm">
          <text:p/>
        </draw:line>
        <draw:polygon draw:style-name="gr1" draw:text-style-name="P1" draw:layer="layout" svg:width="1.531cm" svg:height="1.593cm" svg:x="12.568cm" svg:y="13.602cm" svg:viewBox="0 0 1532 1594" draw:points="0,1594 0,0 1532,0 1532,1594">
          <text:p/>
        </draw:polygon>
        <draw:polygon draw:style-name="gr3" draw:text-style-name="P2" draw:layer="layout" svg:width="0.1cm" svg:height="0.031cm" svg:x="12.474cm" svg:y="14.001cm" svg:viewBox="0 0 101 32" draw:points="0,32 101,0 0,0">
          <text:p/>
        </draw:polygon>
        <draw:polygon draw:style-name="gr3" draw:text-style-name="P2" draw:layer="layout" svg:width="0.1cm" svg:height="0.031cm" svg:x="12.474cm" svg:y="13.971cm" svg:viewBox="0 0 101 32" draw:points="0,0 101,32 1,32">
          <text:p/>
        </draw:polygon>
        <draw:polygon draw:style-name="gr3" draw:text-style-name="P2" draw:layer="layout" svg:width="0.1cm" svg:height="0.031cm" svg:x="14.1cm" svg:y="14.767cm" svg:viewBox="0 0 101 32" draw:points="101,0 0,32 100,32">
          <text:p/>
        </draw:polygon>
        <draw:polygon draw:style-name="gr3" draw:text-style-name="P2" draw:layer="layout" svg:width="0.099cm" svg:height="0.031cm" svg:x="14.1cm" svg:y="14.798cm" svg:viewBox="0 0 100 32" draw:points="100,32 0,0 100,0">
          <text:p/>
        </draw:polygon>
        <draw:line draw:style-name="gr1" draw:text-style-name="P1" draw:layer="layout" svg:x1="13.336cm" svg:y1="13.483cm" svg:x2="13.336cm" svg:y2="13.589cm">
          <text:p/>
        </draw:line>
        <draw:polygon draw:style-name="gr3" draw:text-style-name="P2" draw:layer="layout" svg:width="0.03cm" svg:height="0.103cm" svg:x="13.305cm" svg:y="13.497cm" svg:viewBox="0 0 31 104" draw:points="0,0 31,104 31,0">
          <text:p/>
        </draw:polygon>
        <draw:polygon draw:style-name="gr3" draw:text-style-name="P2" draw:layer="layout" svg:width="0.03cm" svg:height="0.103cm" svg:x="13.335cm" svg:y="13.497cm" svg:viewBox="0 0 31 104" draw:points="31,0 0,104 0,0">
          <text:p/>
        </draw:polygon>
        <draw:line draw:style-name="gr1" draw:text-style-name="P1" draw:layer="layout" svg:x1="13.337cm" svg:y1="13.591cm" svg:x2="13.332cm" svg:y2="13.073cm">
          <text:p/>
        </draw:line>
        <draw:line draw:style-name="gr1" draw:text-style-name="P1" draw:layer="layout" svg:x1="12.569cm" svg:y1="14.003cm" svg:x2="12.041cm" svg:y2="14.001cm">
          <text:p/>
        </draw:line>
        <draw:line draw:style-name="gr1" draw:text-style-name="P1" draw:layer="layout" svg:x1="14.636cm" svg:y1="14.808cm" svg:x2="14.108cm" svg:y2="14.804cm">
          <text:p/>
        </draw:line>
        <draw:line draw:style-name="gr5" draw:text-style-name="P1" draw:layer="layout" svg:x1="11.937cm" svg:y1="12.967cm" svg:x2="12.568cm" svg:y2="13.602cm">
          <text:p/>
        </draw:line>
        <draw:polygon draw:style-name="gr2" draw:text-style-name="P2" draw:layer="layout" svg:width="0.133cm" svg:height="0.135cm" svg:x="12.437cm" svg:y="13.468cm" svg:viewBox="0 0 134 136" draw:points="70,0 134,136 0,75">
          <text:p/>
        </draw:polygon>
        <draw:path draw:style-name="gr2" draw:text-style-name="P2" draw:layer="layout" svg:width="0.271cm" svg:height="0.401cm" svg:x="17.255cm" svg:y="14.196cm" svg:viewBox="0 0 272 402" svg:d="M50 73c30-47 70-72 119-73 26 0 46 7 62 19 16 14 27 30 33 48 6 20 8 40 8 62h-40c-2-24-8-44-18-59-10-16-26-24-49-24-22 0-43 10-60 28-18 20-33 43-43 72s-17 57-18 86c0 36 7 65 17 89 11 24 29 36 55 36h1c19 0 36-7 51-17 14-11 26-24 34-40 9-16 15-31 18-47h41c-5 18-11 36-19 53-7 17-17 32-29 47-11 14-26 26-44 35-17 8-36 14-58 14-38 0-66-16-83-48-18-32-26-69-28-111 1-19 3-40 7-59 4-20 9-39 17-58 7-19 16-37 26-53z">
          <text:p/>
        </draw:path>
        <draw:path draw:style-name="gr2" draw:text-style-name="P2" draw:layer="layout" svg:width="0.269cm" svg:height="0.384cm" svg:x="17.511cm" svg:y="14.204cm" svg:viewBox="0 0 270 385" svg:d="M0 385l175-385h48l47 385h-43l-16-116h-116l-47 116zM116 228h91l-16-170z">
          <text:p/>
        </draw:path>
        <draw:path draw:style-name="gr2" draw:text-style-name="P2" draw:layer="layout" svg:width="0.261cm" svg:height="0.4cm" svg:x="17.819cm" svg:y="14.201cm" svg:viewBox="0 0 262 401" svg:d="M6 264h36c0 3-1 9-2 19 0 24 7 41 20 51 12 12 28 18 47 19 24 0 44-6 62-19 18-15 27-31 27-54 0-12-3-22-8-31-6-9-13-15-22-18l-72-26c-35-11-55-35-56-71 1-22 6-43 16-65 10-19 24-35 43-49 20-14 43-20 72-20 24 0 45 6 65 19 19 12 28 39 28 77 0 10 0 17-1 23h-40c1-7 2-13 2-17 0-13-3-23-10-32-5-9-14-16-24-20-10-5-21-8-32-8-13 0-26 4-37 10s-20 14-26 25c-7 11-11 23-12 36 1 21 12 36 35 44l68 23c19 8 34 18 44 33s14 33 14 53c0 19-3 37-11 52-7 17-17 31-30 43-13 13-28 23-45 29-17 7-34 11-52 11-28 0-52-8-74-24-20-17-30-41-31-71 1-14 3-28 6-42z">
          <text:p/>
        </draw:path>
        <draw:line draw:style-name="gr1" draw:text-style-name="P1" draw:layer="layout" svg:x1="17.649cm" svg:y1="15.196cm" svg:x2="17.649cm" svg:y2="15.302cm">
          <text:p/>
        </draw:line>
        <draw:line draw:style-name="gr1" draw:text-style-name="P1" draw:layer="layout" svg:x1="18.516cm" svg:y1="14.001cm" svg:x2="18.414cm" svg:y2="14.001cm">
          <text:p/>
        </draw:line>
        <draw:line draw:style-name="gr1" draw:text-style-name="P1" draw:layer="layout" svg:x1="16.877cm" svg:y1="14.797cm" svg:x2="16.775cm" svg:y2="14.797cm">
          <text:p/>
        </draw:line>
        <draw:line draw:style-name="gr1" draw:text-style-name="P1" draw:layer="layout" svg:x1="16.877cm" svg:y1="14cm" svg:x2="16.775cm" svg:y2="14cm">
          <text:p/>
        </draw:line>
        <draw:polygon draw:style-name="gr1" draw:text-style-name="P1" draw:layer="layout" svg:width="1.531cm" svg:height="1.593cm" svg:x="16.881cm" svg:y="13.602cm" svg:viewBox="0 0 1532 1594" draw:points="0,1594 0,0 1532,0 1532,1594">
          <text:p/>
        </draw:polygon>
        <draw:polygon draw:style-name="gr3" draw:text-style-name="P2" draw:layer="layout" svg:width="0.099cm" svg:height="0.031cm" svg:x="16.788cm" svg:y="14.001cm" svg:viewBox="0 0 100 32" draw:points="0,32 100,0 0,0">
          <text:p/>
        </draw:polygon>
        <draw:polygon draw:style-name="gr3" draw:text-style-name="P2" draw:layer="layout" svg:width="0.099cm" svg:height="0.031cm" svg:x="16.788cm" svg:y="13.971cm" svg:viewBox="0 0 100 32" draw:points="0,0 100,32 0,32">
          <text:p/>
        </draw:polygon>
        <draw:polygon draw:style-name="gr3" draw:text-style-name="P2" draw:layer="layout" svg:width="0.099cm" svg:height="0.031cm" svg:x="18.414cm" svg:y="14.767cm" svg:viewBox="0 0 100 32" draw:points="100,0 0,32 100,32">
          <text:p/>
        </draw:polygon>
        <draw:polygon draw:style-name="gr3" draw:text-style-name="P2" draw:layer="layout" svg:width="0.1cm" svg:height="0.031cm" svg:x="18.414cm" svg:y="14.798cm" svg:viewBox="0 0 101 32" draw:points="101,32 0,0 101,0">
          <text:p/>
        </draw:polygon>
        <draw:line draw:style-name="gr1" draw:text-style-name="P1" draw:layer="layout" svg:x1="17.65cm" svg:y1="13.483cm" svg:x2="17.65cm" svg:y2="13.589cm">
          <text:p/>
        </draw:line>
        <draw:polygon draw:style-name="gr3" draw:text-style-name="P2" draw:layer="layout" svg:width="0.03cm" svg:height="0.103cm" svg:x="17.619cm" svg:y="13.497cm" svg:viewBox="0 0 31 104" draw:points="0,0 31,104 31,0">
          <text:p/>
        </draw:polygon>
        <draw:polygon draw:style-name="gr3" draw:text-style-name="P2" draw:layer="layout" svg:width="0.03cm" svg:height="0.103cm" svg:x="17.648cm" svg:y="13.497cm" svg:viewBox="0 0 31 104" draw:points="31,0 0,104 0,0">
          <text:p/>
        </draw:polygon>
        <draw:line draw:style-name="gr1" draw:text-style-name="P1" draw:layer="layout" svg:x1="17.65cm" svg:y1="13.59cm" svg:x2="17.652cm" svg:y2="13.041cm">
          <text:p/>
        </draw:line>
        <draw:line draw:style-name="gr1" draw:text-style-name="P1" draw:layer="layout" svg:x1="16.882cm" svg:y1="14.003cm" svg:x2="16.354cm" svg:y2="14.001cm">
          <text:p/>
        </draw:line>
        <draw:line draw:style-name="gr1" draw:text-style-name="P1" draw:layer="layout" svg:x1="18.95cm" svg:y1="14.808cm" svg:x2="18.422cm" svg:y2="14.804cm">
          <text:p/>
        </draw:line>
        <draw:line draw:style-name="gr5" draw:text-style-name="P1" draw:layer="layout" svg:x1="16.257cm" svg:y1="12.972cm" svg:x2="16.881cm" svg:y2="13.603cm">
          <text:p/>
        </draw:line>
        <draw:polygon draw:style-name="gr2" draw:text-style-name="P2" draw:layer="layout" svg:width="0.132cm" svg:height="0.135cm" svg:x="16.751cm" svg:y="13.468cm" svg:viewBox="0 0 133 136" draw:points="70,0 133,136 0,74">
          <text:p/>
        </draw:polygon>
        <draw:path draw:style-name="gr2" draw:text-style-name="P2" draw:layer="layout" svg:width="0.093cm" svg:height="0.2cm" svg:x="17.731cm" svg:y="12.844cm" svg:viewBox="0 0 94 201" svg:d="M16 101c0 33 3 55 8 67s13 19 24 19 18-7 23-19 7-34 7-67c0-32-2-54-7-66-5-14-12-20-23-20s-19 6-24 20c-5 12-8 34-8 66zM0 101c0-20 1-36 3-47 0-12 3-20 6-27 4-9 10-15 17-20 5-4 13-7 22-7 8 0 16 3 22 7 7 5 12 11 16 20 2 7 5 16 6 28 2 12 2 27 2 46s0 35-1 47c-2 11-5 21-7 27-4 9-9 15-16 20-6 4-14 6-22 6-9 0-17-2-22-6-7-5-13-11-17-20-3-6-6-15-6-26-2-13-3-28-3-48z">
          <text:p/>
        </draw:path>
        <draw:path draw:style-name="gr2" draw:text-style-name="P2" draw:layer="layout" svg:width="0.171cm" svg:height="0.279cm" svg:x="17.515cm" svg:y="12.708cm" svg:viewBox="0 0 172 280" svg:d="M0 280l73-280h27l72 280h-23l-23-87h-81l-24 87zM49 172h73l-37-141z">
          <text:p/>
        </draw:path>
        <draw:polyline draw:style-name="gr1" draw:text-style-name="P1" draw:layer="layout" svg:width="0.436cm" svg:height="0.804cm" svg:x="18.516cm" svg:y="14.001cm" svg:viewBox="0 0 437 805" draw:points="0,0 437,4 435,805">
          <text:p/>
        </draw:polyline>
        <draw:line draw:style-name="gr1" draw:text-style-name="P1" draw:layer="layout" svg:x1="2.644cm" svg:y1="8.114cm" svg:x2="3.83cm" svg:y2="8.109cm">
          <text:p/>
        </draw:line>
        <draw:line draw:style-name="gr1" draw:text-style-name="P1" draw:layer="layout" svg:x1="2.644cm" svg:y1="10.344cm" svg:x2="5.988cm" svg:y2="10.336cm">
          <text:p/>
        </draw:line>
        <draw:line draw:style-name="gr1" draw:text-style-name="P1" draw:layer="layout" svg:x1="2.644cm" svg:y1="12.572cm" svg:x2="8.144cm" svg:y2="12.567cm">
          <text:p/>
        </draw:line>
        <draw:line draw:style-name="gr1" draw:text-style-name="P1" draw:layer="layout" svg:x1="2.644cm" svg:y1="14.802cm" svg:x2="10.302cm" svg:y2="14.797cm">
          <text:p/>
        </draw:line>
        <draw:path draw:style-name="gr6" draw:text-style-name="P2" draw:layer="layout" svg:width="0.082cm" svg:height="0.085cm" svg:x="7.673cm" svg:y="12.525cm" svg:viewBox="0 0 83 86" svg:d="M42 0c22 0 41 19 41 42 0 24-19 44-41 44-24 0-42-20-42-44 0-23 18-42 42-42z">
          <text:p/>
        </draw:path>
        <draw:path draw:style-name="gr6" draw:text-style-name="P2" draw:layer="layout" svg:width="0.082cm" svg:height="0.085cm" svg:x="3.376cm" svg:y="8.068cm" svg:viewBox="0 0 83 86" svg:d="M42 0c23 0 41 19 41 43 0 23-18 43-41 43-22 0-42-20-42-43 0-24 20-43 42-43z">
          <text:p/>
        </draw:path>
        <draw:path draw:style-name="gr6" draw:text-style-name="P2" draw:layer="layout" svg:width="0.082cm" svg:height="0.085cm" svg:x="5.535cm" svg:y="10.294cm" svg:viewBox="0 0 83 86" svg:d="M41 0c23 0 42 19 42 42s-19 44-42 44c-22 0-41-21-41-44s19-42 41-42z">
          <text:p/>
        </draw:path>
        <draw:polyline draw:style-name="gr1" draw:text-style-name="P1" draw:layer="layout" svg:width="2.149cm" svg:height="1.437cm" svg:x="3.417cm" svg:y="8.11cm" svg:viewBox="0 0 2150 1438" draw:points="0,0 0,1438 2150,1431">
          <text:p/>
        </draw:polyline>
        <draw:polyline draw:style-name="gr1" draw:text-style-name="P1" draw:layer="layout" svg:width="2.147cm" svg:height="1.439cm" svg:x="5.576cm" svg:y="10.336cm" svg:viewBox="0 0 2148 1440" draw:points="0,0 0,1440 2148,1437">
          <text:p/>
        </draw:polyline>
        <draw:polyline draw:style-name="gr1" draw:text-style-name="P1" draw:layer="layout" svg:width="2.167cm" svg:height="1.438cm" svg:x="7.714cm" svg:y="12.567cm" svg:viewBox="0 0 2168 1439" draw:points="0,0 0,1439 2168,1434">
          <text:p/>
        </draw:polyline>
        <draw:path draw:style-name="gr2" draw:text-style-name="P2" draw:layer="layout" svg:width="0.093cm" svg:height="0.2cm" svg:x="3.378cm" svg:y="7.046cm" svg:viewBox="0 0 94 201" svg:d="M0 145h16c0 13 3 23 8 30 6 7 13 11 22 11s17-4 23-12c6-7 8-17 8-30 0-14-2-25-9-31-6-7-16-10-30-10-2 0-4 0-5 1-1 0-2 0-3 0v-16h1c15 0 25-2 32-9 7-6 10-17 10-30 0-11-2-19-7-26-5-6-11-9-19-9-9 0-16 4-20 10-5 7-7 16-7 27v1h-16c0-17 5-30 12-39 8-9 17-13 30-13s23 4 31 13c8 8 11 21 11 36 0 10-1 20-5 27-5 8-11 14-19 19 10 3 18 9 23 17s7 19 7 32c0 18-5 31-13 42-9 10-21 15-35 15-15 0-26-5-33-15-9-10-13-23-13-41z">
          <text:p/>
        </draw:path>
        <draw:path draw:style-name="gr2" draw:text-style-name="P2" draw:layer="layout" svg:width="0.141cm" svg:height="0.279cm" svg:x="3.179cm" svg:y="6.91cm" svg:viewBox="0 0 142 280" svg:d="M0 280v-280h48c30 0 52 5 66 16s20 28 20 53c0 16-3 30-9 41-6 10-14 18-27 24 16 6 27 14 34 24 7 11 10 25 10 42 0 27-7 48-20 61-14 12-36 19-65 19zM23 259h31c23 0 40-4 50-14 10-9 15-24 15-45 0-19-5-33-15-42-11-8-27-13-48-13h-33zM23 125h31c20 0 34-5 43-14 9-8 14-23 14-41s-5-31-14-38-24-11-45-11h-29z">
          <text:p/>
        </draw:path>
        <draw:path draw:style-name="gr2" draw:text-style-name="P2" draw:layer="layout" svg:width="0.093cm" svg:height="0.2cm" svg:x="2.758cm" svg:y="7.039cm" svg:viewBox="0 0 94 201" svg:d="M18 92c5-7 10-11 15-14 5-4 11-5 17-5 14 0 24 6 33 16 7 12 11 27 11 46 0 21-4 37-12 48-9 12-20 18-34 18-17 0-28-7-36-22-9-15-12-38-12-69 0-37 3-66 13-83 7-18 20-27 38-27 11 0 20 4 27 12 7 7 11 17 11 31h-14c-1-8-3-16-7-21s-10-8-17-8c-11 0-19 7-25 21-5 13-8 31-8 57zM49 187c9 0 16-5 22-14 5-9 7-22 7-39 0-15-2-27-7-35-6-8-13-12-23-12-9 0-16 4-21 11-5 8-7 19-7 32 0 18 2 32 7 42 5 9 13 15 22 15z">
          <text:p/>
        </draw:path>
        <draw:path draw:style-name="gr2" draw:text-style-name="P2" draw:layer="layout" svg:width="0.17cm" svg:height="0.279cm" svg:x="2.541cm" svg:y="6.903cm" svg:viewBox="0 0 171 280" svg:d="M0 280l73-280h27l71 280h-23l-22-88h-81l-24 88zM48 171h73l-36-140z">
          <text:p/>
        </draw:path>
        <draw:line draw:style-name="gr1" draw:text-style-name="P1" draw:layer="layout" svg:x1="2.527cm" svg:y1="6.857cm" svg:x2="2.849cm" svg:y2="6.857cm">
          <text:p/>
        </draw:line>
        <draw:line draw:style-name="gr1" draw:text-style-name="P1" draw:layer="layout" svg:x1="2.92cm" svg:y1="7.071cm" svg:x2="3.108cm" svg:y2="7.071cm">
          <text:p/>
        </draw:line>
        <draw:line draw:style-name="gr1" draw:text-style-name="P1" draw:layer="layout" svg:x1="3.013cm" svg:y1="7.168cm" svg:x2="3.013cm" svg:y2="6.972cm">
          <text:p/>
        </draw:line>
        <draw:path draw:style-name="gr1" draw:text-style-name="P1" draw:layer="layout" svg:width="0.188cm" svg:height="0.196cm" svg:x="2.92cm" svg:y="6.972cm" svg:viewBox="0 0 189 197" svg:d="M94 0c52 0 95 44 95 98s-43 99-95 99c-51 0-94-45-94-99s43-98 94-98z">
          <text:p/>
        </draw:path>
        <draw:frame draw:style-name="gr7" draw:text-style-name="P4" draw:layer="layout" svg:width="2.352cm" svg:height="0.475cm" svg:x="1.4cm" svg:y="6.434cm">
          <draw:text-box>
            <text:p text:style-name="P3"><text:span text:style-name="T1">1 </text:span><text:span text:style-name="T2">X</text:span><text:span text:style-name="T2">O</text:span><text:span text:style-name="T2">R </text:span><text:span text:style-name="T3">0 </text:span><text:span text:style-name="T2">= </text:span><text:span text:style-name="T4">1</text:span></text:p>
          </draw:text-box>
        </draw:frame>
        <draw:frame draw:style-name="gr8" draw:text-style-name="P5" draw:layer="layout" svg:width="0.54cm" svg:height="0.712cm" svg:x="6.879cm" svg:y="5.456cm">
          <draw:text-box>
            <text:p text:style-name="P3"><text:span text:style-name="T5">1</text:span></text:p>
          </draw:text-box>
        </draw:frame>
        <draw:frame draw:style-name="gr8" draw:text-style-name="P5" draw:layer="layout" svg:width="0.54cm" svg:height="0.712cm" svg:x="8.904cm" svg:y="5.456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10.93cm" svg:y="5.456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3.27cm" svg:y="5.456cm">
          <draw:text-box>
            <text:p text:style-name="P3"><text:span text:style-name="T6">0</text:span></text:p>
          </draw:text-box>
        </draw:frame>
        <draw:frame draw:style-name="gr9" draw:text-style-name="P5" draw:layer="layout" svg:width="0.539cm" svg:height="0.712cm" svg:x="5.529cm" svg:y="5.456cm">
          <draw:text-box>
            <text:p text:style-name="P3"><text:span text:style-name="T6">1</text:span></text:p>
          </draw:text-box>
        </draw:frame>
        <draw:frame draw:style-name="gr8" draw:text-style-name="P5" draw:layer="layout" svg:width="0.54cm" svg:height="0.712cm" svg:x="7.721cm" svg:y="5.456cm">
          <draw:text-box>
            <text:p text:style-name="P3"><text:span text:style-name="T6">1</text:span></text:p>
          </draw:text-box>
        </draw:frame>
        <draw:frame draw:style-name="gr8" draw:text-style-name="P5" draw:layer="layout" svg:width="0.54cm" svg:height="0.712cm" svg:x="9.746cm" svg:y="5.456cm">
          <draw:text-box>
            <text:p text:style-name="P3"><text:span text:style-name="T6">0</text:span></text:p>
          </draw:text-box>
        </draw:frame>
        <draw:frame draw:style-name="gr9" draw:text-style-name="P5" draw:layer="layout" svg:width="0.539cm" svg:height="0.712cm" svg:x="13.461cm" svg:y="7.653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15.655cm" svg:y="9.935cm">
          <draw:text-box>
            <text:p text:style-name="P3"><text:span text:style-name="T5">1</text:span></text:p>
          </draw:text-box>
        </draw:frame>
        <draw:frame draw:style-name="gr8" draw:text-style-name="P5" draw:layer="layout" svg:width="0.54cm" svg:height="0.712cm" svg:x="17.681cm" svg:y="12.042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12.046cm" svg:y="7.478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6.139cm" svg:y="8.577cm">
          <draw:text-box>
            <text:p text:style-name="P3"><text:span text:style-name="T6">0</text:span></text:p>
          </draw:text-box>
        </draw:frame>
        <draw:frame draw:style-name="gr9" draw:text-style-name="P5" draw:layer="layout" svg:width="0.539cm" svg:height="0.712cm" svg:x="8.334cm" svg:y="10.782cm">
          <draw:text-box>
            <text:p text:style-name="P3"><text:span text:style-name="T6">0</text:span></text:p>
          </draw:text-box>
        </draw:frame>
        <draw:frame draw:style-name="gr8" draw:text-style-name="P5" draw:layer="layout" svg:width="0.54cm" svg:height="0.712cm" svg:x="9.957cm" svg:y="12.712cm">
          <draw:text-box>
            <text:p text:style-name="P3"><text:span text:style-name="T6">0</text:span></text:p>
          </draw:text-box>
        </draw:frame>
        <draw:frame draw:style-name="gr8" draw:text-style-name="P5" draw:layer="layout" svg:width="0.54cm" svg:height="0.712cm" svg:x="8.164cm" svg:y="8.577cm">
          <draw:text-box>
            <text:p text:style-name="P3"><text:span text:style-name="T6">1</text:span></text:p>
          </draw:text-box>
        </draw:frame>
        <draw:frame draw:style-name="gr9" draw:text-style-name="P5" draw:layer="layout" svg:width="0.539cm" svg:height="0.712cm" svg:x="10.359cm" svg:y="10.782cm">
          <draw:text-box>
            <text:p text:style-name="P3"><text:span text:style-name="T6">1</text:span></text:p>
          </draw:text-box>
        </draw:frame>
        <draw:frame draw:style-name="gr9" draw:text-style-name="P5" draw:layer="layout" svg:width="0.539cm" svg:height="0.712cm" svg:x="12.046cm" svg:y="12.712cm">
          <draw:text-box>
            <text:p text:style-name="P3"><text:span text:style-name="T6">1</text:span></text:p>
          </draw:text-box>
        </draw:frame>
        <draw:frame draw:style-name="gr9" draw:text-style-name="P5" draw:layer="layout" svg:width="0.539cm" svg:height="0.712cm" svg:x="10.359cm" svg:y="8.577cm">
          <draw:text-box>
            <text:p text:style-name="P3"><text:span text:style-name="T6">1</text:span></text:p>
          </draw:text-box>
        </draw:frame>
        <draw:frame draw:style-name="gr8" draw:text-style-name="P5" draw:layer="layout" svg:width="0.54cm" svg:height="0.712cm" svg:x="12.553cm" svg:y="8.577cm">
          <draw:text-box>
            <text:p text:style-name="P3"><text:span text:style-name="T6">0</text:span></text:p>
          </draw:text-box>
        </draw:frame>
        <draw:frame draw:style-name="gr8" draw:text-style-name="P5" draw:layer="layout" svg:width="0.54cm" svg:height="0.712cm" svg:x="12.553cm" svg:y="10.782cm">
          <draw:text-box>
            <text:p text:style-name="P3"><text:span text:style-name="T6">1</text:span></text:p>
          </draw:text-box>
        </draw:frame>
        <draw:frame draw:style-name="gr9" draw:text-style-name="P5" draw:layer="layout" svg:width="0.539cm" svg:height="0.712cm" svg:x="14.746cm" svg:y="10.782cm">
          <draw:text-box>
            <text:p text:style-name="P3"><text:span text:style-name="T6">0</text:span></text:p>
          </draw:text-box>
        </draw:frame>
        <draw:frame draw:style-name="gr9" draw:text-style-name="P5" draw:layer="layout" svg:width="0.539cm" svg:height="0.712cm" svg:x="14.177cm" svg:y="12.712cm">
          <draw:text-box>
            <text:p text:style-name="P3"><text:span text:style-name="T6">1</text:span></text:p>
          </draw:text-box>
        </draw:frame>
        <draw:frame draw:style-name="gr9" draw:text-style-name="P5" draw:layer="layout" svg:width="0.539cm" svg:height="0.712cm" svg:x="16.435cm" svg:y="12.712cm">
          <draw:text-box>
            <text:p text:style-name="P3"><text:span text:style-name="T6">0</text:span></text:p>
          </draw:text-box>
        </draw:frame>
        <draw:frame draw:style-name="gr9" draw:text-style-name="P5" draw:layer="layout" svg:width="0.539cm" svg:height="0.712cm" svg:x="4.515cm" svg:y="5.456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11.266cm" svg:y="8.53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9.916cm" svg:y="7.478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7.721cm" svg:y="7.478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9.072cm" svg:y="8.53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6.983cm" svg:y="8.53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5.529cm" svg:y="7.478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3.334cm" svg:y="7.478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4.853cm" svg:y="8.53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5.674cm" svg:y="8.98cm">
          <draw:text-box>
            <text:p text:style-name="P3"><text:span text:style-name="T7">0</text:span></text:p>
          </draw:text-box>
        </draw:frame>
        <draw:frame draw:style-name="gr8" draw:text-style-name="P5" draw:layer="layout" svg:width="0.54cm" svg:height="0.712cm" svg:x="14.181cm" svg:y="9.635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13.416cm" svg:y="10.755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12.111cm" svg:y="9.654cm">
          <draw:text-box>
            <text:p text:style-name="P3"><text:span text:style-name="T7">0</text:span></text:p>
          </draw:text-box>
        </draw:frame>
        <draw:frame draw:style-name="gr8" draw:text-style-name="P5" draw:layer="layout" svg:width="0.54cm" svg:height="0.712cm" svg:x="11.203cm" svg:y="10.735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9.916cm" svg:y="9.585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7.721cm" svg:y="9.607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9.072cm" svg:y="10.742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6.983cm" svg:y="10.742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5.529cm" svg:y="9.759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7.721cm" svg:y="11.163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16.435cm" svg:y="12.01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15.655cm" svg:y="12.92cm">
          <draw:text-box>
            <text:p text:style-name="P3"><text:span text:style-name="T5">1</text:span></text:p>
          </draw:text-box>
        </draw:frame>
        <draw:frame draw:style-name="gr8" draw:text-style-name="P5" draw:layer="layout" svg:width="0.54cm" svg:height="0.712cm" svg:x="14.305cm" svg:y="11.866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13.461cm" svg:y="12.993cm">
          <draw:text-box>
            <text:p text:style-name="P3"><text:span text:style-name="T5">1</text:span></text:p>
          </draw:text-box>
        </draw:frame>
        <draw:frame draw:style-name="gr9" draw:text-style-name="P5" draw:layer="layout" svg:width="0.539cm" svg:height="0.712cm" svg:x="12.046cm" svg:y="11.866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11.371cm" svg:y="12.92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10.02cm" svg:y="11.866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9.072cm" svg:y="12.92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7.721cm" svg:y="11.866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10.02cm" svg:y="13.415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18.46cm" svg:y="14.267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17.681cm" svg:y="15.171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16.331cm" svg:y="14.116cm">
          <draw:text-box>
            <text:p text:style-name="P3"><text:span text:style-name="T7">1</text:span></text:p>
          </draw:text-box>
        </draw:frame>
        <draw:frame draw:style-name="gr8" draw:text-style-name="P5" draw:layer="layout" svg:width="0.54cm" svg:height="0.712cm" svg:x="15.655cm" svg:y="15.203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14.305cm" svg:y="14.148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13.461cm" svg:y="15.203cm">
          <draw:text-box>
            <text:p text:style-name="P3"><text:span text:style-name="T5">0</text:span></text:p>
          </draw:text-box>
        </draw:frame>
        <draw:frame draw:style-name="gr9" draw:text-style-name="P5" draw:layer="layout" svg:width="0.539cm" svg:height="0.712cm" svg:x="12.111cm" svg:y="14.148cm">
          <draw:text-box>
            <text:p text:style-name="P3"><text:span text:style-name="T7">1</text:span></text:p>
          </draw:text-box>
        </draw:frame>
        <draw:frame draw:style-name="gr10" draw:text-style-name="P4" draw:layer="layout" svg:width="0.359cm" svg:height="0.475cm" svg:x="11.266cm" svg:y="7.023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10.591cm" svg:y="7.023cm">
          <draw:text-box>
            <text:p text:style-name="P3"><text:span text:style-name="T3">1</text:span></text:p>
          </draw:text-box>
        </draw:frame>
        <draw:frame draw:style-name="gr10" draw:text-style-name="P4" draw:layer="layout" svg:width="0.359cm" svg:height="0.475cm" svg:x="9.109cm" svg:y="7.043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8.434cm" svg:y="7.043cm">
          <draw:text-box>
            <text:p text:style-name="P3"><text:span text:style-name="T3">0</text:span></text:p>
          </draw:text-box>
        </draw:frame>
        <draw:frame draw:style-name="gr10" draw:text-style-name="P4" draw:layer="layout" svg:width="0.359cm" svg:height="0.475cm" svg:x="6.879cm" svg:y="7.043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6.204cm" svg:y="7.043cm">
          <draw:text-box>
            <text:p text:style-name="P3"><text:span text:style-name="T3">0</text:span></text:p>
          </draw:text-box>
        </draw:frame>
        <draw:frame draw:style-name="gr10" draw:text-style-name="P4" draw:layer="layout" svg:width="0.359cm" svg:height="0.475cm" svg:x="4.684cm" svg:y="7.03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4.009cm" svg:y="7.03cm">
          <draw:text-box>
            <text:p text:style-name="P3"><text:span text:style-name="T3">1</text:span></text:p>
          </draw:text-box>
        </draw:frame>
        <draw:frame draw:style-name="gr10" draw:text-style-name="P4" draw:layer="layout" svg:width="0.359cm" svg:height="0.475cm" svg:x="13.292cm" svg:y="9.219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12.616cm" svg:y="9.219cm">
          <draw:text-box>
            <text:p text:style-name="P3"><text:span text:style-name="T3">0</text:span></text:p>
          </draw:text-box>
        </draw:frame>
        <draw:frame draw:style-name="gr10" draw:text-style-name="P4" draw:layer="layout" svg:width="0.359cm" svg:height="0.475cm" svg:x="11.304cm" svg:y="9.219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10.629cm" svg:y="9.219cm">
          <draw:text-box>
            <text:p text:style-name="P3"><text:span text:style-name="T3">1</text:span></text:p>
          </draw:text-box>
        </draw:frame>
        <draw:frame draw:style-name="gr10" draw:text-style-name="P4" draw:layer="layout" svg:width="0.359cm" svg:height="0.475cm" svg:x="9.109cm" svg:y="9.219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8.434cm" svg:y="9.219cm">
          <draw:text-box>
            <text:p text:style-name="P3"><text:span text:style-name="T3">1</text:span></text:p>
          </draw:text-box>
        </draw:frame>
        <draw:frame draw:style-name="gr10" draw:text-style-name="P4" draw:layer="layout" svg:width="0.359cm" svg:height="0.475cm" svg:x="7.084cm" svg:y="9.219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6.409cm" svg:y="9.219cm">
          <draw:text-box>
            <text:p text:style-name="P3"><text:span text:style-name="T3">0</text:span></text:p>
          </draw:text-box>
        </draw:frame>
        <draw:frame draw:style-name="gr11" draw:text-style-name="P6" draw:layer="layout" svg:width="1.484cm" svg:height="0.319cm" svg:x="10.588cm" svg:y="8.156cm">
          <draw:text-box>
            <text:p text:style-name="P3"><text:span text:style-name="T8">1+</text:span><text:span text:style-name="T8">1+</text:span><text:span text:style-name="T8">1=</text:span><text:span text:style-name="T8">1</text:span><text:span text:style-name="T8">C</text:span><text:span text:style-name="T8">1</text:span></text:p>
          </draw:text-box>
        </draw:frame>
        <draw:frame draw:style-name="gr12" draw:text-style-name="P6" draw:layer="layout" svg:width="1.484cm" svg:height="0.319cm" svg:x="8.403cm" svg:y="8.161cm">
          <draw:text-box>
            <text:p text:style-name="P3"><text:span text:style-name="T8">0+</text:span><text:span text:style-name="T8">0+</text:span><text:span text:style-name="T8">1=</text:span><text:span text:style-name="T8">1</text:span><text:span text:style-name="T8">C</text:span><text:span text:style-name="T8">0</text:span></text:p>
          </draw:text-box>
        </draw:frame>
        <draw:frame draw:style-name="gr11" draw:text-style-name="P6" draw:layer="layout" svg:width="1.484cm" svg:height="0.319cm" svg:x="6.211cm" svg:y="8.161cm">
          <draw:text-box>
            <text:p text:style-name="P3"><text:span text:style-name="T8">0+</text:span><text:span text:style-name="T8">1+</text:span><text:span text:style-name="T8">0=</text:span><text:span text:style-name="T8">1</text:span><text:span text:style-name="T8">C</text:span><text:span text:style-name="T8">0</text:span></text:p>
          </draw:text-box>
        </draw:frame>
        <draw:frame draw:style-name="gr12" draw:text-style-name="P6" draw:layer="layout" svg:width="1.484cm" svg:height="0.319cm" svg:x="4.016cm" svg:y="8.156cm">
          <draw:text-box>
            <text:p text:style-name="P3"><text:span text:style-name="T8">1+</text:span><text:span text:style-name="T8">0+</text:span><text:span text:style-name="T8">0=</text:span><text:span text:style-name="T8">1</text:span><text:span text:style-name="T8">C</text:span><text:span text:style-name="T8">0</text:span></text:p>
          </draw:text-box>
        </draw:frame>
        <draw:frame draw:style-name="gr11" draw:text-style-name="P6" draw:layer="layout" svg:width="1.484cm" svg:height="0.319cm" svg:x="12.766cm" svg:y="10.438cm">
          <draw:text-box>
            <text:p text:style-name="P3"><text:span text:style-name="T8">0+</text:span><text:span text:style-name="T8">0+</text:span><text:span text:style-name="T8">0=</text:span><text:span text:style-name="T8">0</text:span><text:span text:style-name="T8">C</text:span><text:span text:style-name="T8">0</text:span></text:p>
          </draw:text-box>
        </draw:frame>
        <draw:frame draw:style-name="gr13" draw:text-style-name="P6" draw:layer="layout" svg:width="1.484cm" svg:height="0.319cm" svg:x="10.599cm" svg:y="10.441cm">
          <draw:text-box>
            <text:p text:style-name="P3"><text:span text:style-name="T8">1+</text:span><text:span text:style-name="T8">1+</text:span><text:span text:style-name="T8">0=</text:span><text:span text:style-name="T8">0</text:span><text:span text:style-name="T8">C</text:span><text:span text:style-name="T8">1</text:span></text:p>
          </draw:text-box>
        </draw:frame>
        <draw:frame draw:style-name="gr14" draw:text-style-name="P6" draw:layer="layout" svg:width="1.484cm" svg:height="0.319cm" svg:x="8.403cm" svg:y="10.441cm">
          <draw:text-box>
            <text:p text:style-name="P3"><text:span text:style-name="T8">1+</text:span><text:span text:style-name="T8">1+</text:span><text:span text:style-name="T8">1=</text:span><text:span text:style-name="T8">1</text:span><text:span text:style-name="T8">C</text:span><text:span text:style-name="T8">1</text:span></text:p>
          </draw:text-box>
        </draw:frame>
        <draw:frame draw:style-name="gr13" draw:text-style-name="P6" draw:layer="layout" svg:width="1.484cm" svg:height="0.319cm" svg:x="6.211cm" svg:y="10.441cm">
          <draw:text-box>
            <text:p text:style-name="P3"><text:span text:style-name="T8">0+</text:span><text:span text:style-name="T8">1+</text:span><text:span text:style-name="T8">1=</text:span><text:span text:style-name="T8">0</text:span><text:span text:style-name="T8">C</text:span><text:span text:style-name="T8">1</text:span></text:p>
          </draw:text-box>
        </draw:frame>
        <draw:frame draw:style-name="gr11" draw:text-style-name="P6" draw:layer="layout" svg:width="1.484cm" svg:height="0.319cm" svg:x="14.87cm" svg:y="12.674cm">
          <draw:text-box>
            <text:p text:style-name="P3"><text:span text:style-name="T8">1+</text:span><text:span text:style-name="T8">1+</text:span><text:span text:style-name="T8">1=</text:span><text:span text:style-name="T8">1</text:span><text:span text:style-name="T8">C</text:span><text:span text:style-name="T8">1</text:span></text:p>
          </draw:text-box>
        </draw:frame>
        <draw:frame draw:style-name="gr10" draw:text-style-name="P4" draw:layer="layout" svg:width="0.359cm" svg:height="0.475cm" svg:x="15.486cm" svg:y="11.35cm">
          <draw:text-box>
            <text:p text:style-name="P3"><text:span text:style-name="T1">1</text:span></text:p>
          </draw:text-box>
        </draw:frame>
        <draw:frame draw:style-name="gr15" draw:text-style-name="P4" draw:layer="layout" svg:width="0.358cm" svg:height="0.475cm" svg:x="14.812cm" svg:y="11.35cm">
          <draw:text-box>
            <text:p text:style-name="P3"><text:span text:style-name="T3">1</text:span></text:p>
          </draw:text-box>
        </draw:frame>
        <draw:frame draw:style-name="gr10" draw:text-style-name="P4" draw:layer="layout" svg:width="0.359cm" svg:height="0.475cm" svg:x="13.292cm" svg:y="11.326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12.616cm" svg:y="11.326cm">
          <draw:text-box>
            <text:p text:style-name="P3"><text:span text:style-name="T3">0</text:span></text:p>
          </draw:text-box>
        </draw:frame>
        <draw:frame draw:style-name="gr11" draw:text-style-name="P6" draw:layer="layout" svg:width="1.484cm" svg:height="0.319cm" svg:x="12.624cm" svg:y="12.674cm">
          <draw:text-box>
            <text:p text:style-name="P3"><text:span text:style-name="T8">0+</text:span><text:span text:style-name="T8">0+</text:span><text:span text:style-name="T8">1=</text:span><text:span text:style-name="T8">1</text:span><text:span text:style-name="T8">C</text:span><text:span text:style-name="T8">0</text:span></text:p>
          </draw:text-box>
        </draw:frame>
        <draw:frame draw:style-name="gr10" draw:text-style-name="P4" draw:layer="layout" svg:width="0.359cm" svg:height="0.475cm" svg:x="11.135cm" svg:y="11.35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10.46cm" svg:y="11.35cm">
          <draw:text-box>
            <text:p text:style-name="P3"><text:span text:style-name="T3">0</text:span></text:p>
          </draw:text-box>
        </draw:frame>
        <draw:frame draw:style-name="gr11" draw:text-style-name="P6" draw:layer="layout" svg:width="1.484cm" svg:height="0.319cm" svg:x="10.599cm" svg:y="12.666cm">
          <draw:text-box>
            <text:p text:style-name="P3"><text:span text:style-name="T8">0+</text:span><text:span text:style-name="T8">0+</text:span><text:span text:style-name="T8">0=</text:span><text:span text:style-name="T8">0</text:span><text:span text:style-name="T8">C</text:span><text:span text:style-name="T8">0</text:span></text:p>
          </draw:text-box>
        </draw:frame>
        <draw:frame draw:style-name="gr10" draw:text-style-name="P4" draw:layer="layout" svg:width="0.359cm" svg:height="0.475cm" svg:x="9.072cm" svg:y="11.35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8.397cm" svg:y="11.35cm">
          <draw:text-box>
            <text:p text:style-name="P3"><text:span text:style-name="T3">1</text:span></text:p>
          </draw:text-box>
        </draw:frame>
        <draw:frame draw:style-name="gr12" draw:text-style-name="P6" draw:layer="layout" svg:width="1.484cm" svg:height="0.319cm" svg:x="8.403cm" svg:y="12.666cm">
          <draw:text-box>
            <text:p text:style-name="P3"><text:span text:style-name="T8">1+</text:span><text:span text:style-name="T8">1+</text:span><text:span text:style-name="T8">0=</text:span><text:span text:style-name="T8">0</text:span><text:span text:style-name="T8">C</text:span><text:span text:style-name="T8">1</text:span></text:p>
          </draw:text-box>
        </draw:frame>
        <draw:frame draw:style-name="gr10" draw:text-style-name="P4" draw:layer="layout" svg:width="0.359cm" svg:height="0.475cm" svg:x="17.717cm" svg:y="13.631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17.042cm" svg:y="13.631cm">
          <draw:text-box>
            <text:p text:style-name="P3"><text:span text:style-name="T3">1</text:span></text:p>
          </draw:text-box>
        </draw:frame>
        <draw:frame draw:style-name="gr11" draw:text-style-name="P6" draw:layer="layout" svg:width="1.484cm" svg:height="0.319cm" svg:x="16.986cm" svg:y="14.827cm">
          <draw:text-box>
            <text:p text:style-name="P3"><text:span text:style-name="T8">1+</text:span><text:span text:style-name="T8">0+</text:span><text:span text:style-name="T8">1=</text:span><text:span text:style-name="T8">0</text:span><text:span text:style-name="T8">C</text:span><text:span text:style-name="T8">1</text:span></text:p>
          </draw:text-box>
        </draw:frame>
        <draw:frame draw:style-name="gr10" draw:text-style-name="P4" draw:layer="layout" svg:width="0.359cm" svg:height="0.475cm" svg:x="15.486cm" svg:y="13.656cm">
          <draw:text-box>
            <text:p text:style-name="P3"><text:span text:style-name="T1">1</text:span></text:p>
          </draw:text-box>
        </draw:frame>
        <draw:frame draw:style-name="gr15" draw:text-style-name="P4" draw:layer="layout" svg:width="0.358cm" svg:height="0.475cm" svg:x="14.812cm" svg:y="13.656cm">
          <draw:text-box>
            <text:p text:style-name="P3"><text:span text:style-name="T3">0</text:span></text:p>
          </draw:text-box>
        </draw:frame>
        <draw:frame draw:style-name="gr10" draw:text-style-name="P4" draw:layer="layout" svg:width="0.359cm" svg:height="0.475cm" svg:x="13.292cm" svg:y="13.609cm">
          <draw:text-box>
            <text:p text:style-name="P3"><text:span text:style-name="T1">1</text:span></text:p>
          </draw:text-box>
        </draw:frame>
        <draw:frame draw:style-name="gr10" draw:text-style-name="P4" draw:layer="layout" svg:width="0.359cm" svg:height="0.475cm" svg:x="12.616cm" svg:y="13.609cm">
          <draw:text-box>
            <text:p text:style-name="P3"><text:span text:style-name="T3">0</text:span></text:p>
          </draw:text-box>
        </draw:frame>
        <draw:frame draw:style-name="gr10" draw:text-style-name="P4" draw:layer="layout" svg:width="0.359cm" svg:height="0.475cm" svg:x="11.266cm" svg:y="13.631cm">
          <draw:text-box>
            <text:p text:style-name="P3"><text:span text:style-name="T1">0</text:span></text:p>
          </draw:text-box>
        </draw:frame>
        <draw:frame draw:style-name="gr10" draw:text-style-name="P4" draw:layer="layout" svg:width="0.359cm" svg:height="0.475cm" svg:x="10.591cm" svg:y="13.631cm">
          <draw:text-box>
            <text:p text:style-name="P3"><text:span text:style-name="T3">1</text:span></text:p>
          </draw:text-box>
        </draw:frame>
        <draw:frame draw:style-name="gr14" draw:text-style-name="P6" draw:layer="layout" svg:width="1.484cm" svg:height="0.319cm" svg:x="14.818cm" svg:y="14.83cm">
          <draw:text-box>
            <text:p text:style-name="P3"><text:span text:style-name="T8">0+</text:span><text:span text:style-name="T8">1+</text:span><text:span text:style-name="T8">1=</text:span><text:span text:style-name="T8">0</text:span><text:span text:style-name="T8">C</text:span><text:span text:style-name="T8">1</text:span></text:p>
          </draw:text-box>
        </draw:frame>
        <draw:frame draw:style-name="gr13" draw:text-style-name="P6" draw:layer="layout" svg:width="1.484cm" svg:height="0.319cm" svg:x="12.766cm" svg:y="14.83cm">
          <draw:text-box>
            <text:p text:style-name="P3"><text:span text:style-name="T8">0+</text:span><text:span text:style-name="T8">1+</text:span><text:span text:style-name="T8">1=</text:span><text:span text:style-name="T8">0</text:span><text:span text:style-name="T8">C</text:span><text:span text:style-name="T8">1</text:span></text:p>
          </draw:text-box>
        </draw:frame>
        <draw:frame draw:style-name="gr13" draw:text-style-name="P6" draw:layer="layout" svg:width="1.484cm" svg:height="0.319cm" svg:x="10.599cm" svg:y="14.83cm">
          <draw:text-box>
            <text:p text:style-name="P3"><text:span text:style-name="T8">1+</text:span><text:span text:style-name="T8">0+</text:span><text:span text:style-name="T8">1=</text:span><text:span text:style-name="T8">0</text:span><text:span text:style-name="T8">C</text:span><text:span text:style-name="T8">1</text:span></text:p>
          </draw:text-box>
        </draw:frame>
        <draw:frame draw:style-name="gr8" draw:text-style-name="P5" draw:layer="layout" svg:width="0.54cm" svg:height="0.712cm" svg:x="11.266cm" svg:y="15.203cm">
          <draw:text-box>
            <text:p text:style-name="P3"><text:span text:style-name="T5">0</text:span></text:p>
          </draw:text-box>
        </draw:frame>
        <draw:frame draw:style-name="gr8" draw:text-style-name="P5" draw:layer="layout" svg:width="0.54cm" svg:height="0.712cm" svg:x="10.02cm" svg:y="14.148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1.814cm" svg:y="7.75cm">
          <draw:text-box>
            <text:p text:style-name="P3"><text:span text:style-name="T7">0</text:span></text:p>
          </draw:text-box>
        </draw:frame>
        <draw:frame draw:style-name="gr9" draw:text-style-name="P5" draw:layer="layout" svg:width="0.539cm" svg:height="0.712cm" svg:x="1.814cm" svg:y="9.986cm">
          <draw:text-box>
            <text:p text:style-name="P3"><text:span text:style-name="T7">1</text:span></text:p>
          </draw:text-box>
        </draw:frame>
        <draw:frame draw:style-name="gr9" draw:text-style-name="P5" draw:layer="layout" svg:width="0.539cm" svg:height="0.712cm" svg:x="1.814cm" svg:y="12.186cm">
          <draw:text-box>
            <text:p text:style-name="P3"><text:span text:style-name="T7">1</text:span></text:p>
          </draw:text-box>
        </draw:frame>
        <draw:polygon draw:style-name="gr16" draw:text-style-name="P7" draw:layer="layout" svg:width="0.167cm" svg:height="0.356cm" svg:x="2.722cm" svg:y="6.964cm" svg:viewBox="0 0 168 357" draw:points="0,0 0,357 168,357 168,0">
          <text:p/>
        </draw:polygon>
        <draw:frame draw:style-name="gr9" draw:text-style-name="P5" draw:layer="layout" svg:width="0.539cm" svg:height="0.712cm" svg:x="1.814cm" svg:y="14.469cm">
          <draw:text-box>
            <text:p text:style-name="P3"><text:span text:style-name="T7">1</text:span></text:p>
          </draw:text-box>
        </draw:frame>
        <draw:frame draw:style-name="gr17" draw:text-style-name="P6" draw:layer="layout" svg:width="0.239cm" svg:height="0.319cm" svg:x="2.72cm" svg:y="7.027cm">
          <draw:text-box>
            <text:p text:style-name="P3"><text:span text:style-name="T8">7</text:span></text:p>
          </draw:text-box>
        </draw:frame>
        <draw:line draw:style-name="gr1" draw:text-style-name="P1" draw:layer="layout" svg:x1="19.665cm" svg:y1="4.673cm" svg:x2="19.563cm" svg:y2="4.673cm">
          <text:p/>
        </draw:line>
        <draw:line draw:style-name="gr1" draw:text-style-name="P1" draw:layer="layout" svg:x1="20.099cm" svg:y1="5.477cm" svg:x2="19.571cm" svg:y2="5.475cm">
          <text:p/>
        </draw:line>
        <draw:path draw:style-name="gr2" draw:text-style-name="P2" draw:layer="layout" svg:width="0.271cm" svg:height="0.401cm" svg:x="20.563cm" svg:y="4.867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20.819cm" svg:y="4.875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21.127cm" svg:y="4.871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20.956cm" svg:y1="5.866cm" svg:x2="20.956cm" svg:y2="5.972cm">
          <text:p/>
        </draw:line>
        <draw:line draw:style-name="gr1" draw:text-style-name="P1" draw:layer="layout" svg:x1="22.42cm" svg:y1="4.673cm" svg:x2="21.721cm" svg:y2="4.673cm">
          <text:p/>
        </draw:line>
        <draw:line draw:style-name="gr1" draw:text-style-name="P1" draw:layer="layout" svg:x1="20.185cm" svg:y1="5.467cm" svg:x2="20.083cm" svg:y2="5.467cm">
          <text:p/>
        </draw:line>
        <draw:line draw:style-name="gr1" draw:text-style-name="P1" draw:layer="layout" svg:x1="20.185cm" svg:y1="4.671cm" svg:x2="20.083cm" svg:y2="4.671cm">
          <text:p/>
        </draw:line>
        <draw:polygon draw:style-name="gr1" draw:text-style-name="P1" draw:layer="layout" svg:width="1.531cm" svg:height="1.592cm" svg:x="20.189cm" svg:y="4.273cm" svg:viewBox="0 0 1532 1593" draw:points="0,1593 0,0 1532,0 1532,1593">
          <text:p/>
        </draw:polygon>
        <draw:polygon draw:style-name="gr3" draw:text-style-name="P2" draw:layer="layout" svg:width="0.1cm" svg:height="0.031cm" svg:x="20.095cm" svg:y="4.673cm" svg:viewBox="0 0 101 32" draw:points="0,32 101,0 0,0">
          <text:p/>
        </draw:polygon>
        <draw:polygon draw:style-name="gr3" draw:text-style-name="P2" draw:layer="layout" svg:width="0.1cm" svg:height="0.031cm" svg:x="20.095cm" svg:y="4.642cm" svg:viewBox="0 0 101 32" draw:points="0,0 101,32 1,32">
          <text:p/>
        </draw:polygon>
        <draw:polygon draw:style-name="gr3" draw:text-style-name="P2" draw:layer="layout" svg:width="0.1cm" svg:height="0.031cm" svg:x="21.722cm" svg:y="5.437cm" svg:viewBox="0 0 101 32" draw:points="101,0 0,32 100,32">
          <text:p/>
        </draw:polygon>
        <draw:polygon draw:style-name="gr3" draw:text-style-name="P2" draw:layer="layout" svg:width="0.099cm" svg:height="0.031cm" svg:x="21.722cm" svg:y="5.468cm" svg:viewBox="0 0 100 32" draw:points="100,32 0,0 100,0">
          <text:p/>
        </draw:polygon>
        <draw:line draw:style-name="gr1" draw:text-style-name="P1" draw:layer="layout" svg:x1="20.958cm" svg:y1="4.154cm" svg:x2="20.958cm" svg:y2="4.26cm">
          <text:p/>
        </draw:line>
        <draw:polygon draw:style-name="gr3" draw:text-style-name="P2" draw:layer="layout" svg:width="0.03cm" svg:height="0.104cm" svg:x="20.926cm" svg:y="4.168cm" svg:viewBox="0 0 31 105" draw:points="0,0 31,105 31,1">
          <text:p/>
        </draw:polygon>
        <draw:polygon draw:style-name="gr3" draw:text-style-name="P2" draw:layer="layout" svg:width="0.03cm" svg:height="0.103cm" svg:x="20.956cm" svg:y="4.169cm" svg:viewBox="0 0 31 104" draw:points="31,0 0,104 0,0">
          <text:p/>
        </draw:polygon>
        <draw:line draw:style-name="gr1" draw:text-style-name="P1" draw:layer="layout" svg:x1="20.958cm" svg:y1="4.261cm" svg:x2="20.96cm" svg:y2="3.712cm">
          <text:p/>
        </draw:line>
        <draw:line draw:style-name="gr1" draw:text-style-name="P1" draw:layer="layout" svg:x1="20.191cm" svg:y1="4.674cm" svg:x2="19.663cm" svg:y2="4.672cm">
          <text:p/>
        </draw:line>
        <draw:line draw:style-name="gr1" draw:text-style-name="P1" draw:layer="layout" svg:x1="22.429cm" svg:y1="5.477cm" svg:x2="21.73cm" svg:y2="5.475cm">
          <text:p/>
        </draw:line>
        <draw:line draw:style-name="gr5" draw:text-style-name="P1" draw:layer="layout" svg:x1="19.661cm" svg:y1="3.712cm" svg:x2="20.19cm" svg:y2="4.274cm">
          <text:p/>
        </draw:line>
        <draw:polygon draw:style-name="gr2" draw:text-style-name="P2" draw:layer="layout" svg:width="0.131cm" svg:height="0.138cm" svg:x="20.06cm" svg:y="4.137cm" svg:viewBox="0 0 132 139" draw:points="71,0 132,139 0,73">
          <text:p/>
        </draw:polygon>
        <draw:path draw:style-name="gr2" draw:text-style-name="P2" draw:layer="layout" svg:width="0.17cm" svg:height="0.279cm" svg:x="20.823cm" svg:y="3.379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19.603cm" svg:y="3.379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20.955cm" svg:y1="6.38cm" svg:x2="20.955cm" svg:y2="6.486cm">
          <text:p/>
        </draw:line>
        <draw:polygon draw:style-name="gr3" draw:text-style-name="P2" draw:layer="layout" svg:width="0.03cm" svg:height="0.103cm" svg:x="20.925cm" svg:y="6.394cm" svg:viewBox="0 0 31 104" draw:points="0,0 31,104 31,0">
          <text:p/>
        </draw:polygon>
        <draw:polygon draw:style-name="gr3" draw:text-style-name="P2" draw:layer="layout" svg:width="0.03cm" svg:height="0.104cm" svg:x="20.955cm" svg:y="6.394cm" svg:viewBox="0 0 31 105" draw:points="31,0 0,105 0,0">
          <text:p/>
        </draw:polygon>
        <draw:line draw:style-name="gr1" draw:text-style-name="P1" draw:layer="layout" svg:x1="20.955cm" svg:y1="6.487cm" svg:x2="20.957cm" svg:y2="5.938cm">
          <text:p/>
        </draw:line>
        <draw:line draw:style-name="gr5" draw:text-style-name="P1" draw:layer="layout" svg:x1="21.725cm" svg:y1="5.868cm" svg:x2="22.347cm" svg:y2="6.5cm">
          <text:p/>
        </draw:line>
        <draw:polygon draw:style-name="gr2" draw:text-style-name="P2" draw:layer="layout" svg:width="0.132cm" svg:height="0.135cm" svg:x="22.216cm" svg:y="6.365cm" svg:viewBox="0 0 133 136" draw:points="70,0 133,136 0,74">
          <text:p/>
        </draw:polygon>
        <draw:frame draw:style-name="gr9" draw:text-style-name="P5" draw:layer="layout" svg:width="0.539cm" svg:height="0.712cm" svg:x="20.7cm" svg:y="2.657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19.56cm" svg:y="2.657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22.161cm" svg:y="4.657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21.046cm" svg:y="5.888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21.046cm" svg:y="4.381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20.371cm" svg:y="4.381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20.216cm" svg:y="5.438cm">
          <draw:text-box>
            <text:p text:style-name="P3"><text:span text:style-name="T8">_+</text:span><text:span text:style-name="T8">_+</text:span><text:span text:style-name="T8">_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19.5cm" svg:y="3.357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20.8cm" svg:y="3.357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22.46cm" svg:y="5.645cm">
          <draw:text-box>
            <text:p text:style-name="P3"><text:span text:style-name="T6">_</text:span></text:p>
          </draw:text-box>
        </draw:frame>
      </draw:page>
      <draw:page draw:name="page2" draw:style-name="dp1" draw:master-page-name="Standard">
        <draw:line draw:style-name="gr1" draw:text-style-name="P1" draw:layer="layout" svg:x1="2.665cm" svg:y1="6.216cm" svg:x2="2.563cm" svg:y2="6.216cm">
          <text:p/>
        </draw:line>
        <draw:line draw:style-name="gr1" draw:text-style-name="P1" draw:layer="layout" svg:x1="3.099cm" svg:y1="7.02cm" svg:x2="2.571cm" svg:y2="7.018cm">
          <text:p/>
        </draw:line>
        <draw:path draw:style-name="gr2" draw:text-style-name="P2" draw:layer="layout" svg:width="0.271cm" svg:height="0.401cm" svg:x="3.563cm" svg:y="6.4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3.819cm" svg:y="6.4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4.127cm" svg:y="6.4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3.956cm" svg:y1="7.409cm" svg:x2="3.956cm" svg:y2="7.515cm">
          <text:p/>
        </draw:line>
        <draw:line draw:style-name="gr1" draw:text-style-name="P1" draw:layer="layout" svg:x1="5.42cm" svg:y1="6.216cm" svg:x2="4.721cm" svg:y2="6.216cm">
          <text:p/>
        </draw:line>
        <draw:line draw:style-name="gr1" draw:text-style-name="P1" draw:layer="layout" svg:x1="3.185cm" svg:y1="7.01cm" svg:x2="3.083cm" svg:y2="7.01cm">
          <text:p/>
        </draw:line>
        <draw:line draw:style-name="gr1" draw:text-style-name="P1" draw:layer="layout" svg:x1="3.185cm" svg:y1="6.214cm" svg:x2="3.083cm" svg:y2="6.214cm">
          <text:p/>
        </draw:line>
        <draw:polygon draw:style-name="gr1" draw:text-style-name="P1" draw:layer="layout" svg:width="1.531cm" svg:height="1.592cm" svg:x="3.189cm" svg:y="5.816cm" svg:viewBox="0 0 1532 1593" draw:points="0,1593 0,0 1532,0 1532,1593">
          <text:p/>
        </draw:polygon>
        <draw:polygon draw:style-name="gr3" draw:text-style-name="P2" draw:layer="layout" svg:width="0.1cm" svg:height="0.031cm" svg:x="3.095cm" svg:y="6.216cm" svg:viewBox="0 0 101 32" draw:points="0,32 101,0 0,0">
          <text:p/>
        </draw:polygon>
        <draw:polygon draw:style-name="gr3" draw:text-style-name="P2" draw:layer="layout" svg:width="0.1cm" svg:height="0.031cm" svg:x="3.095cm" svg:y="6.185cm" svg:viewBox="0 0 101 32" draw:points="0,0 101,32 1,32">
          <text:p/>
        </draw:polygon>
        <draw:polygon draw:style-name="gr3" draw:text-style-name="P2" draw:layer="layout" svg:width="0.1cm" svg:height="0.031cm" svg:x="4.722cm" svg:y="6.98cm" svg:viewBox="0 0 101 32" draw:points="101,0 0,32 100,32">
          <text:p/>
        </draw:polygon>
        <draw:polygon draw:style-name="gr3" draw:text-style-name="P2" draw:layer="layout" svg:width="0.099cm" svg:height="0.031cm" svg:x="4.722cm" svg:y="7.011cm" svg:viewBox="0 0 100 32" draw:points="100,32 0,0 100,0">
          <text:p/>
        </draw:polygon>
        <draw:line draw:style-name="gr1" draw:text-style-name="P1" draw:layer="layout" svg:x1="3.958cm" svg:y1="5.697cm" svg:x2="3.958cm" svg:y2="5.803cm">
          <text:p/>
        </draw:line>
        <draw:polygon draw:style-name="gr3" draw:text-style-name="P2" draw:layer="layout" svg:width="0.03cm" svg:height="0.104cm" svg:x="3.926cm" svg:y="5.711cm" svg:viewBox="0 0 31 105" draw:points="0,0 31,105 31,1">
          <text:p/>
        </draw:polygon>
        <draw:polygon draw:style-name="gr3" draw:text-style-name="P2" draw:layer="layout" svg:width="0.03cm" svg:height="0.103cm" svg:x="3.956cm" svg:y="5.712cm" svg:viewBox="0 0 31 104" draw:points="31,0 0,104 0,0">
          <text:p/>
        </draw:polygon>
        <draw:line draw:style-name="gr1" draw:text-style-name="P1" draw:layer="layout" svg:x1="3.958cm" svg:y1="5.804cm" svg:x2="3.96cm" svg:y2="5.255cm">
          <text:p/>
        </draw:line>
        <draw:line draw:style-name="gr1" draw:text-style-name="P1" draw:layer="layout" svg:x1="3.191cm" svg:y1="6.217cm" svg:x2="2.663cm" svg:y2="6.215cm">
          <text:p/>
        </draw:line>
        <draw:line draw:style-name="gr1" draw:text-style-name="P1" draw:layer="layout" svg:x1="5.429cm" svg:y1="7.02cm" svg:x2="4.73cm" svg:y2="7.018cm">
          <text:p/>
        </draw:line>
        <draw:line draw:style-name="gr5" draw:text-style-name="P1" draw:layer="layout" svg:x1="2.661cm" svg:y1="5.255cm" svg:x2="3.19cm" svg:y2="5.817cm">
          <text:p/>
        </draw:line>
        <draw:polygon draw:style-name="gr2" draw:text-style-name="P2" draw:layer="layout" svg:width="0.131cm" svg:height="0.138cm" svg:x="3.06cm" svg:y="5.68cm" svg:viewBox="0 0 132 139" draw:points="71,0 132,139 0,73">
          <text:p/>
        </draw:polygon>
        <draw:path draw:style-name="gr2" draw:text-style-name="P2" draw:layer="layout" svg:width="0.17cm" svg:height="0.279cm" svg:x="3.823cm" svg:y="4.922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2.603cm" svg:y="4.922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3.955cm" svg:y1="7.923cm" svg:x2="3.955cm" svg:y2="8.029cm">
          <text:p/>
        </draw:line>
        <draw:polygon draw:style-name="gr3" draw:text-style-name="P2" draw:layer="layout" svg:width="0.03cm" svg:height="0.103cm" svg:x="3.925cm" svg:y="7.937cm" svg:viewBox="0 0 31 104" draw:points="0,0 31,104 31,0">
          <text:p/>
        </draw:polygon>
        <draw:polygon draw:style-name="gr3" draw:text-style-name="P2" draw:layer="layout" svg:width="0.03cm" svg:height="0.104cm" svg:x="3.955cm" svg:y="7.937cm" svg:viewBox="0 0 31 105" draw:points="31,0 0,105 0,0">
          <text:p/>
        </draw:polygon>
        <draw:line draw:style-name="gr1" draw:text-style-name="P1" draw:layer="layout" svg:x1="3.955cm" svg:y1="8.03cm" svg:x2="3.957cm" svg:y2="7.481cm">
          <text:p/>
        </draw:line>
        <draw:line draw:style-name="gr5" draw:text-style-name="P1" draw:layer="layout" svg:x1="4.725cm" svg:y1="7.411cm" svg:x2="5.347cm" svg:y2="8.043cm">
          <text:p/>
        </draw:line>
        <draw:polygon draw:style-name="gr2" draw:text-style-name="P2" draw:layer="layout" svg:width="0.132cm" svg:height="0.135cm" svg:x="5.216cm" svg:y="7.908cm" svg:viewBox="0 0 133 136" draw:points="70,0 133,136 0,74">
          <text:p/>
        </draw:polygon>
        <draw:frame draw:style-name="gr9" draw:text-style-name="P5" draw:layer="layout" svg:width="0.539cm" svg:height="0.712cm" svg:x="3.7cm" svg:y="4.2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2.56cm" svg:y="4.2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5.161cm" svg:y="6.2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4.046cm" svg:y="7.4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4.046cm" svg:y="5.9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3.371cm" svg:y="5.9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3.216cm" svg:y="6.9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2.5cm" svg:y="4.9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3.8cm" svg:y="4.9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5.46cm" svg:y="7.188cm">
          <draw:text-box>
            <text:p text:style-name="P3"><text:span text:style-name="T6">_</text:span></text:p>
          </draw:text-box>
        </draw:frame>
        <draw:line draw:style-name="gr1" draw:text-style-name="P1" draw:layer="layout" svg:x1="5.465cm" svg:y1="6.216cm" svg:x2="5.363cm" svg:y2="6.216cm">
          <text:p/>
        </draw:line>
        <draw:line draw:style-name="gr1" draw:text-style-name="P1" draw:layer="layout" svg:x1="5.899cm" svg:y1="7.02cm" svg:x2="5.371cm" svg:y2="7.018cm">
          <text:p/>
        </draw:line>
        <draw:path draw:style-name="gr2" draw:text-style-name="P2" draw:layer="layout" svg:width="0.271cm" svg:height="0.401cm" svg:x="6.363cm" svg:y="6.4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6.619cm" svg:y="6.4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6.927cm" svg:y="6.4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6.756cm" svg:y1="7.409cm" svg:x2="6.756cm" svg:y2="7.515cm">
          <text:p/>
        </draw:line>
        <draw:line draw:style-name="gr1" draw:text-style-name="P1" draw:layer="layout" svg:x1="8.22cm" svg:y1="6.216cm" svg:x2="7.521cm" svg:y2="6.216cm">
          <text:p/>
        </draw:line>
        <draw:line draw:style-name="gr1" draw:text-style-name="P1" draw:layer="layout" svg:x1="5.985cm" svg:y1="7.01cm" svg:x2="5.883cm" svg:y2="7.01cm">
          <text:p/>
        </draw:line>
        <draw:line draw:style-name="gr1" draw:text-style-name="P1" draw:layer="layout" svg:x1="5.985cm" svg:y1="6.214cm" svg:x2="5.883cm" svg:y2="6.214cm">
          <text:p/>
        </draw:line>
        <draw:polygon draw:style-name="gr1" draw:text-style-name="P1" draw:layer="layout" svg:width="1.531cm" svg:height="1.592cm" svg:x="5.989cm" svg:y="5.816cm" svg:viewBox="0 0 1532 1593" draw:points="0,1593 0,0 1532,0 1532,1593">
          <text:p/>
        </draw:polygon>
        <draw:polygon draw:style-name="gr3" draw:text-style-name="P2" draw:layer="layout" svg:width="0.1cm" svg:height="0.031cm" svg:x="5.895cm" svg:y="6.216cm" svg:viewBox="0 0 101 32" draw:points="0,32 101,0 0,0">
          <text:p/>
        </draw:polygon>
        <draw:polygon draw:style-name="gr3" draw:text-style-name="P2" draw:layer="layout" svg:width="0.1cm" svg:height="0.031cm" svg:x="5.895cm" svg:y="6.185cm" svg:viewBox="0 0 101 32" draw:points="0,0 101,32 1,32">
          <text:p/>
        </draw:polygon>
        <draw:polygon draw:style-name="gr3" draw:text-style-name="P2" draw:layer="layout" svg:width="0.1cm" svg:height="0.031cm" svg:x="7.522cm" svg:y="6.98cm" svg:viewBox="0 0 101 32" draw:points="101,0 0,32 100,32">
          <text:p/>
        </draw:polygon>
        <draw:polygon draw:style-name="gr3" draw:text-style-name="P2" draw:layer="layout" svg:width="0.099cm" svg:height="0.031cm" svg:x="7.522cm" svg:y="7.011cm" svg:viewBox="0 0 100 32" draw:points="100,32 0,0 100,0">
          <text:p/>
        </draw:polygon>
        <draw:line draw:style-name="gr1" draw:text-style-name="P1" draw:layer="layout" svg:x1="6.758cm" svg:y1="5.697cm" svg:x2="6.758cm" svg:y2="5.803cm">
          <text:p/>
        </draw:line>
        <draw:polygon draw:style-name="gr3" draw:text-style-name="P2" draw:layer="layout" svg:width="0.03cm" svg:height="0.104cm" svg:x="6.726cm" svg:y="5.711cm" svg:viewBox="0 0 31 105" draw:points="0,0 31,105 31,1">
          <text:p/>
        </draw:polygon>
        <draw:polygon draw:style-name="gr3" draw:text-style-name="P2" draw:layer="layout" svg:width="0.03cm" svg:height="0.103cm" svg:x="6.756cm" svg:y="5.712cm" svg:viewBox="0 0 31 104" draw:points="31,0 0,104 0,0">
          <text:p/>
        </draw:polygon>
        <draw:line draw:style-name="gr1" draw:text-style-name="P1" draw:layer="layout" svg:x1="6.758cm" svg:y1="5.804cm" svg:x2="6.76cm" svg:y2="5.255cm">
          <text:p/>
        </draw:line>
        <draw:line draw:style-name="gr1" draw:text-style-name="P1" draw:layer="layout" svg:x1="5.991cm" svg:y1="6.217cm" svg:x2="5.463cm" svg:y2="6.215cm">
          <text:p/>
        </draw:line>
        <draw:line draw:style-name="gr1" draw:text-style-name="P1" draw:layer="layout" svg:x1="8.229cm" svg:y1="7.02cm" svg:x2="7.53cm" svg:y2="7.018cm">
          <text:p/>
        </draw:line>
        <draw:line draw:style-name="gr5" draw:text-style-name="P1" draw:layer="layout" svg:x1="5.461cm" svg:y1="5.255cm" svg:x2="5.99cm" svg:y2="5.817cm">
          <text:p/>
        </draw:line>
        <draw:polygon draw:style-name="gr2" draw:text-style-name="P2" draw:layer="layout" svg:width="0.131cm" svg:height="0.138cm" svg:x="5.86cm" svg:y="5.68cm" svg:viewBox="0 0 132 139" draw:points="71,0 132,139 0,73">
          <text:p/>
        </draw:polygon>
        <draw:path draw:style-name="gr2" draw:text-style-name="P2" draw:layer="layout" svg:width="0.17cm" svg:height="0.279cm" svg:x="6.623cm" svg:y="4.922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5.403cm" svg:y="4.922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6.755cm" svg:y1="7.923cm" svg:x2="6.755cm" svg:y2="8.029cm">
          <text:p/>
        </draw:line>
        <draw:polygon draw:style-name="gr3" draw:text-style-name="P2" draw:layer="layout" svg:width="0.03cm" svg:height="0.103cm" svg:x="6.725cm" svg:y="7.937cm" svg:viewBox="0 0 31 104" draw:points="0,0 31,104 31,0">
          <text:p/>
        </draw:polygon>
        <draw:polygon draw:style-name="gr3" draw:text-style-name="P2" draw:layer="layout" svg:width="0.03cm" svg:height="0.104cm" svg:x="6.755cm" svg:y="7.937cm" svg:viewBox="0 0 31 105" draw:points="31,0 0,105 0,0">
          <text:p/>
        </draw:polygon>
        <draw:line draw:style-name="gr1" draw:text-style-name="P1" draw:layer="layout" svg:x1="6.755cm" svg:y1="8.03cm" svg:x2="6.757cm" svg:y2="7.481cm">
          <text:p/>
        </draw:line>
        <draw:line draw:style-name="gr5" draw:text-style-name="P1" draw:layer="layout" svg:x1="7.525cm" svg:y1="7.411cm" svg:x2="8.147cm" svg:y2="8.043cm">
          <text:p/>
        </draw:line>
        <draw:polygon draw:style-name="gr2" draw:text-style-name="P2" draw:layer="layout" svg:width="0.132cm" svg:height="0.135cm" svg:x="8.016cm" svg:y="7.908cm" svg:viewBox="0 0 133 136" draw:points="70,0 133,136 0,74">
          <text:p/>
        </draw:polygon>
        <draw:frame draw:style-name="gr9" draw:text-style-name="P5" draw:layer="layout" svg:width="0.539cm" svg:height="0.712cm" svg:x="6.5cm" svg:y="4.2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5.36cm" svg:y="4.2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7.961cm" svg:y="6.2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6.846cm" svg:y="7.4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6.846cm" svg:y="5.9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6.171cm" svg:y="5.9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6.016cm" svg:y="6.9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5.3cm" svg:y="4.9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6.6cm" svg:y="4.9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8.26cm" svg:y="7.188cm">
          <draw:text-box>
            <text:p text:style-name="P3"><text:span text:style-name="T6">_</text:span></text:p>
          </draw:text-box>
        </draw:frame>
        <draw:line draw:style-name="gr1" draw:text-style-name="P1" draw:layer="layout" svg:x1="8.265cm" svg:y1="6.216cm" svg:x2="8.163cm" svg:y2="6.216cm">
          <text:p/>
        </draw:line>
        <draw:line draw:style-name="gr1" draw:text-style-name="P1" draw:layer="layout" svg:x1="8.699cm" svg:y1="7.02cm" svg:x2="8.171cm" svg:y2="7.018cm">
          <text:p/>
        </draw:line>
        <draw:path draw:style-name="gr2" draw:text-style-name="P2" draw:layer="layout" svg:width="0.271cm" svg:height="0.401cm" svg:x="9.163cm" svg:y="6.4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9.419cm" svg:y="6.4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9.727cm" svg:y="6.4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9.556cm" svg:y1="7.409cm" svg:x2="9.556cm" svg:y2="7.515cm">
          <text:p/>
        </draw:line>
        <draw:line draw:style-name="gr1" draw:text-style-name="P1" draw:layer="layout" svg:x1="11.02cm" svg:y1="6.216cm" svg:x2="10.321cm" svg:y2="6.216cm">
          <text:p/>
        </draw:line>
        <draw:line draw:style-name="gr1" draw:text-style-name="P1" draw:layer="layout" svg:x1="8.785cm" svg:y1="7.01cm" svg:x2="8.683cm" svg:y2="7.01cm">
          <text:p/>
        </draw:line>
        <draw:line draw:style-name="gr1" draw:text-style-name="P1" draw:layer="layout" svg:x1="8.785cm" svg:y1="6.214cm" svg:x2="8.683cm" svg:y2="6.214cm">
          <text:p/>
        </draw:line>
        <draw:polygon draw:style-name="gr1" draw:text-style-name="P1" draw:layer="layout" svg:width="1.531cm" svg:height="1.592cm" svg:x="8.789cm" svg:y="5.816cm" svg:viewBox="0 0 1532 1593" draw:points="0,1593 0,0 1532,0 1532,1593">
          <text:p/>
        </draw:polygon>
        <draw:polygon draw:style-name="gr3" draw:text-style-name="P2" draw:layer="layout" svg:width="0.1cm" svg:height="0.031cm" svg:x="8.695cm" svg:y="6.216cm" svg:viewBox="0 0 101 32" draw:points="0,32 101,0 0,0">
          <text:p/>
        </draw:polygon>
        <draw:polygon draw:style-name="gr3" draw:text-style-name="P2" draw:layer="layout" svg:width="0.1cm" svg:height="0.031cm" svg:x="8.695cm" svg:y="6.185cm" svg:viewBox="0 0 101 32" draw:points="0,0 101,32 1,32">
          <text:p/>
        </draw:polygon>
        <draw:polygon draw:style-name="gr3" draw:text-style-name="P2" draw:layer="layout" svg:width="0.1cm" svg:height="0.031cm" svg:x="10.322cm" svg:y="6.98cm" svg:viewBox="0 0 101 32" draw:points="101,0 0,32 100,32">
          <text:p/>
        </draw:polygon>
        <draw:polygon draw:style-name="gr3" draw:text-style-name="P2" draw:layer="layout" svg:width="0.099cm" svg:height="0.031cm" svg:x="10.322cm" svg:y="7.011cm" svg:viewBox="0 0 100 32" draw:points="100,32 0,0 100,0">
          <text:p/>
        </draw:polygon>
        <draw:line draw:style-name="gr1" draw:text-style-name="P1" draw:layer="layout" svg:x1="9.558cm" svg:y1="5.697cm" svg:x2="9.558cm" svg:y2="5.803cm">
          <text:p/>
        </draw:line>
        <draw:polygon draw:style-name="gr3" draw:text-style-name="P2" draw:layer="layout" svg:width="0.03cm" svg:height="0.104cm" svg:x="9.526cm" svg:y="5.711cm" svg:viewBox="0 0 31 105" draw:points="0,0 31,105 31,1">
          <text:p/>
        </draw:polygon>
        <draw:polygon draw:style-name="gr3" draw:text-style-name="P2" draw:layer="layout" svg:width="0.03cm" svg:height="0.103cm" svg:x="9.556cm" svg:y="5.712cm" svg:viewBox="0 0 31 104" draw:points="31,0 0,104 0,0">
          <text:p/>
        </draw:polygon>
        <draw:line draw:style-name="gr1" draw:text-style-name="P1" draw:layer="layout" svg:x1="9.558cm" svg:y1="5.804cm" svg:x2="9.56cm" svg:y2="5.255cm">
          <text:p/>
        </draw:line>
        <draw:line draw:style-name="gr1" draw:text-style-name="P1" draw:layer="layout" svg:x1="8.791cm" svg:y1="6.217cm" svg:x2="8.263cm" svg:y2="6.215cm">
          <text:p/>
        </draw:line>
        <draw:line draw:style-name="gr1" draw:text-style-name="P1" draw:layer="layout" svg:x1="11.029cm" svg:y1="7.02cm" svg:x2="10.33cm" svg:y2="7.018cm">
          <text:p/>
        </draw:line>
        <draw:line draw:style-name="gr5" draw:text-style-name="P1" draw:layer="layout" svg:x1="8.261cm" svg:y1="5.255cm" svg:x2="8.79cm" svg:y2="5.817cm">
          <text:p/>
        </draw:line>
        <draw:polygon draw:style-name="gr2" draw:text-style-name="P2" draw:layer="layout" svg:width="0.131cm" svg:height="0.138cm" svg:x="8.66cm" svg:y="5.68cm" svg:viewBox="0 0 132 139" draw:points="71,0 132,139 0,73">
          <text:p/>
        </draw:polygon>
        <draw:path draw:style-name="gr2" draw:text-style-name="P2" draw:layer="layout" svg:width="0.17cm" svg:height="0.279cm" svg:x="9.423cm" svg:y="4.922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8.203cm" svg:y="4.922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9.555cm" svg:y1="7.923cm" svg:x2="9.555cm" svg:y2="8.029cm">
          <text:p/>
        </draw:line>
        <draw:polygon draw:style-name="gr3" draw:text-style-name="P2" draw:layer="layout" svg:width="0.03cm" svg:height="0.103cm" svg:x="9.525cm" svg:y="7.937cm" svg:viewBox="0 0 31 104" draw:points="0,0 31,104 31,0">
          <text:p/>
        </draw:polygon>
        <draw:polygon draw:style-name="gr3" draw:text-style-name="P2" draw:layer="layout" svg:width="0.03cm" svg:height="0.104cm" svg:x="9.555cm" svg:y="7.937cm" svg:viewBox="0 0 31 105" draw:points="31,0 0,105 0,0">
          <text:p/>
        </draw:polygon>
        <draw:line draw:style-name="gr1" draw:text-style-name="P1" draw:layer="layout" svg:x1="9.555cm" svg:y1="8.03cm" svg:x2="9.557cm" svg:y2="7.481cm">
          <text:p/>
        </draw:line>
        <draw:line draw:style-name="gr5" draw:text-style-name="P1" draw:layer="layout" svg:x1="10.325cm" svg:y1="7.411cm" svg:x2="10.947cm" svg:y2="8.043cm">
          <text:p/>
        </draw:line>
        <draw:polygon draw:style-name="gr2" draw:text-style-name="P2" draw:layer="layout" svg:width="0.132cm" svg:height="0.135cm" svg:x="10.816cm" svg:y="7.908cm" svg:viewBox="0 0 133 136" draw:points="70,0 133,136 0,74">
          <text:p/>
        </draw:polygon>
        <draw:frame draw:style-name="gr9" draw:text-style-name="P5" draw:layer="layout" svg:width="0.539cm" svg:height="0.712cm" svg:x="10.761cm" svg:y="6.2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9.646cm" svg:y="7.431cm">
          <draw:text-box>
            <text:p text:style-name="P3"><text:span text:style-name="T5">_</text:span></text:p>
          </draw:text-box>
        </draw:frame>
        <draw:frame draw:style-name="gr19" draw:text-style-name="P4" draw:layer="layout" svg:width="0.359cm" svg:height="0.475cm" svg:x="9.646cm" svg:y="5.9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8.971cm" svg:y="5.9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8.816cm" svg:y="6.981cm">
          <draw:text-box>
            <text:p text:style-name="P3"><text:span text:style-name="T8">_+</text:span><text:span text:style-name="T8">_+</text:span><text:span text:style-name="T8">_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8.1cm" svg:y="4.9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9.4cm" svg:y="4.9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11.06cm" svg:y="7.188cm">
          <draw:text-box>
            <text:p text:style-name="P3"><text:span text:style-name="T6">_</text:span></text:p>
          </draw:text-box>
        </draw:frame>
        <draw:line draw:style-name="gr1" draw:text-style-name="P1" draw:layer="layout" svg:x1="11.065cm" svg:y1="6.216cm" svg:x2="10.963cm" svg:y2="6.216cm">
          <text:p/>
        </draw:line>
        <draw:line draw:style-name="gr1" draw:text-style-name="P1" draw:layer="layout" svg:x1="11.499cm" svg:y1="7.02cm" svg:x2="10.971cm" svg:y2="7.018cm">
          <text:p/>
        </draw:line>
        <draw:path draw:style-name="gr2" draw:text-style-name="P2" draw:layer="layout" svg:width="0.271cm" svg:height="0.401cm" svg:x="11.963cm" svg:y="6.4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2.219cm" svg:y="6.4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2.527cm" svg:y="6.4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2.356cm" svg:y1="7.409cm" svg:x2="12.356cm" svg:y2="7.515cm">
          <text:p/>
        </draw:line>
        <draw:line draw:style-name="gr1" draw:text-style-name="P1" draw:layer="layout" svg:x1="13.82cm" svg:y1="6.216cm" svg:x2="13.121cm" svg:y2="6.216cm">
          <text:p/>
        </draw:line>
        <draw:line draw:style-name="gr1" draw:text-style-name="P1" draw:layer="layout" svg:x1="11.585cm" svg:y1="7.01cm" svg:x2="11.483cm" svg:y2="7.01cm">
          <text:p/>
        </draw:line>
        <draw:line draw:style-name="gr1" draw:text-style-name="P1" draw:layer="layout" svg:x1="11.585cm" svg:y1="6.214cm" svg:x2="11.483cm" svg:y2="6.214cm">
          <text:p/>
        </draw:line>
        <draw:polygon draw:style-name="gr1" draw:text-style-name="P1" draw:layer="layout" svg:width="1.531cm" svg:height="1.592cm" svg:x="11.589cm" svg:y="5.816cm" svg:viewBox="0 0 1532 1593" draw:points="0,1593 0,0 1532,0 1532,1593">
          <text:p/>
        </draw:polygon>
        <draw:polygon draw:style-name="gr3" draw:text-style-name="P2" draw:layer="layout" svg:width="0.1cm" svg:height="0.031cm" svg:x="11.495cm" svg:y="6.216cm" svg:viewBox="0 0 101 32" draw:points="0,32 101,0 0,0">
          <text:p/>
        </draw:polygon>
        <draw:polygon draw:style-name="gr3" draw:text-style-name="P2" draw:layer="layout" svg:width="0.1cm" svg:height="0.031cm" svg:x="11.495cm" svg:y="6.185cm" svg:viewBox="0 0 101 32" draw:points="0,0 101,32 1,32">
          <text:p/>
        </draw:polygon>
        <draw:polygon draw:style-name="gr3" draw:text-style-name="P2" draw:layer="layout" svg:width="0.1cm" svg:height="0.031cm" svg:x="13.122cm" svg:y="6.98cm" svg:viewBox="0 0 101 32" draw:points="101,0 0,32 100,32">
          <text:p/>
        </draw:polygon>
        <draw:polygon draw:style-name="gr3" draw:text-style-name="P2" draw:layer="layout" svg:width="0.099cm" svg:height="0.031cm" svg:x="13.122cm" svg:y="7.011cm" svg:viewBox="0 0 100 32" draw:points="100,32 0,0 100,0">
          <text:p/>
        </draw:polygon>
        <draw:line draw:style-name="gr1" draw:text-style-name="P1" draw:layer="layout" svg:x1="12.358cm" svg:y1="5.697cm" svg:x2="12.358cm" svg:y2="5.803cm">
          <text:p/>
        </draw:line>
        <draw:polygon draw:style-name="gr3" draw:text-style-name="P2" draw:layer="layout" svg:width="0.03cm" svg:height="0.104cm" svg:x="12.326cm" svg:y="5.711cm" svg:viewBox="0 0 31 105" draw:points="0,0 31,105 31,1">
          <text:p/>
        </draw:polygon>
        <draw:polygon draw:style-name="gr3" draw:text-style-name="P2" draw:layer="layout" svg:width="0.03cm" svg:height="0.103cm" svg:x="12.356cm" svg:y="5.712cm" svg:viewBox="0 0 31 104" draw:points="31,0 0,104 0,0">
          <text:p/>
        </draw:polygon>
        <draw:line draw:style-name="gr1" draw:text-style-name="P1" draw:layer="layout" svg:x1="12.358cm" svg:y1="5.804cm" svg:x2="12.36cm" svg:y2="5.255cm">
          <text:p/>
        </draw:line>
        <draw:line draw:style-name="gr1" draw:text-style-name="P1" draw:layer="layout" svg:x1="11.591cm" svg:y1="6.217cm" svg:x2="11.063cm" svg:y2="6.215cm">
          <text:p/>
        </draw:line>
        <draw:line draw:style-name="gr1" draw:text-style-name="P1" draw:layer="layout" svg:x1="13.829cm" svg:y1="7.02cm" svg:x2="13.13cm" svg:y2="7.018cm">
          <text:p/>
        </draw:line>
        <draw:line draw:style-name="gr5" draw:text-style-name="P1" draw:layer="layout" svg:x1="11.061cm" svg:y1="5.255cm" svg:x2="11.59cm" svg:y2="5.817cm">
          <text:p/>
        </draw:line>
        <draw:polygon draw:style-name="gr2" draw:text-style-name="P2" draw:layer="layout" svg:width="0.131cm" svg:height="0.138cm" svg:x="11.46cm" svg:y="5.68cm" svg:viewBox="0 0 132 139" draw:points="71,0 132,139 0,73">
          <text:p/>
        </draw:polygon>
        <draw:path draw:style-name="gr2" draw:text-style-name="P2" draw:layer="layout" svg:width="0.17cm" svg:height="0.279cm" svg:x="12.223cm" svg:y="4.922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11.003cm" svg:y="4.922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12.355cm" svg:y1="7.923cm" svg:x2="12.355cm" svg:y2="8.029cm">
          <text:p/>
        </draw:line>
        <draw:polygon draw:style-name="gr3" draw:text-style-name="P2" draw:layer="layout" svg:width="0.03cm" svg:height="0.103cm" svg:x="12.325cm" svg:y="7.937cm" svg:viewBox="0 0 31 104" draw:points="0,0 31,104 31,0">
          <text:p/>
        </draw:polygon>
        <draw:polygon draw:style-name="gr3" draw:text-style-name="P2" draw:layer="layout" svg:width="0.03cm" svg:height="0.104cm" svg:x="12.355cm" svg:y="7.937cm" svg:viewBox="0 0 31 105" draw:points="31,0 0,105 0,0">
          <text:p/>
        </draw:polygon>
        <draw:line draw:style-name="gr1" draw:text-style-name="P1" draw:layer="layout" svg:x1="12.355cm" svg:y1="8.03cm" svg:x2="12.357cm" svg:y2="7.481cm">
          <text:p/>
        </draw:line>
        <draw:line draw:style-name="gr5" draw:text-style-name="P1" draw:layer="layout" svg:x1="13.125cm" svg:y1="7.411cm" svg:x2="13.747cm" svg:y2="8.043cm">
          <text:p/>
        </draw:line>
        <draw:polygon draw:style-name="gr2" draw:text-style-name="P2" draw:layer="layout" svg:width="0.132cm" svg:height="0.135cm" svg:x="13.616cm" svg:y="7.908cm" svg:viewBox="0 0 133 136" draw:points="70,0 133,136 0,74">
          <text:p/>
        </draw:polygon>
        <draw:frame draw:style-name="gr9" draw:text-style-name="P5" draw:layer="layout" svg:width="0.539cm" svg:height="0.712cm" svg:x="13.561cm" svg:y="6.2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2.446cm" svg:y="7.4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2.446cm" svg:y="5.9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1.771cm" svg:y="5.9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1.616cm" svg:y="6.9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10.9cm" svg:y="4.9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12.2cm" svg:y="4.9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13.86cm" svg:y="7.188cm">
          <draw:text-box>
            <text:p text:style-name="P3"><text:span text:style-name="T6">_</text:span></text:p>
          </draw:text-box>
        </draw:frame>
        <draw:line draw:style-name="gr1" draw:text-style-name="P1" draw:layer="layout" svg:x1="13.865cm" svg:y1="6.216cm" svg:x2="13.763cm" svg:y2="6.216cm">
          <text:p/>
        </draw:line>
        <draw:line draw:style-name="gr1" draw:text-style-name="P1" draw:layer="layout" svg:x1="14.299cm" svg:y1="7.02cm" svg:x2="13.771cm" svg:y2="7.018cm">
          <text:p/>
        </draw:line>
        <draw:path draw:style-name="gr2" draw:text-style-name="P2" draw:layer="layout" svg:width="0.271cm" svg:height="0.401cm" svg:x="14.763cm" svg:y="6.4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5.019cm" svg:y="6.4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5.327cm" svg:y="6.4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5.156cm" svg:y1="7.409cm" svg:x2="15.156cm" svg:y2="7.515cm">
          <text:p/>
        </draw:line>
        <draw:line draw:style-name="gr1" draw:text-style-name="P1" draw:layer="layout" svg:x1="16.62cm" svg:y1="6.216cm" svg:x2="15.921cm" svg:y2="6.216cm">
          <text:p/>
        </draw:line>
        <draw:line draw:style-name="gr1" draw:text-style-name="P1" draw:layer="layout" svg:x1="14.385cm" svg:y1="7.01cm" svg:x2="14.283cm" svg:y2="7.01cm">
          <text:p/>
        </draw:line>
        <draw:line draw:style-name="gr1" draw:text-style-name="P1" draw:layer="layout" svg:x1="14.385cm" svg:y1="6.214cm" svg:x2="14.283cm" svg:y2="6.214cm">
          <text:p/>
        </draw:line>
        <draw:polygon draw:style-name="gr1" draw:text-style-name="P1" draw:layer="layout" svg:width="1.531cm" svg:height="1.592cm" svg:x="14.389cm" svg:y="5.816cm" svg:viewBox="0 0 1532 1593" draw:points="0,1593 0,0 1532,0 1532,1593">
          <text:p/>
        </draw:polygon>
        <draw:polygon draw:style-name="gr3" draw:text-style-name="P2" draw:layer="layout" svg:width="0.1cm" svg:height="0.031cm" svg:x="14.295cm" svg:y="6.216cm" svg:viewBox="0 0 101 32" draw:points="0,32 101,0 0,0">
          <text:p/>
        </draw:polygon>
        <draw:polygon draw:style-name="gr3" draw:text-style-name="P2" draw:layer="layout" svg:width="0.1cm" svg:height="0.031cm" svg:x="14.295cm" svg:y="6.185cm" svg:viewBox="0 0 101 32" draw:points="0,0 101,32 1,32">
          <text:p/>
        </draw:polygon>
        <draw:polygon draw:style-name="gr3" draw:text-style-name="P2" draw:layer="layout" svg:width="0.1cm" svg:height="0.031cm" svg:x="15.922cm" svg:y="6.98cm" svg:viewBox="0 0 101 32" draw:points="101,0 0,32 100,32">
          <text:p/>
        </draw:polygon>
        <draw:polygon draw:style-name="gr3" draw:text-style-name="P2" draw:layer="layout" svg:width="0.099cm" svg:height="0.031cm" svg:x="15.922cm" svg:y="7.011cm" svg:viewBox="0 0 100 32" draw:points="100,32 0,0 100,0">
          <text:p/>
        </draw:polygon>
        <draw:line draw:style-name="gr1" draw:text-style-name="P1" draw:layer="layout" svg:x1="15.158cm" svg:y1="5.697cm" svg:x2="15.158cm" svg:y2="5.803cm">
          <text:p/>
        </draw:line>
        <draw:polygon draw:style-name="gr3" draw:text-style-name="P2" draw:layer="layout" svg:width="0.03cm" svg:height="0.104cm" svg:x="15.126cm" svg:y="5.711cm" svg:viewBox="0 0 31 105" draw:points="0,0 31,105 31,1">
          <text:p/>
        </draw:polygon>
        <draw:polygon draw:style-name="gr3" draw:text-style-name="P2" draw:layer="layout" svg:width="0.03cm" svg:height="0.103cm" svg:x="15.156cm" svg:y="5.712cm" svg:viewBox="0 0 31 104" draw:points="31,0 0,104 0,0">
          <text:p/>
        </draw:polygon>
        <draw:line draw:style-name="gr1" draw:text-style-name="P1" draw:layer="layout" svg:x1="15.158cm" svg:y1="5.804cm" svg:x2="15.16cm" svg:y2="5.255cm">
          <text:p/>
        </draw:line>
        <draw:line draw:style-name="gr1" draw:text-style-name="P1" draw:layer="layout" svg:x1="14.391cm" svg:y1="6.217cm" svg:x2="13.863cm" svg:y2="6.215cm">
          <text:p/>
        </draw:line>
        <draw:line draw:style-name="gr1" draw:text-style-name="P1" draw:layer="layout" svg:x1="16.629cm" svg:y1="7.02cm" svg:x2="15.93cm" svg:y2="7.018cm">
          <text:p/>
        </draw:line>
        <draw:line draw:style-name="gr5" draw:text-style-name="P1" draw:layer="layout" svg:x1="13.861cm" svg:y1="5.255cm" svg:x2="14.39cm" svg:y2="5.817cm">
          <text:p/>
        </draw:line>
        <draw:polygon draw:style-name="gr2" draw:text-style-name="P2" draw:layer="layout" svg:width="0.131cm" svg:height="0.138cm" svg:x="14.26cm" svg:y="5.68cm" svg:viewBox="0 0 132 139" draw:points="71,0 132,139 0,73">
          <text:p/>
        </draw:polygon>
        <draw:path draw:style-name="gr2" draw:text-style-name="P2" draw:layer="layout" svg:width="0.17cm" svg:height="0.279cm" svg:x="15.023cm" svg:y="4.922cm" svg:viewBox="0 0 171 280" svg:d="M0 280l73-280h27l71 280h-23l-22-87h-81l-24 87zM48 171h73l-36-140z">
          <text:p/>
        </draw:path>
        <draw:path draw:style-name="gr2" draw:text-style-name="P2" draw:layer="layout" svg:width="0.141cm" svg:height="0.279cm" svg:x="13.803cm" svg:y="4.922cm" svg:viewBox="0 0 142 280" svg:d="M0 280v-280h48c30 0 52 5 66 16 13 11 20 28 20 53 0 16-4 29-9 40-6 10-15 18-27 24 15 6 26 14 33 25 8 11 11 25 11 42 0 27-7 48-21 60-14 13-36 20-65 20zM22 259h32c23 0 39-4 50-14 9-9 14-24 14-45 0-20-5-33-15-42s-26-14-48-14h-33zM22 123h32c20 0 34-4 43-12 9-9 14-23 14-42 0-18-5-30-14-37s-25-12-46-12h-29z">
          <text:p/>
        </draw:path>
        <draw:line draw:style-name="gr1" draw:text-style-name="P1" draw:layer="layout" svg:x1="15.155cm" svg:y1="7.923cm" svg:x2="15.155cm" svg:y2="8.029cm">
          <text:p/>
        </draw:line>
        <draw:polygon draw:style-name="gr3" draw:text-style-name="P2" draw:layer="layout" svg:width="0.03cm" svg:height="0.103cm" svg:x="15.125cm" svg:y="7.937cm" svg:viewBox="0 0 31 104" draw:points="0,0 31,104 31,0">
          <text:p/>
        </draw:polygon>
        <draw:polygon draw:style-name="gr3" draw:text-style-name="P2" draw:layer="layout" svg:width="0.03cm" svg:height="0.104cm" svg:x="15.155cm" svg:y="7.937cm" svg:viewBox="0 0 31 105" draw:points="31,0 0,105 0,0">
          <text:p/>
        </draw:polygon>
        <draw:line draw:style-name="gr1" draw:text-style-name="P1" draw:layer="layout" svg:x1="15.155cm" svg:y1="8.03cm" svg:x2="15.157cm" svg:y2="7.481cm">
          <text:p/>
        </draw:line>
        <draw:line draw:style-name="gr5" draw:text-style-name="P1" draw:layer="layout" svg:x1="15.925cm" svg:y1="7.411cm" svg:x2="16.547cm" svg:y2="8.043cm">
          <text:p/>
        </draw:line>
        <draw:polygon draw:style-name="gr2" draw:text-style-name="P2" draw:layer="layout" svg:width="0.132cm" svg:height="0.135cm" svg:x="16.416cm" svg:y="7.908cm" svg:viewBox="0 0 133 136" draw:points="70,0 133,136 0,74">
          <text:p/>
        </draw:polygon>
        <draw:frame draw:style-name="gr9" draw:text-style-name="P5" draw:layer="layout" svg:width="0.539cm" svg:height="0.712cm" svg:x="16.361cm" svg:y="6.2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5.246cm" svg:y="7.4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5.246cm" svg:y="5.9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4.571cm" svg:y="5.9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4.416cm" svg:y="6.9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18" draw:text-style-name="P8" draw:layer="layout" svg:width="0.621cm" svg:height="0.489cm" svg:x="13.7cm" svg:y="4.9cm">
          <draw:text-box>
            <text:p><text:span text:style-name="T9">_</text:span></text:p>
          </draw:text-box>
        </draw:frame>
        <draw:frame draw:style-name="gr18" draw:text-style-name="P8" draw:layer="layout" svg:width="0.621cm" svg:height="0.489cm" svg:x="15cm" svg:y="4.9cm">
          <draw:text-box>
            <text:p><text:span text:style-name="T9">_</text:span></text:p>
          </draw:text-box>
        </draw:frame>
        <draw:frame draw:style-name="gr8" draw:text-style-name="P5" draw:layer="layout" svg:width="0.54cm" svg:height="0.712cm" svg:x="16.66cm" svg:y="7.188cm">
          <draw:text-box>
            <text:p text:style-name="P3"><text:span text:style-name="T6">_</text:span></text:p>
          </draw:text-box>
        </draw:frame>
        <draw:line draw:style-name="gr1" draw:text-style-name="P1" draw:layer="layout" svg:x1="5.465cm" svg:y1="9.016cm" svg:x2="5.363cm" svg:y2="9.016cm">
          <text:p/>
        </draw:line>
        <draw:line draw:style-name="gr1" draw:text-style-name="P1" draw:layer="layout" svg:x1="5.899cm" svg:y1="9.82cm" svg:x2="5.371cm" svg:y2="9.818cm">
          <text:p/>
        </draw:line>
        <draw:path draw:style-name="gr2" draw:text-style-name="P2" draw:layer="layout" svg:width="0.271cm" svg:height="0.401cm" svg:x="6.363cm" svg:y="9.2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6.619cm" svg:y="9.2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6.927cm" svg:y="9.2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6.756cm" svg:y1="10.209cm" svg:x2="6.756cm" svg:y2="10.315cm">
          <text:p/>
        </draw:line>
        <draw:line draw:style-name="gr1" draw:text-style-name="P1" draw:layer="layout" svg:x1="8.22cm" svg:y1="9.016cm" svg:x2="7.521cm" svg:y2="9.016cm">
          <text:p/>
        </draw:line>
        <draw:line draw:style-name="gr1" draw:text-style-name="P1" draw:layer="layout" svg:x1="5.985cm" svg:y1="9.81cm" svg:x2="5.883cm" svg:y2="9.81cm">
          <text:p/>
        </draw:line>
        <draw:line draw:style-name="gr1" draw:text-style-name="P1" draw:layer="layout" svg:x1="5.985cm" svg:y1="9.014cm" svg:x2="5.883cm" svg:y2="9.014cm">
          <text:p/>
        </draw:line>
        <draw:polygon draw:style-name="gr1" draw:text-style-name="P1" draw:layer="layout" svg:width="1.531cm" svg:height="1.592cm" svg:x="5.989cm" svg:y="8.616cm" svg:viewBox="0 0 1532 1593" draw:points="0,1593 0,0 1532,0 1532,1593">
          <text:p/>
        </draw:polygon>
        <draw:polygon draw:style-name="gr3" draw:text-style-name="P2" draw:layer="layout" svg:width="0.1cm" svg:height="0.031cm" svg:x="5.895cm" svg:y="9.016cm" svg:viewBox="0 0 101 32" draw:points="0,32 101,0 0,0">
          <text:p/>
        </draw:polygon>
        <draw:polygon draw:style-name="gr3" draw:text-style-name="P2" draw:layer="layout" svg:width="0.1cm" svg:height="0.031cm" svg:x="5.895cm" svg:y="8.985cm" svg:viewBox="0 0 101 32" draw:points="0,0 101,32 1,32">
          <text:p/>
        </draw:polygon>
        <draw:polygon draw:style-name="gr3" draw:text-style-name="P2" draw:layer="layout" svg:width="0.1cm" svg:height="0.031cm" svg:x="7.522cm" svg:y="9.78cm" svg:viewBox="0 0 101 32" draw:points="101,0 0,32 100,32">
          <text:p/>
        </draw:polygon>
        <draw:polygon draw:style-name="gr3" draw:text-style-name="P2" draw:layer="layout" svg:width="0.099cm" svg:height="0.031cm" svg:x="7.522cm" svg:y="9.811cm" svg:viewBox="0 0 100 32" draw:points="100,32 0,0 100,0">
          <text:p/>
        </draw:polygon>
        <draw:line draw:style-name="gr1" draw:text-style-name="P1" draw:layer="layout" svg:x1="6.758cm" svg:y1="8.497cm" svg:x2="6.758cm" svg:y2="8.603cm">
          <text:p/>
        </draw:line>
        <draw:polygon draw:style-name="gr3" draw:text-style-name="P2" draw:layer="layout" svg:width="0.03cm" svg:height="0.104cm" svg:x="6.726cm" svg:y="8.511cm" svg:viewBox="0 0 31 105" draw:points="0,0 31,105 31,1">
          <text:p/>
        </draw:polygon>
        <draw:polygon draw:style-name="gr3" draw:text-style-name="P2" draw:layer="layout" svg:width="0.03cm" svg:height="0.103cm" svg:x="6.756cm" svg:y="8.512cm" svg:viewBox="0 0 31 104" draw:points="31,0 0,104 0,0">
          <text:p/>
        </draw:polygon>
        <draw:line draw:style-name="gr1" draw:text-style-name="P1" draw:layer="layout" svg:x1="6.758cm" svg:y1="8.604cm" svg:x2="6.76cm" svg:y2="8.055cm">
          <text:p/>
        </draw:line>
        <draw:line draw:style-name="gr1" draw:text-style-name="P1" draw:layer="layout" svg:x1="5.991cm" svg:y1="9.017cm" svg:x2="5.463cm" svg:y2="9.015cm">
          <text:p/>
        </draw:line>
        <draw:line draw:style-name="gr1" draw:text-style-name="P1" draw:layer="layout" svg:x1="8.229cm" svg:y1="9.82cm" svg:x2="7.53cm" svg:y2="9.818cm">
          <text:p/>
        </draw:line>
        <draw:line draw:style-name="gr5" draw:text-style-name="P1" draw:layer="layout" svg:x1="5.461cm" svg:y1="8.055cm" svg:x2="5.99cm" svg:y2="8.617cm">
          <text:p/>
        </draw:line>
        <draw:polygon draw:style-name="gr2" draw:text-style-name="P2" draw:layer="layout" svg:width="0.131cm" svg:height="0.138cm" svg:x="5.86cm" svg:y="8.48cm" svg:viewBox="0 0 132 139" draw:points="71,0 132,139 0,73">
          <text:p/>
        </draw:polygon>
        <draw:line draw:style-name="gr1" draw:text-style-name="P1" draw:layer="layout" svg:x1="6.755cm" svg:y1="10.723cm" svg:x2="6.755cm" svg:y2="10.829cm">
          <text:p/>
        </draw:line>
        <draw:polygon draw:style-name="gr3" draw:text-style-name="P2" draw:layer="layout" svg:width="0.03cm" svg:height="0.103cm" svg:x="6.725cm" svg:y="10.737cm" svg:viewBox="0 0 31 104" draw:points="0,0 31,104 31,0">
          <text:p/>
        </draw:polygon>
        <draw:polygon draw:style-name="gr3" draw:text-style-name="P2" draw:layer="layout" svg:width="0.03cm" svg:height="0.104cm" svg:x="6.755cm" svg:y="10.737cm" svg:viewBox="0 0 31 105" draw:points="31,0 0,105 0,0">
          <text:p/>
        </draw:polygon>
        <draw:line draw:style-name="gr1" draw:text-style-name="P1" draw:layer="layout" svg:x1="6.755cm" svg:y1="10.83cm" svg:x2="6.757cm" svg:y2="10.281cm">
          <text:p/>
        </draw:line>
        <draw:line draw:style-name="gr5" draw:text-style-name="P1" draw:layer="layout" svg:x1="7.525cm" svg:y1="10.211cm" svg:x2="8.147cm" svg:y2="10.843cm">
          <text:p/>
        </draw:line>
        <draw:polygon draw:style-name="gr2" draw:text-style-name="P2" draw:layer="layout" svg:width="0.132cm" svg:height="0.135cm" svg:x="8.016cm" svg:y="10.708cm" svg:viewBox="0 0 133 136" draw:points="70,0 133,136 0,74">
          <text:p/>
        </draw:polygon>
        <draw:frame draw:style-name="gr9" draw:text-style-name="P5" draw:layer="layout" svg:width="0.539cm" svg:height="0.712cm" svg:x="7.961cm" svg:y="9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6.846cm" svg:y="10.2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6.846cm" svg:y="8.7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6.171cm" svg:y="8.7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6.016cm" svg:y="9.781cm">
          <draw:text-box>
            <text:p text:style-name="P3"><text:span text:style-name="T8">_+_+</text:span><text:span text:style-name="T8">_=_C</text:span><text:span text:style-name="T8">_</text:span></text:p>
          </draw:text-box>
        </draw:frame>
        <draw:frame draw:style-name="gr8" draw:text-style-name="P5" draw:layer="layout" svg:width="0.54cm" svg:height="0.712cm" svg:x="8.26cm" svg:y="9.988cm">
          <draw:text-box>
            <text:p text:style-name="P3"><text:span text:style-name="T6">_</text:span></text:p>
          </draw:text-box>
        </draw:frame>
        <draw:line draw:style-name="gr1" draw:text-style-name="P1" draw:layer="layout" svg:x1="8.265cm" svg:y1="9.016cm" svg:x2="8.163cm" svg:y2="9.016cm">
          <text:p/>
        </draw:line>
        <draw:line draw:style-name="gr1" draw:text-style-name="P1" draw:layer="layout" svg:x1="8.699cm" svg:y1="9.82cm" svg:x2="8.171cm" svg:y2="9.818cm">
          <text:p/>
        </draw:line>
        <draw:path draw:style-name="gr2" draw:text-style-name="P2" draw:layer="layout" svg:width="0.271cm" svg:height="0.401cm" svg:x="9.163cm" svg:y="9.2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9.419cm" svg:y="9.2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9.727cm" svg:y="9.2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9.556cm" svg:y1="10.209cm" svg:x2="9.556cm" svg:y2="10.315cm">
          <text:p/>
        </draw:line>
        <draw:line draw:style-name="gr1" draw:text-style-name="P1" draw:layer="layout" svg:x1="11.02cm" svg:y1="9.016cm" svg:x2="10.321cm" svg:y2="9.016cm">
          <text:p/>
        </draw:line>
        <draw:line draw:style-name="gr1" draw:text-style-name="P1" draw:layer="layout" svg:x1="8.785cm" svg:y1="9.81cm" svg:x2="8.683cm" svg:y2="9.81cm">
          <text:p/>
        </draw:line>
        <draw:line draw:style-name="gr1" draw:text-style-name="P1" draw:layer="layout" svg:x1="8.785cm" svg:y1="9.014cm" svg:x2="8.683cm" svg:y2="9.014cm">
          <text:p/>
        </draw:line>
        <draw:polygon draw:style-name="gr1" draw:text-style-name="P1" draw:layer="layout" svg:width="1.531cm" svg:height="1.592cm" svg:x="8.789cm" svg:y="8.616cm" svg:viewBox="0 0 1532 1593" draw:points="0,1593 0,0 1532,0 1532,1593">
          <text:p/>
        </draw:polygon>
        <draw:polygon draw:style-name="gr3" draw:text-style-name="P2" draw:layer="layout" svg:width="0.1cm" svg:height="0.031cm" svg:x="8.695cm" svg:y="9.016cm" svg:viewBox="0 0 101 32" draw:points="0,32 101,0 0,0">
          <text:p/>
        </draw:polygon>
        <draw:polygon draw:style-name="gr3" draw:text-style-name="P2" draw:layer="layout" svg:width="0.1cm" svg:height="0.031cm" svg:x="8.695cm" svg:y="8.985cm" svg:viewBox="0 0 101 32" draw:points="0,0 101,32 1,32">
          <text:p/>
        </draw:polygon>
        <draw:polygon draw:style-name="gr3" draw:text-style-name="P2" draw:layer="layout" svg:width="0.1cm" svg:height="0.031cm" svg:x="10.322cm" svg:y="9.78cm" svg:viewBox="0 0 101 32" draw:points="101,0 0,32 100,32">
          <text:p/>
        </draw:polygon>
        <draw:polygon draw:style-name="gr3" draw:text-style-name="P2" draw:layer="layout" svg:width="0.099cm" svg:height="0.031cm" svg:x="10.322cm" svg:y="9.811cm" svg:viewBox="0 0 100 32" draw:points="100,32 0,0 100,0">
          <text:p/>
        </draw:polygon>
        <draw:line draw:style-name="gr1" draw:text-style-name="P1" draw:layer="layout" svg:x1="9.558cm" svg:y1="8.497cm" svg:x2="9.558cm" svg:y2="8.603cm">
          <text:p/>
        </draw:line>
        <draw:polygon draw:style-name="gr3" draw:text-style-name="P2" draw:layer="layout" svg:width="0.03cm" svg:height="0.104cm" svg:x="9.526cm" svg:y="8.511cm" svg:viewBox="0 0 31 105" draw:points="0,0 31,105 31,1">
          <text:p/>
        </draw:polygon>
        <draw:polygon draw:style-name="gr3" draw:text-style-name="P2" draw:layer="layout" svg:width="0.03cm" svg:height="0.103cm" svg:x="9.556cm" svg:y="8.512cm" svg:viewBox="0 0 31 104" draw:points="31,0 0,104 0,0">
          <text:p/>
        </draw:polygon>
        <draw:line draw:style-name="gr1" draw:text-style-name="P1" draw:layer="layout" svg:x1="9.558cm" svg:y1="8.604cm" svg:x2="9.56cm" svg:y2="8.055cm">
          <text:p/>
        </draw:line>
        <draw:line draw:style-name="gr1" draw:text-style-name="P1" draw:layer="layout" svg:x1="8.791cm" svg:y1="9.017cm" svg:x2="8.263cm" svg:y2="9.015cm">
          <text:p/>
        </draw:line>
        <draw:line draw:style-name="gr1" draw:text-style-name="P1" draw:layer="layout" svg:x1="11.029cm" svg:y1="9.82cm" svg:x2="10.33cm" svg:y2="9.818cm">
          <text:p/>
        </draw:line>
        <draw:line draw:style-name="gr5" draw:text-style-name="P1" draw:layer="layout" svg:x1="8.261cm" svg:y1="8.055cm" svg:x2="8.79cm" svg:y2="8.617cm">
          <text:p/>
        </draw:line>
        <draw:polygon draw:style-name="gr2" draw:text-style-name="P2" draw:layer="layout" svg:width="0.131cm" svg:height="0.138cm" svg:x="8.66cm" svg:y="8.48cm" svg:viewBox="0 0 132 139" draw:points="71,0 132,139 0,73">
          <text:p/>
        </draw:polygon>
        <draw:line draw:style-name="gr1" draw:text-style-name="P1" draw:layer="layout" svg:x1="9.555cm" svg:y1="10.723cm" svg:x2="9.555cm" svg:y2="10.829cm">
          <text:p/>
        </draw:line>
        <draw:polygon draw:style-name="gr3" draw:text-style-name="P2" draw:layer="layout" svg:width="0.03cm" svg:height="0.103cm" svg:x="9.525cm" svg:y="10.737cm" svg:viewBox="0 0 31 104" draw:points="0,0 31,104 31,0">
          <text:p/>
        </draw:polygon>
        <draw:polygon draw:style-name="gr3" draw:text-style-name="P2" draw:layer="layout" svg:width="0.03cm" svg:height="0.104cm" svg:x="9.555cm" svg:y="10.737cm" svg:viewBox="0 0 31 105" draw:points="31,0 0,105 0,0">
          <text:p/>
        </draw:polygon>
        <draw:line draw:style-name="gr1" draw:text-style-name="P1" draw:layer="layout" svg:x1="9.555cm" svg:y1="10.83cm" svg:x2="9.557cm" svg:y2="10.281cm">
          <text:p/>
        </draw:line>
        <draw:line draw:style-name="gr5" draw:text-style-name="P1" draw:layer="layout" svg:x1="10.325cm" svg:y1="10.211cm" svg:x2="10.947cm" svg:y2="10.843cm">
          <text:p/>
        </draw:line>
        <draw:polygon draw:style-name="gr2" draw:text-style-name="P2" draw:layer="layout" svg:width="0.132cm" svg:height="0.135cm" svg:x="10.816cm" svg:y="10.708cm" svg:viewBox="0 0 133 136" draw:points="70,0 133,136 0,74">
          <text:p/>
        </draw:polygon>
        <draw:frame draw:style-name="gr9" draw:text-style-name="P5" draw:layer="layout" svg:width="0.539cm" svg:height="0.712cm" svg:x="10.761cm" svg:y="9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9.646cm" svg:y="10.2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9.646cm" svg:y="8.7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8.971cm" svg:y="8.7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8.816cm" svg:y="9.781cm">
          <draw:text-box>
            <text:p text:style-name="P3"><text:span text:style-name="T8">_+_+_=_C_</text:span></text:p>
          </draw:text-box>
        </draw:frame>
        <draw:frame draw:style-name="gr8" draw:text-style-name="P5" draw:layer="layout" svg:width="0.54cm" svg:height="0.712cm" svg:x="11.06cm" svg:y="9.988cm">
          <draw:text-box>
            <text:p text:style-name="P3"><text:span text:style-name="T6">_</text:span></text:p>
          </draw:text-box>
        </draw:frame>
        <draw:line draw:style-name="gr1" draw:text-style-name="P1" draw:layer="layout" svg:x1="11.065cm" svg:y1="9.016cm" svg:x2="10.963cm" svg:y2="9.016cm">
          <text:p/>
        </draw:line>
        <draw:line draw:style-name="gr1" draw:text-style-name="P1" draw:layer="layout" svg:x1="11.499cm" svg:y1="9.82cm" svg:x2="10.971cm" svg:y2="9.818cm">
          <text:p/>
        </draw:line>
        <draw:path draw:style-name="gr2" draw:text-style-name="P2" draw:layer="layout" svg:width="0.271cm" svg:height="0.401cm" svg:x="11.963cm" svg:y="9.2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2.219cm" svg:y="9.2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2.527cm" svg:y="9.2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2.356cm" svg:y1="10.209cm" svg:x2="12.356cm" svg:y2="10.315cm">
          <text:p/>
        </draw:line>
        <draw:line draw:style-name="gr1" draw:text-style-name="P1" draw:layer="layout" svg:x1="13.82cm" svg:y1="9.016cm" svg:x2="13.121cm" svg:y2="9.016cm">
          <text:p/>
        </draw:line>
        <draw:line draw:style-name="gr1" draw:text-style-name="P1" draw:layer="layout" svg:x1="11.585cm" svg:y1="9.81cm" svg:x2="11.483cm" svg:y2="9.81cm">
          <text:p/>
        </draw:line>
        <draw:line draw:style-name="gr1" draw:text-style-name="P1" draw:layer="layout" svg:x1="11.585cm" svg:y1="9.014cm" svg:x2="11.483cm" svg:y2="9.014cm">
          <text:p/>
        </draw:line>
        <draw:polygon draw:style-name="gr1" draw:text-style-name="P1" draw:layer="layout" svg:width="1.531cm" svg:height="1.592cm" svg:x="11.589cm" svg:y="8.616cm" svg:viewBox="0 0 1532 1593" draw:points="0,1593 0,0 1532,0 1532,1593">
          <text:p/>
        </draw:polygon>
        <draw:polygon draw:style-name="gr3" draw:text-style-name="P2" draw:layer="layout" svg:width="0.1cm" svg:height="0.031cm" svg:x="11.495cm" svg:y="9.016cm" svg:viewBox="0 0 101 32" draw:points="0,32 101,0 0,0">
          <text:p/>
        </draw:polygon>
        <draw:polygon draw:style-name="gr3" draw:text-style-name="P2" draw:layer="layout" svg:width="0.1cm" svg:height="0.031cm" svg:x="11.495cm" svg:y="8.985cm" svg:viewBox="0 0 101 32" draw:points="0,0 101,32 1,32">
          <text:p/>
        </draw:polygon>
        <draw:polygon draw:style-name="gr3" draw:text-style-name="P2" draw:layer="layout" svg:width="0.1cm" svg:height="0.031cm" svg:x="13.122cm" svg:y="9.78cm" svg:viewBox="0 0 101 32" draw:points="101,0 0,32 100,32">
          <text:p/>
        </draw:polygon>
        <draw:polygon draw:style-name="gr3" draw:text-style-name="P2" draw:layer="layout" svg:width="0.099cm" svg:height="0.031cm" svg:x="13.122cm" svg:y="9.811cm" svg:viewBox="0 0 100 32" draw:points="100,32 0,0 100,0">
          <text:p/>
        </draw:polygon>
        <draw:line draw:style-name="gr1" draw:text-style-name="P1" draw:layer="layout" svg:x1="12.358cm" svg:y1="8.497cm" svg:x2="12.358cm" svg:y2="8.603cm">
          <text:p/>
        </draw:line>
        <draw:polygon draw:style-name="gr3" draw:text-style-name="P2" draw:layer="layout" svg:width="0.03cm" svg:height="0.104cm" svg:x="12.326cm" svg:y="8.511cm" svg:viewBox="0 0 31 105" draw:points="0,0 31,105 31,1">
          <text:p/>
        </draw:polygon>
        <draw:polygon draw:style-name="gr3" draw:text-style-name="P2" draw:layer="layout" svg:width="0.03cm" svg:height="0.103cm" svg:x="12.356cm" svg:y="8.512cm" svg:viewBox="0 0 31 104" draw:points="31,0 0,104 0,0">
          <text:p/>
        </draw:polygon>
        <draw:line draw:style-name="gr1" draw:text-style-name="P1" draw:layer="layout" svg:x1="12.358cm" svg:y1="8.604cm" svg:x2="12.36cm" svg:y2="8.055cm">
          <text:p/>
        </draw:line>
        <draw:line draw:style-name="gr1" draw:text-style-name="P1" draw:layer="layout" svg:x1="11.591cm" svg:y1="9.017cm" svg:x2="11.063cm" svg:y2="9.015cm">
          <text:p/>
        </draw:line>
        <draw:line draw:style-name="gr1" draw:text-style-name="P1" draw:layer="layout" svg:x1="13.829cm" svg:y1="9.82cm" svg:x2="13.13cm" svg:y2="9.818cm">
          <text:p/>
        </draw:line>
        <draw:line draw:style-name="gr5" draw:text-style-name="P1" draw:layer="layout" svg:x1="11.061cm" svg:y1="8.055cm" svg:x2="11.59cm" svg:y2="8.617cm">
          <text:p/>
        </draw:line>
        <draw:polygon draw:style-name="gr2" draw:text-style-name="P2" draw:layer="layout" svg:width="0.131cm" svg:height="0.138cm" svg:x="11.46cm" svg:y="8.48cm" svg:viewBox="0 0 132 139" draw:points="71,0 132,139 0,73">
          <text:p/>
        </draw:polygon>
        <draw:line draw:style-name="gr1" draw:text-style-name="P1" draw:layer="layout" svg:x1="12.355cm" svg:y1="10.723cm" svg:x2="12.355cm" svg:y2="10.829cm">
          <text:p/>
        </draw:line>
        <draw:polygon draw:style-name="gr3" draw:text-style-name="P2" draw:layer="layout" svg:width="0.03cm" svg:height="0.103cm" svg:x="12.325cm" svg:y="10.737cm" svg:viewBox="0 0 31 104" draw:points="0,0 31,104 31,0">
          <text:p/>
        </draw:polygon>
        <draw:polygon draw:style-name="gr3" draw:text-style-name="P2" draw:layer="layout" svg:width="0.03cm" svg:height="0.104cm" svg:x="12.355cm" svg:y="10.737cm" svg:viewBox="0 0 31 105" draw:points="31,0 0,105 0,0">
          <text:p/>
        </draw:polygon>
        <draw:line draw:style-name="gr1" draw:text-style-name="P1" draw:layer="layout" svg:x1="12.355cm" svg:y1="10.83cm" svg:x2="12.357cm" svg:y2="10.281cm">
          <text:p/>
        </draw:line>
        <draw:line draw:style-name="gr5" draw:text-style-name="P1" draw:layer="layout" svg:x1="13.125cm" svg:y1="10.211cm" svg:x2="13.747cm" svg:y2="10.843cm">
          <text:p/>
        </draw:line>
        <draw:polygon draw:style-name="gr2" draw:text-style-name="P2" draw:layer="layout" svg:width="0.132cm" svg:height="0.135cm" svg:x="13.616cm" svg:y="10.708cm" svg:viewBox="0 0 133 136" draw:points="70,0 133,136 0,74">
          <text:p/>
        </draw:polygon>
        <draw:frame draw:style-name="gr9" draw:text-style-name="P5" draw:layer="layout" svg:width="0.539cm" svg:height="0.712cm" svg:x="13.561cm" svg:y="9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2.446cm" svg:y="10.2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2.446cm" svg:y="8.7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1.771cm" svg:y="8.7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1.616cm" svg:y="9.7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3.86cm" svg:y="9.988cm">
          <draw:text-box>
            <text:p text:style-name="P3"><text:span text:style-name="T6">_</text:span></text:p>
          </draw:text-box>
        </draw:frame>
        <draw:line draw:style-name="gr1" draw:text-style-name="P1" draw:layer="layout" svg:x1="13.865cm" svg:y1="9.016cm" svg:x2="13.763cm" svg:y2="9.016cm">
          <text:p/>
        </draw:line>
        <draw:line draw:style-name="gr1" draw:text-style-name="P1" draw:layer="layout" svg:x1="14.299cm" svg:y1="9.82cm" svg:x2="13.771cm" svg:y2="9.818cm">
          <text:p/>
        </draw:line>
        <draw:path draw:style-name="gr2" draw:text-style-name="P2" draw:layer="layout" svg:width="0.271cm" svg:height="0.401cm" svg:x="14.763cm" svg:y="9.2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5.019cm" svg:y="9.2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5.327cm" svg:y="9.2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5.156cm" svg:y1="10.209cm" svg:x2="15.156cm" svg:y2="10.315cm">
          <text:p/>
        </draw:line>
        <draw:line draw:style-name="gr1" draw:text-style-name="P1" draw:layer="layout" svg:x1="16.62cm" svg:y1="9.016cm" svg:x2="15.921cm" svg:y2="9.016cm">
          <text:p/>
        </draw:line>
        <draw:line draw:style-name="gr1" draw:text-style-name="P1" draw:layer="layout" svg:x1="14.385cm" svg:y1="9.81cm" svg:x2="14.283cm" svg:y2="9.81cm">
          <text:p/>
        </draw:line>
        <draw:line draw:style-name="gr1" draw:text-style-name="P1" draw:layer="layout" svg:x1="14.385cm" svg:y1="9.014cm" svg:x2="14.283cm" svg:y2="9.014cm">
          <text:p/>
        </draw:line>
        <draw:polygon draw:style-name="gr1" draw:text-style-name="P1" draw:layer="layout" svg:width="1.531cm" svg:height="1.592cm" svg:x="14.389cm" svg:y="8.616cm" svg:viewBox="0 0 1532 1593" draw:points="0,1593 0,0 1532,0 1532,1593">
          <text:p/>
        </draw:polygon>
        <draw:polygon draw:style-name="gr3" draw:text-style-name="P2" draw:layer="layout" svg:width="0.1cm" svg:height="0.031cm" svg:x="14.295cm" svg:y="9.016cm" svg:viewBox="0 0 101 32" draw:points="0,32 101,0 0,0">
          <text:p/>
        </draw:polygon>
        <draw:polygon draw:style-name="gr3" draw:text-style-name="P2" draw:layer="layout" svg:width="0.1cm" svg:height="0.031cm" svg:x="14.295cm" svg:y="8.985cm" svg:viewBox="0 0 101 32" draw:points="0,0 101,32 1,32">
          <text:p/>
        </draw:polygon>
        <draw:polygon draw:style-name="gr3" draw:text-style-name="P2" draw:layer="layout" svg:width="0.1cm" svg:height="0.031cm" svg:x="15.922cm" svg:y="9.78cm" svg:viewBox="0 0 101 32" draw:points="101,0 0,32 100,32">
          <text:p/>
        </draw:polygon>
        <draw:polygon draw:style-name="gr3" draw:text-style-name="P2" draw:layer="layout" svg:width="0.099cm" svg:height="0.031cm" svg:x="15.922cm" svg:y="9.811cm" svg:viewBox="0 0 100 32" draw:points="100,32 0,0 100,0">
          <text:p/>
        </draw:polygon>
        <draw:line draw:style-name="gr1" draw:text-style-name="P1" draw:layer="layout" svg:x1="15.158cm" svg:y1="8.497cm" svg:x2="15.158cm" svg:y2="8.603cm">
          <text:p/>
        </draw:line>
        <draw:polygon draw:style-name="gr3" draw:text-style-name="P2" draw:layer="layout" svg:width="0.03cm" svg:height="0.104cm" svg:x="15.126cm" svg:y="8.511cm" svg:viewBox="0 0 31 105" draw:points="0,0 31,105 31,1">
          <text:p/>
        </draw:polygon>
        <draw:polygon draw:style-name="gr3" draw:text-style-name="P2" draw:layer="layout" svg:width="0.03cm" svg:height="0.103cm" svg:x="15.156cm" svg:y="8.512cm" svg:viewBox="0 0 31 104" draw:points="31,0 0,104 0,0">
          <text:p/>
        </draw:polygon>
        <draw:line draw:style-name="gr1" draw:text-style-name="P1" draw:layer="layout" svg:x1="15.158cm" svg:y1="8.604cm" svg:x2="15.16cm" svg:y2="8.055cm">
          <text:p/>
        </draw:line>
        <draw:line draw:style-name="gr1" draw:text-style-name="P1" draw:layer="layout" svg:x1="14.391cm" svg:y1="9.017cm" svg:x2="13.863cm" svg:y2="9.015cm">
          <text:p/>
        </draw:line>
        <draw:line draw:style-name="gr1" draw:text-style-name="P1" draw:layer="layout" svg:x1="16.629cm" svg:y1="9.82cm" svg:x2="15.93cm" svg:y2="9.818cm">
          <text:p/>
        </draw:line>
        <draw:line draw:style-name="gr5" draw:text-style-name="P1" draw:layer="layout" svg:x1="13.861cm" svg:y1="8.055cm" svg:x2="14.39cm" svg:y2="8.617cm">
          <text:p/>
        </draw:line>
        <draw:polygon draw:style-name="gr2" draw:text-style-name="P2" draw:layer="layout" svg:width="0.131cm" svg:height="0.138cm" svg:x="14.26cm" svg:y="8.48cm" svg:viewBox="0 0 132 139" draw:points="71,0 132,139 0,73">
          <text:p/>
        </draw:polygon>
        <draw:line draw:style-name="gr1" draw:text-style-name="P1" draw:layer="layout" svg:x1="15.155cm" svg:y1="10.723cm" svg:x2="15.155cm" svg:y2="10.829cm">
          <text:p/>
        </draw:line>
        <draw:polygon draw:style-name="gr3" draw:text-style-name="P2" draw:layer="layout" svg:width="0.03cm" svg:height="0.103cm" svg:x="15.125cm" svg:y="10.737cm" svg:viewBox="0 0 31 104" draw:points="0,0 31,104 31,0">
          <text:p/>
        </draw:polygon>
        <draw:polygon draw:style-name="gr3" draw:text-style-name="P2" draw:layer="layout" svg:width="0.03cm" svg:height="0.104cm" svg:x="15.155cm" svg:y="10.737cm" svg:viewBox="0 0 31 105" draw:points="31,0 0,105 0,0">
          <text:p/>
        </draw:polygon>
        <draw:line draw:style-name="gr1" draw:text-style-name="P1" draw:layer="layout" svg:x1="15.155cm" svg:y1="10.83cm" svg:x2="15.157cm" svg:y2="10.281cm">
          <text:p/>
        </draw:line>
        <draw:line draw:style-name="gr5" draw:text-style-name="P1" draw:layer="layout" svg:x1="15.925cm" svg:y1="10.211cm" svg:x2="16.547cm" svg:y2="10.843cm">
          <text:p/>
        </draw:line>
        <draw:polygon draw:style-name="gr2" draw:text-style-name="P2" draw:layer="layout" svg:width="0.132cm" svg:height="0.135cm" svg:x="16.416cm" svg:y="10.708cm" svg:viewBox="0 0 133 136" draw:points="70,0 133,136 0,74">
          <text:p/>
        </draw:polygon>
        <draw:frame draw:style-name="gr9" draw:text-style-name="P5" draw:layer="layout" svg:width="0.539cm" svg:height="0.712cm" svg:x="16.361cm" svg:y="9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5.246cm" svg:y="10.2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5.246cm" svg:y="8.7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4.571cm" svg:y="8.7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4.416cm" svg:y="9.781cm">
          <draw:text-box>
            <text:p text:style-name="P3"><text:span text:style-name="T8">_+_+_</text:span><text:span text:style-name="T8">=_C_</text:span></text:p>
          </draw:text-box>
        </draw:frame>
        <draw:frame draw:style-name="gr8" draw:text-style-name="P5" draw:layer="layout" svg:width="0.54cm" svg:height="0.712cm" svg:x="16.66cm" svg:y="9.988cm">
          <draw:text-box>
            <text:p text:style-name="P3"><text:span text:style-name="T6">_</text:span></text:p>
          </draw:text-box>
        </draw:frame>
        <draw:line draw:style-name="gr1" draw:text-style-name="P1" draw:layer="layout" svg:x1="16.665cm" svg:y1="9.016cm" svg:x2="16.563cm" svg:y2="9.016cm">
          <text:p/>
        </draw:line>
        <draw:line draw:style-name="gr1" draw:text-style-name="P1" draw:layer="layout" svg:x1="17.099cm" svg:y1="9.82cm" svg:x2="16.571cm" svg:y2="9.818cm">
          <text:p/>
        </draw:line>
        <draw:path draw:style-name="gr2" draw:text-style-name="P2" draw:layer="layout" svg:width="0.271cm" svg:height="0.401cm" svg:x="17.563cm" svg:y="9.2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7.819cm" svg:y="9.2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8.127cm" svg:y="9.2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7.956cm" svg:y1="10.209cm" svg:x2="17.956cm" svg:y2="10.315cm">
          <text:p/>
        </draw:line>
        <draw:line draw:style-name="gr1" draw:text-style-name="P1" draw:layer="layout" svg:x1="19.42cm" svg:y1="9.016cm" svg:x2="18.721cm" svg:y2="9.016cm">
          <text:p/>
        </draw:line>
        <draw:line draw:style-name="gr1" draw:text-style-name="P1" draw:layer="layout" svg:x1="17.185cm" svg:y1="9.81cm" svg:x2="17.083cm" svg:y2="9.81cm">
          <text:p/>
        </draw:line>
        <draw:line draw:style-name="gr1" draw:text-style-name="P1" draw:layer="layout" svg:x1="17.185cm" svg:y1="9.014cm" svg:x2="17.083cm" svg:y2="9.014cm">
          <text:p/>
        </draw:line>
        <draw:polygon draw:style-name="gr1" draw:text-style-name="P1" draw:layer="layout" svg:width="1.531cm" svg:height="1.592cm" svg:x="17.189cm" svg:y="8.616cm" svg:viewBox="0 0 1532 1593" draw:points="0,1593 0,0 1532,0 1532,1593">
          <text:p/>
        </draw:polygon>
        <draw:polygon draw:style-name="gr3" draw:text-style-name="P2" draw:layer="layout" svg:width="0.1cm" svg:height="0.031cm" svg:x="17.095cm" svg:y="9.016cm" svg:viewBox="0 0 101 32" draw:points="0,32 101,0 0,0">
          <text:p/>
        </draw:polygon>
        <draw:polygon draw:style-name="gr3" draw:text-style-name="P2" draw:layer="layout" svg:width="0.1cm" svg:height="0.031cm" svg:x="17.095cm" svg:y="8.985cm" svg:viewBox="0 0 101 32" draw:points="0,0 101,32 1,32">
          <text:p/>
        </draw:polygon>
        <draw:polygon draw:style-name="gr3" draw:text-style-name="P2" draw:layer="layout" svg:width="0.1cm" svg:height="0.031cm" svg:x="18.722cm" svg:y="9.78cm" svg:viewBox="0 0 101 32" draw:points="101,0 0,32 100,32">
          <text:p/>
        </draw:polygon>
        <draw:polygon draw:style-name="gr3" draw:text-style-name="P2" draw:layer="layout" svg:width="0.099cm" svg:height="0.031cm" svg:x="18.722cm" svg:y="9.811cm" svg:viewBox="0 0 100 32" draw:points="100,32 0,0 100,0">
          <text:p/>
        </draw:polygon>
        <draw:line draw:style-name="gr1" draw:text-style-name="P1" draw:layer="layout" svg:x1="17.958cm" svg:y1="8.497cm" svg:x2="17.958cm" svg:y2="8.603cm">
          <text:p/>
        </draw:line>
        <draw:polygon draw:style-name="gr3" draw:text-style-name="P2" draw:layer="layout" svg:width="0.03cm" svg:height="0.104cm" svg:x="17.926cm" svg:y="8.511cm" svg:viewBox="0 0 31 105" draw:points="0,0 31,105 31,1">
          <text:p/>
        </draw:polygon>
        <draw:polygon draw:style-name="gr3" draw:text-style-name="P2" draw:layer="layout" svg:width="0.03cm" svg:height="0.103cm" svg:x="17.956cm" svg:y="8.512cm" svg:viewBox="0 0 31 104" draw:points="31,0 0,104 0,0">
          <text:p/>
        </draw:polygon>
        <draw:line draw:style-name="gr1" draw:text-style-name="P1" draw:layer="layout" svg:x1="17.958cm" svg:y1="8.604cm" svg:x2="17.96cm" svg:y2="8.055cm">
          <text:p/>
        </draw:line>
        <draw:line draw:style-name="gr1" draw:text-style-name="P1" draw:layer="layout" svg:x1="17.191cm" svg:y1="9.017cm" svg:x2="16.663cm" svg:y2="9.015cm">
          <text:p/>
        </draw:line>
        <draw:line draw:style-name="gr1" draw:text-style-name="P1" draw:layer="layout" svg:x1="19.429cm" svg:y1="9.82cm" svg:x2="18.73cm" svg:y2="9.818cm">
          <text:p/>
        </draw:line>
        <draw:line draw:style-name="gr5" draw:text-style-name="P1" draw:layer="layout" svg:x1="16.661cm" svg:y1="8.055cm" svg:x2="17.19cm" svg:y2="8.617cm">
          <text:p/>
        </draw:line>
        <draw:polygon draw:style-name="gr2" draw:text-style-name="P2" draw:layer="layout" svg:width="0.131cm" svg:height="0.138cm" svg:x="17.06cm" svg:y="8.48cm" svg:viewBox="0 0 132 139" draw:points="71,0 132,139 0,73">
          <text:p/>
        </draw:polygon>
        <draw:line draw:style-name="gr1" draw:text-style-name="P1" draw:layer="layout" svg:x1="17.955cm" svg:y1="10.723cm" svg:x2="17.955cm" svg:y2="10.829cm">
          <text:p/>
        </draw:line>
        <draw:polygon draw:style-name="gr3" draw:text-style-name="P2" draw:layer="layout" svg:width="0.03cm" svg:height="0.103cm" svg:x="17.925cm" svg:y="10.737cm" svg:viewBox="0 0 31 104" draw:points="0,0 31,104 31,0">
          <text:p/>
        </draw:polygon>
        <draw:polygon draw:style-name="gr3" draw:text-style-name="P2" draw:layer="layout" svg:width="0.03cm" svg:height="0.104cm" svg:x="17.955cm" svg:y="10.737cm" svg:viewBox="0 0 31 105" draw:points="31,0 0,105 0,0">
          <text:p/>
        </draw:polygon>
        <draw:line draw:style-name="gr1" draw:text-style-name="P1" draw:layer="layout" svg:x1="17.955cm" svg:y1="10.83cm" svg:x2="17.957cm" svg:y2="10.281cm">
          <text:p/>
        </draw:line>
        <draw:line draw:style-name="gr5" draw:text-style-name="P1" draw:layer="layout" svg:x1="18.725cm" svg:y1="10.211cm" svg:x2="19.347cm" svg:y2="10.843cm">
          <text:p/>
        </draw:line>
        <draw:polygon draw:style-name="gr2" draw:text-style-name="P2" draw:layer="layout" svg:width="0.132cm" svg:height="0.135cm" svg:x="19.216cm" svg:y="10.708cm" svg:viewBox="0 0 133 136" draw:points="70,0 133,136 0,74">
          <text:p/>
        </draw:polygon>
        <draw:frame draw:style-name="gr9" draw:text-style-name="P5" draw:layer="layout" svg:width="0.539cm" svg:height="0.712cm" svg:x="19.161cm" svg:y="9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8.046cm" svg:y="10.2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8.046cm" svg:y="8.7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7.371cm" svg:y="8.7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7.216cm" svg:y="9.7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9.46cm" svg:y="9.988cm">
          <draw:text-box>
            <text:p text:style-name="P3"><text:span text:style-name="T6">_</text:span></text:p>
          </draw:text-box>
        </draw:frame>
        <draw:line draw:style-name="gr1" draw:text-style-name="P1" draw:layer="layout" svg:x1="8.265cm" svg:y1="11.816cm" svg:x2="8.163cm" svg:y2="11.816cm">
          <text:p/>
        </draw:line>
        <draw:line draw:style-name="gr1" draw:text-style-name="P1" draw:layer="layout" svg:x1="8.699cm" svg:y1="12.62cm" svg:x2="8.171cm" svg:y2="12.618cm">
          <text:p/>
        </draw:line>
        <draw:path draw:style-name="gr2" draw:text-style-name="P2" draw:layer="layout" svg:width="0.271cm" svg:height="0.401cm" svg:x="9.163cm" svg:y="12.0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9.419cm" svg:y="12.0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9.727cm" svg:y="12.0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9.556cm" svg:y1="13.009cm" svg:x2="9.556cm" svg:y2="13.115cm">
          <text:p/>
        </draw:line>
        <draw:line draw:style-name="gr1" draw:text-style-name="P1" draw:layer="layout" svg:x1="11.02cm" svg:y1="11.816cm" svg:x2="10.321cm" svg:y2="11.816cm">
          <text:p/>
        </draw:line>
        <draw:line draw:style-name="gr1" draw:text-style-name="P1" draw:layer="layout" svg:x1="8.785cm" svg:y1="12.61cm" svg:x2="8.683cm" svg:y2="12.61cm">
          <text:p/>
        </draw:line>
        <draw:line draw:style-name="gr1" draw:text-style-name="P1" draw:layer="layout" svg:x1="8.785cm" svg:y1="11.814cm" svg:x2="8.683cm" svg:y2="11.814cm">
          <text:p/>
        </draw:line>
        <draw:polygon draw:style-name="gr1" draw:text-style-name="P1" draw:layer="layout" svg:width="1.531cm" svg:height="1.592cm" svg:x="8.789cm" svg:y="11.416cm" svg:viewBox="0 0 1532 1593" draw:points="0,1593 0,0 1532,0 1532,1593">
          <text:p/>
        </draw:polygon>
        <draw:polygon draw:style-name="gr3" draw:text-style-name="P2" draw:layer="layout" svg:width="0.1cm" svg:height="0.031cm" svg:x="8.695cm" svg:y="11.816cm" svg:viewBox="0 0 101 32" draw:points="0,32 101,0 0,0">
          <text:p/>
        </draw:polygon>
        <draw:polygon draw:style-name="gr3" draw:text-style-name="P2" draw:layer="layout" svg:width="0.1cm" svg:height="0.031cm" svg:x="8.695cm" svg:y="11.785cm" svg:viewBox="0 0 101 32" draw:points="0,0 101,32 1,32">
          <text:p/>
        </draw:polygon>
        <draw:polygon draw:style-name="gr3" draw:text-style-name="P2" draw:layer="layout" svg:width="0.1cm" svg:height="0.031cm" svg:x="10.322cm" svg:y="12.58cm" svg:viewBox="0 0 101 32" draw:points="101,0 0,32 100,32">
          <text:p/>
        </draw:polygon>
        <draw:polygon draw:style-name="gr3" draw:text-style-name="P2" draw:layer="layout" svg:width="0.099cm" svg:height="0.031cm" svg:x="10.322cm" svg:y="12.611cm" svg:viewBox="0 0 100 32" draw:points="100,32 0,0 100,0">
          <text:p/>
        </draw:polygon>
        <draw:line draw:style-name="gr1" draw:text-style-name="P1" draw:layer="layout" svg:x1="9.558cm" svg:y1="11.297cm" svg:x2="9.558cm" svg:y2="11.403cm">
          <text:p/>
        </draw:line>
        <draw:polygon draw:style-name="gr3" draw:text-style-name="P2" draw:layer="layout" svg:width="0.03cm" svg:height="0.104cm" svg:x="9.526cm" svg:y="11.311cm" svg:viewBox="0 0 31 105" draw:points="0,0 31,105 31,1">
          <text:p/>
        </draw:polygon>
        <draw:polygon draw:style-name="gr3" draw:text-style-name="P2" draw:layer="layout" svg:width="0.03cm" svg:height="0.103cm" svg:x="9.556cm" svg:y="11.312cm" svg:viewBox="0 0 31 104" draw:points="31,0 0,104 0,0">
          <text:p/>
        </draw:polygon>
        <draw:line draw:style-name="gr1" draw:text-style-name="P1" draw:layer="layout" svg:x1="9.558cm" svg:y1="11.404cm" svg:x2="9.56cm" svg:y2="10.855cm">
          <text:p/>
        </draw:line>
        <draw:line draw:style-name="gr1" draw:text-style-name="P1" draw:layer="layout" svg:x1="8.791cm" svg:y1="11.817cm" svg:x2="8.263cm" svg:y2="11.815cm">
          <text:p/>
        </draw:line>
        <draw:line draw:style-name="gr1" draw:text-style-name="P1" draw:layer="layout" svg:x1="11.029cm" svg:y1="12.62cm" svg:x2="10.33cm" svg:y2="12.618cm">
          <text:p/>
        </draw:line>
        <draw:line draw:style-name="gr5" draw:text-style-name="P1" draw:layer="layout" svg:x1="8.261cm" svg:y1="10.855cm" svg:x2="8.79cm" svg:y2="11.417cm">
          <text:p/>
        </draw:line>
        <draw:polygon draw:style-name="gr2" draw:text-style-name="P2" draw:layer="layout" svg:width="0.131cm" svg:height="0.138cm" svg:x="8.66cm" svg:y="11.28cm" svg:viewBox="0 0 132 139" draw:points="71,0 132,139 0,73">
          <text:p/>
        </draw:polygon>
        <draw:line draw:style-name="gr1" draw:text-style-name="P1" draw:layer="layout" svg:x1="9.555cm" svg:y1="13.523cm" svg:x2="9.555cm" svg:y2="13.629cm">
          <text:p/>
        </draw:line>
        <draw:polygon draw:style-name="gr3" draw:text-style-name="P2" draw:layer="layout" svg:width="0.03cm" svg:height="0.103cm" svg:x="9.525cm" svg:y="13.537cm" svg:viewBox="0 0 31 104" draw:points="0,0 31,104 31,0">
          <text:p/>
        </draw:polygon>
        <draw:polygon draw:style-name="gr3" draw:text-style-name="P2" draw:layer="layout" svg:width="0.03cm" svg:height="0.104cm" svg:x="9.555cm" svg:y="13.537cm" svg:viewBox="0 0 31 105" draw:points="31,0 0,105 0,0">
          <text:p/>
        </draw:polygon>
        <draw:line draw:style-name="gr1" draw:text-style-name="P1" draw:layer="layout" svg:x1="9.555cm" svg:y1="13.63cm" svg:x2="9.557cm" svg:y2="13.081cm">
          <text:p/>
        </draw:line>
        <draw:line draw:style-name="gr5" draw:text-style-name="P1" draw:layer="layout" svg:x1="10.325cm" svg:y1="13.011cm" svg:x2="10.947cm" svg:y2="13.643cm">
          <text:p/>
        </draw:line>
        <draw:polygon draw:style-name="gr2" draw:text-style-name="P2" draw:layer="layout" svg:width="0.132cm" svg:height="0.135cm" svg:x="10.816cm" svg:y="13.508cm" svg:viewBox="0 0 133 136" draw:points="70,0 133,136 0,74">
          <text:p/>
        </draw:polygon>
        <draw:frame draw:style-name="gr9" draw:text-style-name="P5" draw:layer="layout" svg:width="0.539cm" svg:height="0.712cm" svg:x="10.761cm" svg:y="11.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9.646cm" svg:y="13.0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9.646cm" svg:y="11.5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8.971cm" svg:y="11.5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8.816cm" svg:y="12.5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1.06cm" svg:y="12.788cm">
          <draw:text-box>
            <text:p text:style-name="P3"><text:span text:style-name="T6">_</text:span></text:p>
          </draw:text-box>
        </draw:frame>
        <draw:line draw:style-name="gr1" draw:text-style-name="P1" draw:layer="layout" svg:x1="11.065cm" svg:y1="11.816cm" svg:x2="10.963cm" svg:y2="11.816cm">
          <text:p/>
        </draw:line>
        <draw:line draw:style-name="gr1" draw:text-style-name="P1" draw:layer="layout" svg:x1="11.499cm" svg:y1="12.62cm" svg:x2="10.971cm" svg:y2="12.618cm">
          <text:p/>
        </draw:line>
        <draw:path draw:style-name="gr2" draw:text-style-name="P2" draw:layer="layout" svg:width="0.271cm" svg:height="0.401cm" svg:x="11.963cm" svg:y="12.0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2.219cm" svg:y="12.0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2.527cm" svg:y="12.0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2.356cm" svg:y1="13.009cm" svg:x2="12.356cm" svg:y2="13.115cm">
          <text:p/>
        </draw:line>
        <draw:line draw:style-name="gr1" draw:text-style-name="P1" draw:layer="layout" svg:x1="13.82cm" svg:y1="11.816cm" svg:x2="13.121cm" svg:y2="11.816cm">
          <text:p/>
        </draw:line>
        <draw:line draw:style-name="gr1" draw:text-style-name="P1" draw:layer="layout" svg:x1="11.585cm" svg:y1="12.61cm" svg:x2="11.483cm" svg:y2="12.61cm">
          <text:p/>
        </draw:line>
        <draw:line draw:style-name="gr1" draw:text-style-name="P1" draw:layer="layout" svg:x1="11.585cm" svg:y1="11.814cm" svg:x2="11.483cm" svg:y2="11.814cm">
          <text:p/>
        </draw:line>
        <draw:polygon draw:style-name="gr1" draw:text-style-name="P1" draw:layer="layout" svg:width="1.531cm" svg:height="1.592cm" svg:x="11.589cm" svg:y="11.416cm" svg:viewBox="0 0 1532 1593" draw:points="0,1593 0,0 1532,0 1532,1593">
          <text:p/>
        </draw:polygon>
        <draw:polygon draw:style-name="gr3" draw:text-style-name="P2" draw:layer="layout" svg:width="0.1cm" svg:height="0.031cm" svg:x="11.495cm" svg:y="11.816cm" svg:viewBox="0 0 101 32" draw:points="0,32 101,0 0,0">
          <text:p/>
        </draw:polygon>
        <draw:polygon draw:style-name="gr3" draw:text-style-name="P2" draw:layer="layout" svg:width="0.1cm" svg:height="0.031cm" svg:x="11.495cm" svg:y="11.785cm" svg:viewBox="0 0 101 32" draw:points="0,0 101,32 1,32">
          <text:p/>
        </draw:polygon>
        <draw:polygon draw:style-name="gr3" draw:text-style-name="P2" draw:layer="layout" svg:width="0.1cm" svg:height="0.031cm" svg:x="13.122cm" svg:y="12.58cm" svg:viewBox="0 0 101 32" draw:points="101,0 0,32 100,32">
          <text:p/>
        </draw:polygon>
        <draw:polygon draw:style-name="gr3" draw:text-style-name="P2" draw:layer="layout" svg:width="0.099cm" svg:height="0.031cm" svg:x="13.122cm" svg:y="12.611cm" svg:viewBox="0 0 100 32" draw:points="100,32 0,0 100,0">
          <text:p/>
        </draw:polygon>
        <draw:line draw:style-name="gr1" draw:text-style-name="P1" draw:layer="layout" svg:x1="12.358cm" svg:y1="11.297cm" svg:x2="12.358cm" svg:y2="11.403cm">
          <text:p/>
        </draw:line>
        <draw:polygon draw:style-name="gr3" draw:text-style-name="P2" draw:layer="layout" svg:width="0.03cm" svg:height="0.104cm" svg:x="12.326cm" svg:y="11.311cm" svg:viewBox="0 0 31 105" draw:points="0,0 31,105 31,1">
          <text:p/>
        </draw:polygon>
        <draw:polygon draw:style-name="gr3" draw:text-style-name="P2" draw:layer="layout" svg:width="0.03cm" svg:height="0.103cm" svg:x="12.356cm" svg:y="11.312cm" svg:viewBox="0 0 31 104" draw:points="31,0 0,104 0,0">
          <text:p/>
        </draw:polygon>
        <draw:line draw:style-name="gr1" draw:text-style-name="P1" draw:layer="layout" svg:x1="12.358cm" svg:y1="11.404cm" svg:x2="12.36cm" svg:y2="10.855cm">
          <text:p/>
        </draw:line>
        <draw:line draw:style-name="gr1" draw:text-style-name="P1" draw:layer="layout" svg:x1="11.591cm" svg:y1="11.817cm" svg:x2="11.063cm" svg:y2="11.815cm">
          <text:p/>
        </draw:line>
        <draw:line draw:style-name="gr1" draw:text-style-name="P1" draw:layer="layout" svg:x1="13.829cm" svg:y1="12.62cm" svg:x2="13.13cm" svg:y2="12.618cm">
          <text:p/>
        </draw:line>
        <draw:line draw:style-name="gr5" draw:text-style-name="P1" draw:layer="layout" svg:x1="11.061cm" svg:y1="10.855cm" svg:x2="11.59cm" svg:y2="11.417cm">
          <text:p/>
        </draw:line>
        <draw:polygon draw:style-name="gr2" draw:text-style-name="P2" draw:layer="layout" svg:width="0.131cm" svg:height="0.138cm" svg:x="11.46cm" svg:y="11.28cm" svg:viewBox="0 0 132 139" draw:points="71,0 132,139 0,73">
          <text:p/>
        </draw:polygon>
        <draw:line draw:style-name="gr1" draw:text-style-name="P1" draw:layer="layout" svg:x1="12.355cm" svg:y1="13.523cm" svg:x2="12.355cm" svg:y2="13.629cm">
          <text:p/>
        </draw:line>
        <draw:polygon draw:style-name="gr3" draw:text-style-name="P2" draw:layer="layout" svg:width="0.03cm" svg:height="0.103cm" svg:x="12.325cm" svg:y="13.537cm" svg:viewBox="0 0 31 104" draw:points="0,0 31,104 31,0">
          <text:p/>
        </draw:polygon>
        <draw:polygon draw:style-name="gr3" draw:text-style-name="P2" draw:layer="layout" svg:width="0.03cm" svg:height="0.104cm" svg:x="12.355cm" svg:y="13.537cm" svg:viewBox="0 0 31 105" draw:points="31,0 0,105 0,0">
          <text:p/>
        </draw:polygon>
        <draw:line draw:style-name="gr1" draw:text-style-name="P1" draw:layer="layout" svg:x1="12.355cm" svg:y1="13.63cm" svg:x2="12.357cm" svg:y2="13.081cm">
          <text:p/>
        </draw:line>
        <draw:line draw:style-name="gr5" draw:text-style-name="P1" draw:layer="layout" svg:x1="13.125cm" svg:y1="13.011cm" svg:x2="13.747cm" svg:y2="13.643cm">
          <text:p/>
        </draw:line>
        <draw:polygon draw:style-name="gr2" draw:text-style-name="P2" draw:layer="layout" svg:width="0.132cm" svg:height="0.135cm" svg:x="13.616cm" svg:y="13.508cm" svg:viewBox="0 0 133 136" draw:points="70,0 133,136 0,74">
          <text:p/>
        </draw:polygon>
        <draw:frame draw:style-name="gr9" draw:text-style-name="P5" draw:layer="layout" svg:width="0.539cm" svg:height="0.712cm" svg:x="13.561cm" svg:y="11.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2.446cm" svg:y="13.0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2.446cm" svg:y="11.5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1.771cm" svg:y="11.5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1.616cm" svg:y="12.581cm">
          <draw:text-box>
            <text:p text:style-name="P3"><text:span text:style-name="T8">_+_</text:span><text:span text:style-name="T8">+_=</text:span><text:span text:style-name="T8">_C</text:span><text:span text:style-name="T8">_</text:span></text:p>
          </draw:text-box>
        </draw:frame>
        <draw:frame draw:style-name="gr8" draw:text-style-name="P5" draw:layer="layout" svg:width="0.54cm" svg:height="0.712cm" svg:x="13.86cm" svg:y="12.788cm">
          <draw:text-box>
            <text:p text:style-name="P3"><text:span text:style-name="T6">_</text:span></text:p>
          </draw:text-box>
        </draw:frame>
        <draw:line draw:style-name="gr1" draw:text-style-name="P1" draw:layer="layout" svg:x1="13.865cm" svg:y1="11.816cm" svg:x2="13.763cm" svg:y2="11.816cm">
          <text:p/>
        </draw:line>
        <draw:line draw:style-name="gr1" draw:text-style-name="P1" draw:layer="layout" svg:x1="14.299cm" svg:y1="12.62cm" svg:x2="13.771cm" svg:y2="12.618cm">
          <text:p/>
        </draw:line>
        <draw:path draw:style-name="gr2" draw:text-style-name="P2" draw:layer="layout" svg:width="0.271cm" svg:height="0.401cm" svg:x="14.763cm" svg:y="12.0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5.019cm" svg:y="12.0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5.327cm" svg:y="12.0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5.156cm" svg:y1="13.009cm" svg:x2="15.156cm" svg:y2="13.115cm">
          <text:p/>
        </draw:line>
        <draw:line draw:style-name="gr1" draw:text-style-name="P1" draw:layer="layout" svg:x1="16.62cm" svg:y1="11.816cm" svg:x2="15.921cm" svg:y2="11.816cm">
          <text:p/>
        </draw:line>
        <draw:line draw:style-name="gr1" draw:text-style-name="P1" draw:layer="layout" svg:x1="14.385cm" svg:y1="12.61cm" svg:x2="14.283cm" svg:y2="12.61cm">
          <text:p/>
        </draw:line>
        <draw:line draw:style-name="gr1" draw:text-style-name="P1" draw:layer="layout" svg:x1="14.385cm" svg:y1="11.814cm" svg:x2="14.283cm" svg:y2="11.814cm">
          <text:p/>
        </draw:line>
        <draw:polygon draw:style-name="gr1" draw:text-style-name="P1" draw:layer="layout" svg:width="1.531cm" svg:height="1.592cm" svg:x="14.389cm" svg:y="11.416cm" svg:viewBox="0 0 1532 1593" draw:points="0,1593 0,0 1532,0 1532,1593">
          <text:p/>
        </draw:polygon>
        <draw:polygon draw:style-name="gr3" draw:text-style-name="P2" draw:layer="layout" svg:width="0.1cm" svg:height="0.031cm" svg:x="14.295cm" svg:y="11.816cm" svg:viewBox="0 0 101 32" draw:points="0,32 101,0 0,0">
          <text:p/>
        </draw:polygon>
        <draw:polygon draw:style-name="gr3" draw:text-style-name="P2" draw:layer="layout" svg:width="0.1cm" svg:height="0.031cm" svg:x="14.295cm" svg:y="11.785cm" svg:viewBox="0 0 101 32" draw:points="0,0 101,32 1,32">
          <text:p/>
        </draw:polygon>
        <draw:polygon draw:style-name="gr3" draw:text-style-name="P2" draw:layer="layout" svg:width="0.1cm" svg:height="0.031cm" svg:x="15.922cm" svg:y="12.58cm" svg:viewBox="0 0 101 32" draw:points="101,0 0,32 100,32">
          <text:p/>
        </draw:polygon>
        <draw:polygon draw:style-name="gr3" draw:text-style-name="P2" draw:layer="layout" svg:width="0.099cm" svg:height="0.031cm" svg:x="15.922cm" svg:y="12.611cm" svg:viewBox="0 0 100 32" draw:points="100,32 0,0 100,0">
          <text:p/>
        </draw:polygon>
        <draw:line draw:style-name="gr1" draw:text-style-name="P1" draw:layer="layout" svg:x1="15.158cm" svg:y1="11.297cm" svg:x2="15.158cm" svg:y2="11.403cm">
          <text:p/>
        </draw:line>
        <draw:polygon draw:style-name="gr3" draw:text-style-name="P2" draw:layer="layout" svg:width="0.03cm" svg:height="0.104cm" svg:x="15.126cm" svg:y="11.311cm" svg:viewBox="0 0 31 105" draw:points="0,0 31,105 31,1">
          <text:p/>
        </draw:polygon>
        <draw:polygon draw:style-name="gr3" draw:text-style-name="P2" draw:layer="layout" svg:width="0.03cm" svg:height="0.103cm" svg:x="15.156cm" svg:y="11.312cm" svg:viewBox="0 0 31 104" draw:points="31,0 0,104 0,0">
          <text:p/>
        </draw:polygon>
        <draw:line draw:style-name="gr1" draw:text-style-name="P1" draw:layer="layout" svg:x1="15.158cm" svg:y1="11.404cm" svg:x2="15.16cm" svg:y2="10.855cm">
          <text:p/>
        </draw:line>
        <draw:line draw:style-name="gr1" draw:text-style-name="P1" draw:layer="layout" svg:x1="14.391cm" svg:y1="11.817cm" svg:x2="13.863cm" svg:y2="11.815cm">
          <text:p/>
        </draw:line>
        <draw:line draw:style-name="gr1" draw:text-style-name="P1" draw:layer="layout" svg:x1="16.629cm" svg:y1="12.62cm" svg:x2="15.93cm" svg:y2="12.618cm">
          <text:p/>
        </draw:line>
        <draw:line draw:style-name="gr5" draw:text-style-name="P1" draw:layer="layout" svg:x1="13.861cm" svg:y1="10.855cm" svg:x2="14.39cm" svg:y2="11.417cm">
          <text:p/>
        </draw:line>
        <draw:polygon draw:style-name="gr2" draw:text-style-name="P2" draw:layer="layout" svg:width="0.131cm" svg:height="0.138cm" svg:x="14.26cm" svg:y="11.28cm" svg:viewBox="0 0 132 139" draw:points="71,0 132,139 0,73">
          <text:p/>
        </draw:polygon>
        <draw:line draw:style-name="gr1" draw:text-style-name="P1" draw:layer="layout" svg:x1="15.155cm" svg:y1="13.523cm" svg:x2="15.155cm" svg:y2="13.629cm">
          <text:p/>
        </draw:line>
        <draw:polygon draw:style-name="gr3" draw:text-style-name="P2" draw:layer="layout" svg:width="0.03cm" svg:height="0.103cm" svg:x="15.125cm" svg:y="13.537cm" svg:viewBox="0 0 31 104" draw:points="0,0 31,104 31,0">
          <text:p/>
        </draw:polygon>
        <draw:polygon draw:style-name="gr3" draw:text-style-name="P2" draw:layer="layout" svg:width="0.03cm" svg:height="0.104cm" svg:x="15.155cm" svg:y="13.537cm" svg:viewBox="0 0 31 105" draw:points="31,0 0,105 0,0">
          <text:p/>
        </draw:polygon>
        <draw:line draw:style-name="gr1" draw:text-style-name="P1" draw:layer="layout" svg:x1="15.155cm" svg:y1="13.63cm" svg:x2="15.157cm" svg:y2="13.081cm">
          <text:p/>
        </draw:line>
        <draw:line draw:style-name="gr5" draw:text-style-name="P1" draw:layer="layout" svg:x1="15.925cm" svg:y1="13.011cm" svg:x2="16.547cm" svg:y2="13.643cm">
          <text:p/>
        </draw:line>
        <draw:polygon draw:style-name="gr2" draw:text-style-name="P2" draw:layer="layout" svg:width="0.132cm" svg:height="0.135cm" svg:x="16.416cm" svg:y="13.508cm" svg:viewBox="0 0 133 136" draw:points="70,0 133,136 0,74">
          <text:p/>
        </draw:polygon>
        <draw:frame draw:style-name="gr9" draw:text-style-name="P5" draw:layer="layout" svg:width="0.539cm" svg:height="0.712cm" svg:x="16.361cm" svg:y="11.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5.246cm" svg:y="13.0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5.246cm" svg:y="11.5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4.571cm" svg:y="11.5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4.416cm" svg:y="12.581cm">
          <draw:text-box>
            <text:p text:style-name="P3"><text:span text:style-name="T8">_+</text:span><text:span text:style-name="T8">_+</text:span><text:span text:style-name="T8">_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6.66cm" svg:y="12.788cm">
          <draw:text-box>
            <text:p text:style-name="P3"><text:span text:style-name="T6">_</text:span></text:p>
          </draw:text-box>
        </draw:frame>
        <draw:line draw:style-name="gr1" draw:text-style-name="P1" draw:layer="layout" svg:x1="16.665cm" svg:y1="11.816cm" svg:x2="16.563cm" svg:y2="11.816cm">
          <text:p/>
        </draw:line>
        <draw:line draw:style-name="gr1" draw:text-style-name="P1" draw:layer="layout" svg:x1="17.099cm" svg:y1="12.62cm" svg:x2="16.571cm" svg:y2="12.618cm">
          <text:p/>
        </draw:line>
        <draw:path draw:style-name="gr2" draw:text-style-name="P2" draw:layer="layout" svg:width="0.271cm" svg:height="0.401cm" svg:x="17.563cm" svg:y="12.0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7.819cm" svg:y="12.0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8.127cm" svg:y="12.0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7.956cm" svg:y1="13.009cm" svg:x2="17.956cm" svg:y2="13.115cm">
          <text:p/>
        </draw:line>
        <draw:line draw:style-name="gr1" draw:text-style-name="P1" draw:layer="layout" svg:x1="19.42cm" svg:y1="11.816cm" svg:x2="18.721cm" svg:y2="11.816cm">
          <text:p/>
        </draw:line>
        <draw:line draw:style-name="gr1" draw:text-style-name="P1" draw:layer="layout" svg:x1="17.185cm" svg:y1="12.61cm" svg:x2="17.083cm" svg:y2="12.61cm">
          <text:p/>
        </draw:line>
        <draw:line draw:style-name="gr1" draw:text-style-name="P1" draw:layer="layout" svg:x1="17.185cm" svg:y1="11.814cm" svg:x2="17.083cm" svg:y2="11.814cm">
          <text:p/>
        </draw:line>
        <draw:polygon draw:style-name="gr1" draw:text-style-name="P1" draw:layer="layout" svg:width="1.531cm" svg:height="1.592cm" svg:x="17.189cm" svg:y="11.416cm" svg:viewBox="0 0 1532 1593" draw:points="0,1593 0,0 1532,0 1532,1593">
          <text:p/>
        </draw:polygon>
        <draw:polygon draw:style-name="gr3" draw:text-style-name="P2" draw:layer="layout" svg:width="0.1cm" svg:height="0.031cm" svg:x="17.095cm" svg:y="11.816cm" svg:viewBox="0 0 101 32" draw:points="0,32 101,0 0,0">
          <text:p/>
        </draw:polygon>
        <draw:polygon draw:style-name="gr3" draw:text-style-name="P2" draw:layer="layout" svg:width="0.1cm" svg:height="0.031cm" svg:x="17.095cm" svg:y="11.785cm" svg:viewBox="0 0 101 32" draw:points="0,0 101,32 1,32">
          <text:p/>
        </draw:polygon>
        <draw:polygon draw:style-name="gr3" draw:text-style-name="P2" draw:layer="layout" svg:width="0.1cm" svg:height="0.031cm" svg:x="18.722cm" svg:y="12.58cm" svg:viewBox="0 0 101 32" draw:points="101,0 0,32 100,32">
          <text:p/>
        </draw:polygon>
        <draw:polygon draw:style-name="gr3" draw:text-style-name="P2" draw:layer="layout" svg:width="0.099cm" svg:height="0.031cm" svg:x="18.722cm" svg:y="12.611cm" svg:viewBox="0 0 100 32" draw:points="100,32 0,0 100,0">
          <text:p/>
        </draw:polygon>
        <draw:line draw:style-name="gr1" draw:text-style-name="P1" draw:layer="layout" svg:x1="17.958cm" svg:y1="11.297cm" svg:x2="17.958cm" svg:y2="11.403cm">
          <text:p/>
        </draw:line>
        <draw:polygon draw:style-name="gr3" draw:text-style-name="P2" draw:layer="layout" svg:width="0.03cm" svg:height="0.104cm" svg:x="17.926cm" svg:y="11.311cm" svg:viewBox="0 0 31 105" draw:points="0,0 31,105 31,1">
          <text:p/>
        </draw:polygon>
        <draw:polygon draw:style-name="gr3" draw:text-style-name="P2" draw:layer="layout" svg:width="0.03cm" svg:height="0.103cm" svg:x="17.956cm" svg:y="11.312cm" svg:viewBox="0 0 31 104" draw:points="31,0 0,104 0,0">
          <text:p/>
        </draw:polygon>
        <draw:line draw:style-name="gr1" draw:text-style-name="P1" draw:layer="layout" svg:x1="17.958cm" svg:y1="11.404cm" svg:x2="17.96cm" svg:y2="10.855cm">
          <text:p/>
        </draw:line>
        <draw:line draw:style-name="gr1" draw:text-style-name="P1" draw:layer="layout" svg:x1="17.191cm" svg:y1="11.817cm" svg:x2="16.663cm" svg:y2="11.815cm">
          <text:p/>
        </draw:line>
        <draw:line draw:style-name="gr1" draw:text-style-name="P1" draw:layer="layout" svg:x1="19.429cm" svg:y1="12.62cm" svg:x2="18.73cm" svg:y2="12.618cm">
          <text:p/>
        </draw:line>
        <draw:line draw:style-name="gr5" draw:text-style-name="P1" draw:layer="layout" svg:x1="16.661cm" svg:y1="10.855cm" svg:x2="17.19cm" svg:y2="11.417cm">
          <text:p/>
        </draw:line>
        <draw:polygon draw:style-name="gr2" draw:text-style-name="P2" draw:layer="layout" svg:width="0.131cm" svg:height="0.138cm" svg:x="17.06cm" svg:y="11.28cm" svg:viewBox="0 0 132 139" draw:points="71,0 132,139 0,73">
          <text:p/>
        </draw:polygon>
        <draw:line draw:style-name="gr1" draw:text-style-name="P1" draw:layer="layout" svg:x1="17.955cm" svg:y1="13.523cm" svg:x2="17.955cm" svg:y2="13.629cm">
          <text:p/>
        </draw:line>
        <draw:polygon draw:style-name="gr3" draw:text-style-name="P2" draw:layer="layout" svg:width="0.03cm" svg:height="0.103cm" svg:x="17.925cm" svg:y="13.537cm" svg:viewBox="0 0 31 104" draw:points="0,0 31,104 31,0">
          <text:p/>
        </draw:polygon>
        <draw:polygon draw:style-name="gr3" draw:text-style-name="P2" draw:layer="layout" svg:width="0.03cm" svg:height="0.104cm" svg:x="17.955cm" svg:y="13.537cm" svg:viewBox="0 0 31 105" draw:points="31,0 0,105 0,0">
          <text:p/>
        </draw:polygon>
        <draw:line draw:style-name="gr1" draw:text-style-name="P1" draw:layer="layout" svg:x1="17.955cm" svg:y1="13.63cm" svg:x2="17.957cm" svg:y2="13.081cm">
          <text:p/>
        </draw:line>
        <draw:line draw:style-name="gr5" draw:text-style-name="P1" draw:layer="layout" svg:x1="18.725cm" svg:y1="13.011cm" svg:x2="19.347cm" svg:y2="13.643cm">
          <text:p/>
        </draw:line>
        <draw:polygon draw:style-name="gr2" draw:text-style-name="P2" draw:layer="layout" svg:width="0.132cm" svg:height="0.135cm" svg:x="19.216cm" svg:y="13.508cm" svg:viewBox="0 0 133 136" draw:points="70,0 133,136 0,74">
          <text:p/>
        </draw:polygon>
        <draw:frame draw:style-name="gr9" draw:text-style-name="P5" draw:layer="layout" svg:width="0.539cm" svg:height="0.712cm" svg:x="19.161cm" svg:y="11.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8.046cm" svg:y="13.0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8.046cm" svg:y="11.5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7.371cm" svg:y="11.5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7.216cm" svg:y="12.581cm">
          <draw:text-box>
            <text:p text:style-name="P3"><text:span text:style-name="T8">_+</text:span><text:span text:style-name="T8">_+</text:span><text:span text:style-name="T8">_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9.46cm" svg:y="12.788cm">
          <draw:text-box>
            <text:p text:style-name="P3"><text:span text:style-name="T6">_</text:span></text:p>
          </draw:text-box>
        </draw:frame>
        <draw:line draw:style-name="gr1" draw:text-style-name="P1" draw:layer="layout" svg:x1="19.465cm" svg:y1="11.816cm" svg:x2="19.363cm" svg:y2="11.816cm">
          <text:p/>
        </draw:line>
        <draw:line draw:style-name="gr1" draw:text-style-name="P1" draw:layer="layout" svg:x1="19.899cm" svg:y1="12.62cm" svg:x2="19.371cm" svg:y2="12.618cm">
          <text:p/>
        </draw:line>
        <draw:path draw:style-name="gr2" draw:text-style-name="P2" draw:layer="layout" svg:width="0.271cm" svg:height="0.401cm" svg:x="20.363cm" svg:y="12.01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20.619cm" svg:y="12.018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20.927cm" svg:y="12.014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20.756cm" svg:y1="13.009cm" svg:x2="20.756cm" svg:y2="13.115cm">
          <text:p/>
        </draw:line>
        <draw:line draw:style-name="gr1" draw:text-style-name="P1" draw:layer="layout" svg:x1="22.22cm" svg:y1="11.816cm" svg:x2="21.521cm" svg:y2="11.816cm">
          <text:p/>
        </draw:line>
        <draw:line draw:style-name="gr1" draw:text-style-name="P1" draw:layer="layout" svg:x1="19.985cm" svg:y1="12.61cm" svg:x2="19.883cm" svg:y2="12.61cm">
          <text:p/>
        </draw:line>
        <draw:line draw:style-name="gr1" draw:text-style-name="P1" draw:layer="layout" svg:x1="19.985cm" svg:y1="11.814cm" svg:x2="19.883cm" svg:y2="11.814cm">
          <text:p/>
        </draw:line>
        <draw:polygon draw:style-name="gr1" draw:text-style-name="P1" draw:layer="layout" svg:width="1.531cm" svg:height="1.592cm" svg:x="19.989cm" svg:y="11.416cm" svg:viewBox="0 0 1532 1593" draw:points="0,1593 0,0 1532,0 1532,1593">
          <text:p/>
        </draw:polygon>
        <draw:polygon draw:style-name="gr3" draw:text-style-name="P2" draw:layer="layout" svg:width="0.1cm" svg:height="0.031cm" svg:x="19.895cm" svg:y="11.816cm" svg:viewBox="0 0 101 32" draw:points="0,32 101,0 0,0">
          <text:p/>
        </draw:polygon>
        <draw:polygon draw:style-name="gr3" draw:text-style-name="P2" draw:layer="layout" svg:width="0.1cm" svg:height="0.031cm" svg:x="19.895cm" svg:y="11.785cm" svg:viewBox="0 0 101 32" draw:points="0,0 101,32 1,32">
          <text:p/>
        </draw:polygon>
        <draw:polygon draw:style-name="gr3" draw:text-style-name="P2" draw:layer="layout" svg:width="0.1cm" svg:height="0.031cm" svg:x="21.522cm" svg:y="12.58cm" svg:viewBox="0 0 101 32" draw:points="101,0 0,32 100,32">
          <text:p/>
        </draw:polygon>
        <draw:polygon draw:style-name="gr3" draw:text-style-name="P2" draw:layer="layout" svg:width="0.099cm" svg:height="0.031cm" svg:x="21.522cm" svg:y="12.611cm" svg:viewBox="0 0 100 32" draw:points="100,32 0,0 100,0">
          <text:p/>
        </draw:polygon>
        <draw:line draw:style-name="gr1" draw:text-style-name="P1" draw:layer="layout" svg:x1="20.758cm" svg:y1="11.297cm" svg:x2="20.758cm" svg:y2="11.403cm">
          <text:p/>
        </draw:line>
        <draw:polygon draw:style-name="gr3" draw:text-style-name="P2" draw:layer="layout" svg:width="0.03cm" svg:height="0.104cm" svg:x="20.726cm" svg:y="11.311cm" svg:viewBox="0 0 31 105" draw:points="0,0 31,105 31,1">
          <text:p/>
        </draw:polygon>
        <draw:polygon draw:style-name="gr3" draw:text-style-name="P2" draw:layer="layout" svg:width="0.03cm" svg:height="0.103cm" svg:x="20.756cm" svg:y="11.312cm" svg:viewBox="0 0 31 104" draw:points="31,0 0,104 0,0">
          <text:p/>
        </draw:polygon>
        <draw:line draw:style-name="gr1" draw:text-style-name="P1" draw:layer="layout" svg:x1="20.758cm" svg:y1="11.404cm" svg:x2="20.76cm" svg:y2="10.855cm">
          <text:p/>
        </draw:line>
        <draw:line draw:style-name="gr1" draw:text-style-name="P1" draw:layer="layout" svg:x1="19.991cm" svg:y1="11.817cm" svg:x2="19.463cm" svg:y2="11.815cm">
          <text:p/>
        </draw:line>
        <draw:line draw:style-name="gr1" draw:text-style-name="P1" draw:layer="layout" svg:x1="22.229cm" svg:y1="12.62cm" svg:x2="21.53cm" svg:y2="12.618cm">
          <text:p/>
        </draw:line>
        <draw:line draw:style-name="gr5" draw:text-style-name="P1" draw:layer="layout" svg:x1="19.461cm" svg:y1="10.855cm" svg:x2="19.99cm" svg:y2="11.417cm">
          <text:p/>
        </draw:line>
        <draw:polygon draw:style-name="gr2" draw:text-style-name="P2" draw:layer="layout" svg:width="0.131cm" svg:height="0.138cm" svg:x="19.86cm" svg:y="11.28cm" svg:viewBox="0 0 132 139" draw:points="71,0 132,139 0,73">
          <text:p/>
        </draw:polygon>
        <draw:line draw:style-name="gr1" draw:text-style-name="P1" draw:layer="layout" svg:x1="20.755cm" svg:y1="13.523cm" svg:x2="20.755cm" svg:y2="13.629cm">
          <text:p/>
        </draw:line>
        <draw:polygon draw:style-name="gr3" draw:text-style-name="P2" draw:layer="layout" svg:width="0.03cm" svg:height="0.103cm" svg:x="20.725cm" svg:y="13.537cm" svg:viewBox="0 0 31 104" draw:points="0,0 31,104 31,0">
          <text:p/>
        </draw:polygon>
        <draw:polygon draw:style-name="gr3" draw:text-style-name="P2" draw:layer="layout" svg:width="0.03cm" svg:height="0.104cm" svg:x="20.755cm" svg:y="13.537cm" svg:viewBox="0 0 31 105" draw:points="31,0 0,105 0,0">
          <text:p/>
        </draw:polygon>
        <draw:line draw:style-name="gr1" draw:text-style-name="P1" draw:layer="layout" svg:x1="20.755cm" svg:y1="13.63cm" svg:x2="20.757cm" svg:y2="13.081cm">
          <text:p/>
        </draw:line>
        <draw:line draw:style-name="gr5" draw:text-style-name="P1" draw:layer="layout" svg:x1="21.525cm" svg:y1="13.011cm" svg:x2="22.147cm" svg:y2="13.643cm">
          <text:p/>
        </draw:line>
        <draw:polygon draw:style-name="gr2" draw:text-style-name="P2" draw:layer="layout" svg:width="0.132cm" svg:height="0.135cm" svg:x="22.016cm" svg:y="13.508cm" svg:viewBox="0 0 133 136" draw:points="70,0 133,136 0,74">
          <text:p/>
        </draw:polygon>
        <draw:frame draw:style-name="gr9" draw:text-style-name="P5" draw:layer="layout" svg:width="0.539cm" svg:height="0.712cm" svg:x="21.961cm" svg:y="11.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20.846cm" svg:y="13.031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20.846cm" svg:y="11.524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20.171cm" svg:y="11.524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20.016cm" svg:y="12.581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22.26cm" svg:y="12.788cm">
          <draw:text-box>
            <text:p text:style-name="P3"><text:span text:style-name="T6">_</text:span></text:p>
          </draw:text-box>
        </draw:frame>
        <draw:line draw:style-name="gr1" draw:text-style-name="P1" draw:layer="layout" svg:x1="11.065cm" svg:y1="14.604cm" svg:x2="10.963cm" svg:y2="14.604cm">
          <text:p/>
        </draw:line>
        <draw:line draw:style-name="gr1" draw:text-style-name="P1" draw:layer="layout" svg:x1="11.499cm" svg:y1="15.408cm" svg:x2="10.971cm" svg:y2="15.406cm">
          <text:p/>
        </draw:line>
        <draw:path draw:style-name="gr2" draw:text-style-name="P2" draw:layer="layout" svg:width="0.271cm" svg:height="0.401cm" svg:x="11.963cm" svg:y="14.798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2.219cm" svg:y="14.806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2.527cm" svg:y="14.802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2.356cm" svg:y1="15.797cm" svg:x2="12.356cm" svg:y2="15.903cm">
          <text:p/>
        </draw:line>
        <draw:line draw:style-name="gr1" draw:text-style-name="P1" draw:layer="layout" svg:x1="13.82cm" svg:y1="14.604cm" svg:x2="13.121cm" svg:y2="14.604cm">
          <text:p/>
        </draw:line>
        <draw:line draw:style-name="gr1" draw:text-style-name="P1" draw:layer="layout" svg:x1="11.585cm" svg:y1="15.398cm" svg:x2="11.483cm" svg:y2="15.398cm">
          <text:p/>
        </draw:line>
        <draw:line draw:style-name="gr1" draw:text-style-name="P1" draw:layer="layout" svg:x1="11.585cm" svg:y1="14.602cm" svg:x2="11.483cm" svg:y2="14.602cm">
          <text:p/>
        </draw:line>
        <draw:polygon draw:style-name="gr1" draw:text-style-name="P1" draw:layer="layout" svg:width="1.531cm" svg:height="1.592cm" svg:x="11.589cm" svg:y="14.204cm" svg:viewBox="0 0 1532 1593" draw:points="0,1593 0,0 1532,0 1532,1593">
          <text:p/>
        </draw:polygon>
        <draw:polygon draw:style-name="gr3" draw:text-style-name="P2" draw:layer="layout" svg:width="0.1cm" svg:height="0.031cm" svg:x="11.495cm" svg:y="14.604cm" svg:viewBox="0 0 101 32" draw:points="0,32 101,0 0,0">
          <text:p/>
        </draw:polygon>
        <draw:polygon draw:style-name="gr3" draw:text-style-name="P2" draw:layer="layout" svg:width="0.1cm" svg:height="0.031cm" svg:x="11.495cm" svg:y="14.573cm" svg:viewBox="0 0 101 32" draw:points="0,0 101,32 1,32">
          <text:p/>
        </draw:polygon>
        <draw:polygon draw:style-name="gr3" draw:text-style-name="P2" draw:layer="layout" svg:width="0.1cm" svg:height="0.031cm" svg:x="13.122cm" svg:y="15.368cm" svg:viewBox="0 0 101 32" draw:points="101,0 0,32 100,32">
          <text:p/>
        </draw:polygon>
        <draw:polygon draw:style-name="gr3" draw:text-style-name="P2" draw:layer="layout" svg:width="0.099cm" svg:height="0.031cm" svg:x="13.122cm" svg:y="15.399cm" svg:viewBox="0 0 100 32" draw:points="100,32 0,0 100,0">
          <text:p/>
        </draw:polygon>
        <draw:line draw:style-name="gr1" draw:text-style-name="P1" draw:layer="layout" svg:x1="12.358cm" svg:y1="14.085cm" svg:x2="12.358cm" svg:y2="14.191cm">
          <text:p/>
        </draw:line>
        <draw:polygon draw:style-name="gr3" draw:text-style-name="P2" draw:layer="layout" svg:width="0.03cm" svg:height="0.104cm" svg:x="12.326cm" svg:y="14.099cm" svg:viewBox="0 0 31 105" draw:points="0,0 31,105 31,1">
          <text:p/>
        </draw:polygon>
        <draw:polygon draw:style-name="gr3" draw:text-style-name="P2" draw:layer="layout" svg:width="0.03cm" svg:height="0.103cm" svg:x="12.356cm" svg:y="14.1cm" svg:viewBox="0 0 31 104" draw:points="31,0 0,104 0,0">
          <text:p/>
        </draw:polygon>
        <draw:line draw:style-name="gr1" draw:text-style-name="P1" draw:layer="layout" svg:x1="12.358cm" svg:y1="14.192cm" svg:x2="12.36cm" svg:y2="13.643cm">
          <text:p/>
        </draw:line>
        <draw:line draw:style-name="gr1" draw:text-style-name="P1" draw:layer="layout" svg:x1="11.591cm" svg:y1="14.605cm" svg:x2="11.063cm" svg:y2="14.603cm">
          <text:p/>
        </draw:line>
        <draw:line draw:style-name="gr1" draw:text-style-name="P1" draw:layer="layout" svg:x1="13.829cm" svg:y1="15.408cm" svg:x2="13.13cm" svg:y2="15.406cm">
          <text:p/>
        </draw:line>
        <draw:line draw:style-name="gr5" draw:text-style-name="P1" draw:layer="layout" svg:x1="11.061cm" svg:y1="13.643cm" svg:x2="11.59cm" svg:y2="14.205cm">
          <text:p/>
        </draw:line>
        <draw:polygon draw:style-name="gr2" draw:text-style-name="P2" draw:layer="layout" svg:width="0.131cm" svg:height="0.138cm" svg:x="11.46cm" svg:y="14.068cm" svg:viewBox="0 0 132 139" draw:points="71,0 132,139 0,73">
          <text:p/>
        </draw:polygon>
        <draw:line draw:style-name="gr1" draw:text-style-name="P1" draw:layer="layout" svg:x1="12.355cm" svg:y1="16.311cm" svg:x2="12.355cm" svg:y2="16.417cm">
          <text:p/>
        </draw:line>
        <draw:polygon draw:style-name="gr3" draw:text-style-name="P2" draw:layer="layout" svg:width="0.03cm" svg:height="0.103cm" svg:x="12.325cm" svg:y="16.325cm" svg:viewBox="0 0 31 104" draw:points="0,0 31,104 31,0">
          <text:p/>
        </draw:polygon>
        <draw:polygon draw:style-name="gr3" draw:text-style-name="P2" draw:layer="layout" svg:width="0.03cm" svg:height="0.104cm" svg:x="12.355cm" svg:y="16.325cm" svg:viewBox="0 0 31 105" draw:points="31,0 0,105 0,0">
          <text:p/>
        </draw:polygon>
        <draw:line draw:style-name="gr1" draw:text-style-name="P1" draw:layer="layout" svg:x1="12.355cm" svg:y1="16.418cm" svg:x2="12.357cm" svg:y2="15.869cm">
          <text:p/>
        </draw:line>
        <draw:line draw:style-name="gr5" draw:text-style-name="P1" draw:layer="layout" svg:x1="13.125cm" svg:y1="15.799cm" svg:x2="13.747cm" svg:y2="16.431cm">
          <text:p/>
        </draw:line>
        <draw:polygon draw:style-name="gr2" draw:text-style-name="P2" draw:layer="layout" svg:width="0.132cm" svg:height="0.135cm" svg:x="13.616cm" svg:y="16.296cm" svg:viewBox="0 0 133 136" draw:points="70,0 133,136 0,74">
          <text:p/>
        </draw:polygon>
        <draw:frame draw:style-name="gr9" draw:text-style-name="P5" draw:layer="layout" svg:width="0.539cm" svg:height="0.712cm" svg:x="13.561cm" svg:y="14.58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2.446cm" svg:y="15.819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2.446cm" svg:y="14.312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1.771cm" svg:y="14.312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1.616cm" svg:y="15.369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3.86cm" svg:y="15.576cm">
          <draw:text-box>
            <text:p text:style-name="P3"><text:span text:style-name="T6">_</text:span></text:p>
          </draw:text-box>
        </draw:frame>
        <draw:line draw:style-name="gr1" draw:text-style-name="P1" draw:layer="layout" svg:x1="13.865cm" svg:y1="14.604cm" svg:x2="13.763cm" svg:y2="14.604cm">
          <text:p/>
        </draw:line>
        <draw:line draw:style-name="gr1" draw:text-style-name="P1" draw:layer="layout" svg:x1="14.299cm" svg:y1="15.408cm" svg:x2="13.771cm" svg:y2="15.406cm">
          <text:p/>
        </draw:line>
        <draw:path draw:style-name="gr2" draw:text-style-name="P2" draw:layer="layout" svg:width="0.271cm" svg:height="0.401cm" svg:x="14.763cm" svg:y="14.798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5.019cm" svg:y="14.806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5.327cm" svg:y="14.802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5.156cm" svg:y1="15.797cm" svg:x2="15.156cm" svg:y2="15.903cm">
          <text:p/>
        </draw:line>
        <draw:line draw:style-name="gr1" draw:text-style-name="P1" draw:layer="layout" svg:x1="16.62cm" svg:y1="14.604cm" svg:x2="15.921cm" svg:y2="14.604cm">
          <text:p/>
        </draw:line>
        <draw:line draw:style-name="gr1" draw:text-style-name="P1" draw:layer="layout" svg:x1="14.385cm" svg:y1="15.398cm" svg:x2="14.283cm" svg:y2="15.398cm">
          <text:p/>
        </draw:line>
        <draw:line draw:style-name="gr1" draw:text-style-name="P1" draw:layer="layout" svg:x1="14.385cm" svg:y1="14.602cm" svg:x2="14.283cm" svg:y2="14.602cm">
          <text:p/>
        </draw:line>
        <draw:polygon draw:style-name="gr1" draw:text-style-name="P1" draw:layer="layout" svg:width="1.531cm" svg:height="1.592cm" svg:x="14.389cm" svg:y="14.204cm" svg:viewBox="0 0 1532 1593" draw:points="0,1593 0,0 1532,0 1532,1593">
          <text:p/>
        </draw:polygon>
        <draw:polygon draw:style-name="gr3" draw:text-style-name="P2" draw:layer="layout" svg:width="0.1cm" svg:height="0.031cm" svg:x="14.295cm" svg:y="14.604cm" svg:viewBox="0 0 101 32" draw:points="0,32 101,0 0,0">
          <text:p/>
        </draw:polygon>
        <draw:polygon draw:style-name="gr3" draw:text-style-name="P2" draw:layer="layout" svg:width="0.1cm" svg:height="0.031cm" svg:x="14.295cm" svg:y="14.573cm" svg:viewBox="0 0 101 32" draw:points="0,0 101,32 1,32">
          <text:p/>
        </draw:polygon>
        <draw:polygon draw:style-name="gr3" draw:text-style-name="P2" draw:layer="layout" svg:width="0.1cm" svg:height="0.031cm" svg:x="15.922cm" svg:y="15.368cm" svg:viewBox="0 0 101 32" draw:points="101,0 0,32 100,32">
          <text:p/>
        </draw:polygon>
        <draw:polygon draw:style-name="gr3" draw:text-style-name="P2" draw:layer="layout" svg:width="0.099cm" svg:height="0.031cm" svg:x="15.922cm" svg:y="15.399cm" svg:viewBox="0 0 100 32" draw:points="100,32 0,0 100,0">
          <text:p/>
        </draw:polygon>
        <draw:line draw:style-name="gr1" draw:text-style-name="P1" draw:layer="layout" svg:x1="15.158cm" svg:y1="14.085cm" svg:x2="15.158cm" svg:y2="14.191cm">
          <text:p/>
        </draw:line>
        <draw:polygon draw:style-name="gr3" draw:text-style-name="P2" draw:layer="layout" svg:width="0.03cm" svg:height="0.104cm" svg:x="15.126cm" svg:y="14.099cm" svg:viewBox="0 0 31 105" draw:points="0,0 31,105 31,1">
          <text:p/>
        </draw:polygon>
        <draw:polygon draw:style-name="gr3" draw:text-style-name="P2" draw:layer="layout" svg:width="0.03cm" svg:height="0.103cm" svg:x="15.156cm" svg:y="14.1cm" svg:viewBox="0 0 31 104" draw:points="31,0 0,104 0,0">
          <text:p/>
        </draw:polygon>
        <draw:line draw:style-name="gr1" draw:text-style-name="P1" draw:layer="layout" svg:x1="15.158cm" svg:y1="14.192cm" svg:x2="15.16cm" svg:y2="13.643cm">
          <text:p/>
        </draw:line>
        <draw:line draw:style-name="gr1" draw:text-style-name="P1" draw:layer="layout" svg:x1="14.391cm" svg:y1="14.605cm" svg:x2="13.863cm" svg:y2="14.603cm">
          <text:p/>
        </draw:line>
        <draw:line draw:style-name="gr1" draw:text-style-name="P1" draw:layer="layout" svg:x1="16.629cm" svg:y1="15.408cm" svg:x2="15.93cm" svg:y2="15.406cm">
          <text:p/>
        </draw:line>
        <draw:line draw:style-name="gr5" draw:text-style-name="P1" draw:layer="layout" svg:x1="13.861cm" svg:y1="13.643cm" svg:x2="14.39cm" svg:y2="14.205cm">
          <text:p/>
        </draw:line>
        <draw:polygon draw:style-name="gr2" draw:text-style-name="P2" draw:layer="layout" svg:width="0.131cm" svg:height="0.138cm" svg:x="14.26cm" svg:y="14.068cm" svg:viewBox="0 0 132 139" draw:points="71,0 132,139 0,73">
          <text:p/>
        </draw:polygon>
        <draw:line draw:style-name="gr1" draw:text-style-name="P1" draw:layer="layout" svg:x1="15.155cm" svg:y1="16.311cm" svg:x2="15.155cm" svg:y2="16.417cm">
          <text:p/>
        </draw:line>
        <draw:polygon draw:style-name="gr3" draw:text-style-name="P2" draw:layer="layout" svg:width="0.03cm" svg:height="0.103cm" svg:x="15.125cm" svg:y="16.325cm" svg:viewBox="0 0 31 104" draw:points="0,0 31,104 31,0">
          <text:p/>
        </draw:polygon>
        <draw:polygon draw:style-name="gr3" draw:text-style-name="P2" draw:layer="layout" svg:width="0.03cm" svg:height="0.104cm" svg:x="15.155cm" svg:y="16.325cm" svg:viewBox="0 0 31 105" draw:points="31,0 0,105 0,0">
          <text:p/>
        </draw:polygon>
        <draw:line draw:style-name="gr1" draw:text-style-name="P1" draw:layer="layout" svg:x1="15.155cm" svg:y1="16.418cm" svg:x2="15.157cm" svg:y2="15.869cm">
          <text:p/>
        </draw:line>
        <draw:line draw:style-name="gr5" draw:text-style-name="P1" draw:layer="layout" svg:x1="15.925cm" svg:y1="15.799cm" svg:x2="16.547cm" svg:y2="16.431cm">
          <text:p/>
        </draw:line>
        <draw:polygon draw:style-name="gr2" draw:text-style-name="P2" draw:layer="layout" svg:width="0.132cm" svg:height="0.135cm" svg:x="16.416cm" svg:y="16.296cm" svg:viewBox="0 0 133 136" draw:points="70,0 133,136 0,74">
          <text:p/>
        </draw:polygon>
        <draw:frame draw:style-name="gr9" draw:text-style-name="P5" draw:layer="layout" svg:width="0.539cm" svg:height="0.712cm" svg:x="16.361cm" svg:y="14.58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5.246cm" svg:y="15.819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5.246cm" svg:y="14.312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4.571cm" svg:y="14.312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4.416cm" svg:y="15.369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6.66cm" svg:y="15.576cm">
          <draw:text-box>
            <text:p text:style-name="P3"><text:span text:style-name="T6">_</text:span></text:p>
          </draw:text-box>
        </draw:frame>
        <draw:line draw:style-name="gr1" draw:text-style-name="P1" draw:layer="layout" svg:x1="16.665cm" svg:y1="14.604cm" svg:x2="16.563cm" svg:y2="14.604cm">
          <text:p/>
        </draw:line>
        <draw:line draw:style-name="gr1" draw:text-style-name="P1" draw:layer="layout" svg:x1="17.099cm" svg:y1="15.408cm" svg:x2="16.571cm" svg:y2="15.406cm">
          <text:p/>
        </draw:line>
        <draw:path draw:style-name="gr2" draw:text-style-name="P2" draw:layer="layout" svg:width="0.271cm" svg:height="0.401cm" svg:x="17.563cm" svg:y="14.798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17.819cm" svg:y="14.806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18.127cm" svg:y="14.802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17.956cm" svg:y1="15.797cm" svg:x2="17.956cm" svg:y2="15.903cm">
          <text:p/>
        </draw:line>
        <draw:line draw:style-name="gr1" draw:text-style-name="P1" draw:layer="layout" svg:x1="19.42cm" svg:y1="14.604cm" svg:x2="18.721cm" svg:y2="14.604cm">
          <text:p/>
        </draw:line>
        <draw:line draw:style-name="gr1" draw:text-style-name="P1" draw:layer="layout" svg:x1="17.185cm" svg:y1="15.398cm" svg:x2="17.083cm" svg:y2="15.398cm">
          <text:p/>
        </draw:line>
        <draw:line draw:style-name="gr1" draw:text-style-name="P1" draw:layer="layout" svg:x1="17.185cm" svg:y1="14.602cm" svg:x2="17.083cm" svg:y2="14.602cm">
          <text:p/>
        </draw:line>
        <draw:polygon draw:style-name="gr1" draw:text-style-name="P1" draw:layer="layout" svg:width="1.531cm" svg:height="1.592cm" svg:x="17.189cm" svg:y="14.204cm" svg:viewBox="0 0 1532 1593" draw:points="0,1593 0,0 1532,0 1532,1593">
          <text:p/>
        </draw:polygon>
        <draw:polygon draw:style-name="gr3" draw:text-style-name="P2" draw:layer="layout" svg:width="0.1cm" svg:height="0.031cm" svg:x="17.095cm" svg:y="14.604cm" svg:viewBox="0 0 101 32" draw:points="0,32 101,0 0,0">
          <text:p/>
        </draw:polygon>
        <draw:polygon draw:style-name="gr3" draw:text-style-name="P2" draw:layer="layout" svg:width="0.1cm" svg:height="0.031cm" svg:x="17.095cm" svg:y="14.573cm" svg:viewBox="0 0 101 32" draw:points="0,0 101,32 1,32">
          <text:p/>
        </draw:polygon>
        <draw:polygon draw:style-name="gr3" draw:text-style-name="P2" draw:layer="layout" svg:width="0.1cm" svg:height="0.031cm" svg:x="18.722cm" svg:y="15.368cm" svg:viewBox="0 0 101 32" draw:points="101,0 0,32 100,32">
          <text:p/>
        </draw:polygon>
        <draw:polygon draw:style-name="gr3" draw:text-style-name="P2" draw:layer="layout" svg:width="0.099cm" svg:height="0.031cm" svg:x="18.722cm" svg:y="15.399cm" svg:viewBox="0 0 100 32" draw:points="100,32 0,0 100,0">
          <text:p/>
        </draw:polygon>
        <draw:line draw:style-name="gr1" draw:text-style-name="P1" draw:layer="layout" svg:x1="17.958cm" svg:y1="14.085cm" svg:x2="17.958cm" svg:y2="14.191cm">
          <text:p/>
        </draw:line>
        <draw:polygon draw:style-name="gr3" draw:text-style-name="P2" draw:layer="layout" svg:width="0.03cm" svg:height="0.104cm" svg:x="17.926cm" svg:y="14.099cm" svg:viewBox="0 0 31 105" draw:points="0,0 31,105 31,1">
          <text:p/>
        </draw:polygon>
        <draw:polygon draw:style-name="gr3" draw:text-style-name="P2" draw:layer="layout" svg:width="0.03cm" svg:height="0.103cm" svg:x="17.956cm" svg:y="14.1cm" svg:viewBox="0 0 31 104" draw:points="31,0 0,104 0,0">
          <text:p/>
        </draw:polygon>
        <draw:line draw:style-name="gr1" draw:text-style-name="P1" draw:layer="layout" svg:x1="17.958cm" svg:y1="14.192cm" svg:x2="17.96cm" svg:y2="13.643cm">
          <text:p/>
        </draw:line>
        <draw:line draw:style-name="gr1" draw:text-style-name="P1" draw:layer="layout" svg:x1="17.191cm" svg:y1="14.605cm" svg:x2="16.663cm" svg:y2="14.603cm">
          <text:p/>
        </draw:line>
        <draw:line draw:style-name="gr1" draw:text-style-name="P1" draw:layer="layout" svg:x1="19.429cm" svg:y1="15.408cm" svg:x2="18.73cm" svg:y2="15.406cm">
          <text:p/>
        </draw:line>
        <draw:line draw:style-name="gr5" draw:text-style-name="P1" draw:layer="layout" svg:x1="16.661cm" svg:y1="13.643cm" svg:x2="17.19cm" svg:y2="14.205cm">
          <text:p/>
        </draw:line>
        <draw:polygon draw:style-name="gr2" draw:text-style-name="P2" draw:layer="layout" svg:width="0.131cm" svg:height="0.138cm" svg:x="17.06cm" svg:y="14.068cm" svg:viewBox="0 0 132 139" draw:points="71,0 132,139 0,73">
          <text:p/>
        </draw:polygon>
        <draw:line draw:style-name="gr1" draw:text-style-name="P1" draw:layer="layout" svg:x1="17.955cm" svg:y1="16.311cm" svg:x2="17.955cm" svg:y2="16.417cm">
          <text:p/>
        </draw:line>
        <draw:polygon draw:style-name="gr3" draw:text-style-name="P2" draw:layer="layout" svg:width="0.03cm" svg:height="0.103cm" svg:x="17.925cm" svg:y="16.325cm" svg:viewBox="0 0 31 104" draw:points="0,0 31,104 31,0">
          <text:p/>
        </draw:polygon>
        <draw:polygon draw:style-name="gr3" draw:text-style-name="P2" draw:layer="layout" svg:width="0.03cm" svg:height="0.104cm" svg:x="17.955cm" svg:y="16.325cm" svg:viewBox="0 0 31 105" draw:points="31,0 0,105 0,0">
          <text:p/>
        </draw:polygon>
        <draw:line draw:style-name="gr1" draw:text-style-name="P1" draw:layer="layout" svg:x1="17.955cm" svg:y1="16.418cm" svg:x2="17.957cm" svg:y2="15.869cm">
          <text:p/>
        </draw:line>
        <draw:line draw:style-name="gr5" draw:text-style-name="P1" draw:layer="layout" svg:x1="18.725cm" svg:y1="15.799cm" svg:x2="19.347cm" svg:y2="16.431cm">
          <text:p/>
        </draw:line>
        <draw:polygon draw:style-name="gr2" draw:text-style-name="P2" draw:layer="layout" svg:width="0.132cm" svg:height="0.135cm" svg:x="19.216cm" svg:y="16.296cm" svg:viewBox="0 0 133 136" draw:points="70,0 133,136 0,74">
          <text:p/>
        </draw:polygon>
        <draw:frame draw:style-name="gr9" draw:text-style-name="P5" draw:layer="layout" svg:width="0.539cm" svg:height="0.712cm" svg:x="19.161cm" svg:y="14.58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18.046cm" svg:y="15.819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18.046cm" svg:y="14.312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17.371cm" svg:y="14.312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17.216cm" svg:y="15.369cm">
          <draw:text-box>
            <text:p text:style-name="P3"><text:span text:style-name="T8">_+</text:span><text:span text:style-name="T8">_+</text:span><text:span text:style-name="T8">_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19.46cm" svg:y="15.576cm">
          <draw:text-box>
            <text:p text:style-name="P3"><text:span text:style-name="T6">_</text:span></text:p>
          </draw:text-box>
        </draw:frame>
        <draw:line draw:style-name="gr1" draw:text-style-name="P1" draw:layer="layout" svg:x1="19.465cm" svg:y1="14.604cm" svg:x2="19.363cm" svg:y2="14.604cm">
          <text:p/>
        </draw:line>
        <draw:line draw:style-name="gr1" draw:text-style-name="P1" draw:layer="layout" svg:x1="19.899cm" svg:y1="15.408cm" svg:x2="19.371cm" svg:y2="15.406cm">
          <text:p/>
        </draw:line>
        <draw:path draw:style-name="gr2" draw:text-style-name="P2" draw:layer="layout" svg:width="0.271cm" svg:height="0.401cm" svg:x="20.363cm" svg:y="14.798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20.619cm" svg:y="14.806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20.927cm" svg:y="14.802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20.756cm" svg:y1="15.797cm" svg:x2="20.756cm" svg:y2="15.903cm">
          <text:p/>
        </draw:line>
        <draw:line draw:style-name="gr1" draw:text-style-name="P1" draw:layer="layout" svg:x1="22.22cm" svg:y1="14.604cm" svg:x2="21.521cm" svg:y2="14.604cm">
          <text:p/>
        </draw:line>
        <draw:line draw:style-name="gr1" draw:text-style-name="P1" draw:layer="layout" svg:x1="19.985cm" svg:y1="15.398cm" svg:x2="19.883cm" svg:y2="15.398cm">
          <text:p/>
        </draw:line>
        <draw:line draw:style-name="gr1" draw:text-style-name="P1" draw:layer="layout" svg:x1="19.985cm" svg:y1="14.602cm" svg:x2="19.883cm" svg:y2="14.602cm">
          <text:p/>
        </draw:line>
        <draw:polygon draw:style-name="gr1" draw:text-style-name="P1" draw:layer="layout" svg:width="1.531cm" svg:height="1.592cm" svg:x="19.989cm" svg:y="14.204cm" svg:viewBox="0 0 1532 1593" draw:points="0,1593 0,0 1532,0 1532,1593">
          <text:p/>
        </draw:polygon>
        <draw:polygon draw:style-name="gr3" draw:text-style-name="P2" draw:layer="layout" svg:width="0.1cm" svg:height="0.031cm" svg:x="19.895cm" svg:y="14.604cm" svg:viewBox="0 0 101 32" draw:points="0,32 101,0 0,0">
          <text:p/>
        </draw:polygon>
        <draw:polygon draw:style-name="gr3" draw:text-style-name="P2" draw:layer="layout" svg:width="0.1cm" svg:height="0.031cm" svg:x="19.895cm" svg:y="14.573cm" svg:viewBox="0 0 101 32" draw:points="0,0 101,32 1,32">
          <text:p/>
        </draw:polygon>
        <draw:polygon draw:style-name="gr3" draw:text-style-name="P2" draw:layer="layout" svg:width="0.1cm" svg:height="0.031cm" svg:x="21.522cm" svg:y="15.368cm" svg:viewBox="0 0 101 32" draw:points="101,0 0,32 100,32">
          <text:p/>
        </draw:polygon>
        <draw:polygon draw:style-name="gr3" draw:text-style-name="P2" draw:layer="layout" svg:width="0.099cm" svg:height="0.031cm" svg:x="21.522cm" svg:y="15.399cm" svg:viewBox="0 0 100 32" draw:points="100,32 0,0 100,0">
          <text:p/>
        </draw:polygon>
        <draw:line draw:style-name="gr1" draw:text-style-name="P1" draw:layer="layout" svg:x1="20.758cm" svg:y1="14.085cm" svg:x2="20.758cm" svg:y2="14.191cm">
          <text:p/>
        </draw:line>
        <draw:polygon draw:style-name="gr3" draw:text-style-name="P2" draw:layer="layout" svg:width="0.03cm" svg:height="0.104cm" svg:x="20.726cm" svg:y="14.099cm" svg:viewBox="0 0 31 105" draw:points="0,0 31,105 31,1">
          <text:p/>
        </draw:polygon>
        <draw:polygon draw:style-name="gr3" draw:text-style-name="P2" draw:layer="layout" svg:width="0.03cm" svg:height="0.103cm" svg:x="20.756cm" svg:y="14.1cm" svg:viewBox="0 0 31 104" draw:points="31,0 0,104 0,0">
          <text:p/>
        </draw:polygon>
        <draw:line draw:style-name="gr1" draw:text-style-name="P1" draw:layer="layout" svg:x1="20.758cm" svg:y1="14.192cm" svg:x2="20.76cm" svg:y2="13.643cm">
          <text:p/>
        </draw:line>
        <draw:line draw:style-name="gr1" draw:text-style-name="P1" draw:layer="layout" svg:x1="19.991cm" svg:y1="14.605cm" svg:x2="19.463cm" svg:y2="14.603cm">
          <text:p/>
        </draw:line>
        <draw:line draw:style-name="gr1" draw:text-style-name="P1" draw:layer="layout" svg:x1="22.229cm" svg:y1="15.408cm" svg:x2="21.53cm" svg:y2="15.406cm">
          <text:p/>
        </draw:line>
        <draw:line draw:style-name="gr5" draw:text-style-name="P1" draw:layer="layout" svg:x1="19.461cm" svg:y1="13.643cm" svg:x2="19.99cm" svg:y2="14.205cm">
          <text:p/>
        </draw:line>
        <draw:polygon draw:style-name="gr2" draw:text-style-name="P2" draw:layer="layout" svg:width="0.131cm" svg:height="0.138cm" svg:x="19.86cm" svg:y="14.068cm" svg:viewBox="0 0 132 139" draw:points="71,0 132,139 0,73">
          <text:p/>
        </draw:polygon>
        <draw:line draw:style-name="gr1" draw:text-style-name="P1" draw:layer="layout" svg:x1="20.755cm" svg:y1="16.311cm" svg:x2="20.755cm" svg:y2="16.417cm">
          <text:p/>
        </draw:line>
        <draw:polygon draw:style-name="gr3" draw:text-style-name="P2" draw:layer="layout" svg:width="0.03cm" svg:height="0.103cm" svg:x="20.725cm" svg:y="16.325cm" svg:viewBox="0 0 31 104" draw:points="0,0 31,104 31,0">
          <text:p/>
        </draw:polygon>
        <draw:polygon draw:style-name="gr3" draw:text-style-name="P2" draw:layer="layout" svg:width="0.03cm" svg:height="0.104cm" svg:x="20.755cm" svg:y="16.325cm" svg:viewBox="0 0 31 105" draw:points="31,0 0,105 0,0">
          <text:p/>
        </draw:polygon>
        <draw:line draw:style-name="gr1" draw:text-style-name="P1" draw:layer="layout" svg:x1="20.755cm" svg:y1="16.418cm" svg:x2="20.757cm" svg:y2="15.869cm">
          <text:p/>
        </draw:line>
        <draw:line draw:style-name="gr5" draw:text-style-name="P1" draw:layer="layout" svg:x1="21.525cm" svg:y1="15.799cm" svg:x2="22.147cm" svg:y2="16.431cm">
          <text:p/>
        </draw:line>
        <draw:polygon draw:style-name="gr2" draw:text-style-name="P2" draw:layer="layout" svg:width="0.132cm" svg:height="0.135cm" svg:x="22.016cm" svg:y="16.296cm" svg:viewBox="0 0 133 136" draw:points="70,0 133,136 0,74">
          <text:p/>
        </draw:polygon>
        <draw:frame draw:style-name="gr9" draw:text-style-name="P5" draw:layer="layout" svg:width="0.539cm" svg:height="0.712cm" svg:x="21.961cm" svg:y="14.58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20.846cm" svg:y="15.819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20.846cm" svg:y="14.312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20.171cm" svg:y="14.312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20.016cm" svg:y="15.369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22.26cm" svg:y="15.576cm">
          <draw:text-box>
            <text:p text:style-name="P3"><text:span text:style-name="T6">_</text:span></text:p>
          </draw:text-box>
        </draw:frame>
        <draw:line draw:style-name="gr1" draw:text-style-name="P1" draw:layer="layout" svg:x1="22.265cm" svg:y1="14.604cm" svg:x2="22.163cm" svg:y2="14.604cm">
          <text:p/>
        </draw:line>
        <draw:line draw:style-name="gr1" draw:text-style-name="P1" draw:layer="layout" svg:x1="22.699cm" svg:y1="15.408cm" svg:x2="22.171cm" svg:y2="15.406cm">
          <text:p/>
        </draw:line>
        <draw:path draw:style-name="gr2" draw:text-style-name="P2" draw:layer="layout" svg:width="0.271cm" svg:height="0.401cm" svg:x="23.163cm" svg:y="14.798cm" svg:viewBox="0 0 272 402" svg:d="M50 73c30-47 69-72 119-73 26 0 46 7 61 19 16 13 27 29 33 48 7 19 9 40 9 61h-40c-2-24-8-43-19-59-9-16-25-24-48-24-22 1-43 11-60 29-18 19-33 43-43 72-10 28-16 57-17 86 0 35 5 66 16 90 11 23 29 35 54 36 1-1 2-1 2-1 19 0 36-6 51-16 14-12 26-25 34-40 9-16 15-33 18-49h40c-4 19-11 37-18 54s-17 33-29 47c-11 15-27 27-44 35-17 9-36 14-59 14-37 0-64-16-82-48-17-32-27-68-28-111 0-20 3-40 8-60 3-19 9-39 17-57 6-19 15-37 25-53z">
          <text:p/>
        </draw:path>
        <draw:path draw:style-name="gr2" draw:text-style-name="P2" draw:layer="layout" svg:width="0.269cm" svg:height="0.384cm" svg:x="23.419cm" svg:y="14.806cm" svg:viewBox="0 0 270 385" svg:d="M0 385l175-385h48l47 385h-43l-16-117h-116l-47 117zM115 227h92l-16-169z">
          <text:p/>
        </draw:path>
        <draw:path draw:style-name="gr2" draw:text-style-name="P2" draw:layer="layout" svg:width="0.261cm" svg:height="0.401cm" svg:x="23.727cm" svg:y="14.802cm" svg:viewBox="0 0 262 402" svg:d="M6 265h36c0 4 0 10-2 20 1 23 7 41 20 51 12 11 28 17 47 19 24 0 44-7 62-21 18-13 27-31 27-53 0-11-3-22-8-32-6-8-14-15-22-17l-72-26c-36-11-54-35-56-72 1-21 7-43 16-64 10-20 23-36 43-50 19-13 43-20 72-20 24 0 45 6 64 19 20 13 29 39 29 77 0 10 0 18-1 23h-41c2-7 3-12 3-16 0-13-4-23-10-32-5-9-14-16-24-21-10-4-21-7-32-7-14 0-26 3-37 9s-20 15-27 26c-7 10-11 23-12 36 1 20 13 35 36 43l68 24c19 7 34 18 43 33 10 15 15 33 15 54 0 19-3 36-11 52-7 16-18 30-30 43-13 12-28 21-45 28s-34 11-52 11c-28 0-53-8-73-24-21-17-31-40-32-71 1-13 3-27 6-42z">
          <text:p/>
        </draw:path>
        <draw:line draw:style-name="gr1" draw:text-style-name="P1" draw:layer="layout" svg:x1="23.556cm" svg:y1="15.797cm" svg:x2="23.556cm" svg:y2="15.903cm">
          <text:p/>
        </draw:line>
        <draw:line draw:style-name="gr1" draw:text-style-name="P1" draw:layer="layout" svg:x1="25.02cm" svg:y1="14.604cm" svg:x2="24.321cm" svg:y2="14.604cm">
          <text:p/>
        </draw:line>
        <draw:line draw:style-name="gr1" draw:text-style-name="P1" draw:layer="layout" svg:x1="22.785cm" svg:y1="15.398cm" svg:x2="22.683cm" svg:y2="15.398cm">
          <text:p/>
        </draw:line>
        <draw:line draw:style-name="gr1" draw:text-style-name="P1" draw:layer="layout" svg:x1="22.785cm" svg:y1="14.602cm" svg:x2="22.683cm" svg:y2="14.602cm">
          <text:p/>
        </draw:line>
        <draw:polygon draw:style-name="gr1" draw:text-style-name="P1" draw:layer="layout" svg:width="1.531cm" svg:height="1.592cm" svg:x="22.789cm" svg:y="14.204cm" svg:viewBox="0 0 1532 1593" draw:points="0,1593 0,0 1532,0 1532,1593">
          <text:p/>
        </draw:polygon>
        <draw:polygon draw:style-name="gr3" draw:text-style-name="P2" draw:layer="layout" svg:width="0.1cm" svg:height="0.031cm" svg:x="22.695cm" svg:y="14.604cm" svg:viewBox="0 0 101 32" draw:points="0,32 101,0 0,0">
          <text:p/>
        </draw:polygon>
        <draw:polygon draw:style-name="gr3" draw:text-style-name="P2" draw:layer="layout" svg:width="0.1cm" svg:height="0.031cm" svg:x="22.695cm" svg:y="14.573cm" svg:viewBox="0 0 101 32" draw:points="0,0 101,32 1,32">
          <text:p/>
        </draw:polygon>
        <draw:polygon draw:style-name="gr3" draw:text-style-name="P2" draw:layer="layout" svg:width="0.1cm" svg:height="0.031cm" svg:x="24.322cm" svg:y="15.368cm" svg:viewBox="0 0 101 32" draw:points="101,0 0,32 100,32">
          <text:p/>
        </draw:polygon>
        <draw:polygon draw:style-name="gr3" draw:text-style-name="P2" draw:layer="layout" svg:width="0.099cm" svg:height="0.031cm" svg:x="24.322cm" svg:y="15.399cm" svg:viewBox="0 0 100 32" draw:points="100,32 0,0 100,0">
          <text:p/>
        </draw:polygon>
        <draw:line draw:style-name="gr1" draw:text-style-name="P1" draw:layer="layout" svg:x1="23.558cm" svg:y1="14.085cm" svg:x2="23.558cm" svg:y2="14.191cm">
          <text:p/>
        </draw:line>
        <draw:polygon draw:style-name="gr3" draw:text-style-name="P2" draw:layer="layout" svg:width="0.03cm" svg:height="0.104cm" svg:x="23.526cm" svg:y="14.099cm" svg:viewBox="0 0 31 105" draw:points="0,0 31,105 31,1">
          <text:p/>
        </draw:polygon>
        <draw:polygon draw:style-name="gr3" draw:text-style-name="P2" draw:layer="layout" svg:width="0.03cm" svg:height="0.103cm" svg:x="23.556cm" svg:y="14.1cm" svg:viewBox="0 0 31 104" draw:points="31,0 0,104 0,0">
          <text:p/>
        </draw:polygon>
        <draw:line draw:style-name="gr1" draw:text-style-name="P1" draw:layer="layout" svg:x1="23.558cm" svg:y1="14.192cm" svg:x2="23.56cm" svg:y2="13.643cm">
          <text:p/>
        </draw:line>
        <draw:line draw:style-name="gr1" draw:text-style-name="P1" draw:layer="layout" svg:x1="22.791cm" svg:y1="14.605cm" svg:x2="22.263cm" svg:y2="14.603cm">
          <text:p/>
        </draw:line>
        <draw:line draw:style-name="gr1" draw:text-style-name="P1" draw:layer="layout" svg:x1="25.029cm" svg:y1="15.408cm" svg:x2="24.33cm" svg:y2="15.406cm">
          <text:p/>
        </draw:line>
        <draw:line draw:style-name="gr5" draw:text-style-name="P1" draw:layer="layout" svg:x1="22.261cm" svg:y1="13.643cm" svg:x2="22.79cm" svg:y2="14.205cm">
          <text:p/>
        </draw:line>
        <draw:polygon draw:style-name="gr2" draw:text-style-name="P2" draw:layer="layout" svg:width="0.131cm" svg:height="0.138cm" svg:x="22.66cm" svg:y="14.068cm" svg:viewBox="0 0 132 139" draw:points="71,0 132,139 0,73">
          <text:p/>
        </draw:polygon>
        <draw:line draw:style-name="gr1" draw:text-style-name="P1" draw:layer="layout" svg:x1="23.555cm" svg:y1="16.311cm" svg:x2="23.555cm" svg:y2="16.417cm">
          <text:p/>
        </draw:line>
        <draw:polygon draw:style-name="gr3" draw:text-style-name="P2" draw:layer="layout" svg:width="0.03cm" svg:height="0.103cm" svg:x="23.525cm" svg:y="16.325cm" svg:viewBox="0 0 31 104" draw:points="0,0 31,104 31,0">
          <text:p/>
        </draw:polygon>
        <draw:polygon draw:style-name="gr3" draw:text-style-name="P2" draw:layer="layout" svg:width="0.03cm" svg:height="0.104cm" svg:x="23.555cm" svg:y="16.325cm" svg:viewBox="0 0 31 105" draw:points="31,0 0,105 0,0">
          <text:p/>
        </draw:polygon>
        <draw:line draw:style-name="gr1" draw:text-style-name="P1" draw:layer="layout" svg:x1="23.555cm" svg:y1="16.418cm" svg:x2="23.557cm" svg:y2="15.869cm">
          <text:p/>
        </draw:line>
        <draw:line draw:style-name="gr5" draw:text-style-name="P1" draw:layer="layout" svg:x1="24.325cm" svg:y1="15.799cm" svg:x2="24.947cm" svg:y2="16.431cm">
          <text:p/>
        </draw:line>
        <draw:polygon draw:style-name="gr2" draw:text-style-name="P2" draw:layer="layout" svg:width="0.132cm" svg:height="0.135cm" svg:x="24.816cm" svg:y="16.296cm" svg:viewBox="0 0 133 136" draw:points="70,0 133,136 0,74">
          <text:p/>
        </draw:polygon>
        <draw:frame draw:style-name="gr9" draw:text-style-name="P5" draw:layer="layout" svg:width="0.539cm" svg:height="0.712cm" svg:x="24.761cm" svg:y="14.588cm">
          <draw:text-box>
            <text:p text:style-name="P3"><text:span text:style-name="T7">_</text:span></text:p>
          </draw:text-box>
        </draw:frame>
        <draw:frame draw:style-name="gr8" draw:text-style-name="P5" draw:layer="layout" svg:width="0.54cm" svg:height="0.712cm" svg:x="23.646cm" svg:y="15.819cm">
          <draw:text-box>
            <text:p text:style-name="P3"><text:span text:style-name="T5">_</text:span></text:p>
          </draw:text-box>
        </draw:frame>
        <draw:frame draw:style-name="gr10" draw:text-style-name="P4" draw:layer="layout" svg:width="0.359cm" svg:height="0.475cm" svg:x="23.646cm" svg:y="14.312cm">
          <draw:text-box>
            <text:p text:style-name="P3"><text:span text:style-name="T1">_</text:span></text:p>
          </draw:text-box>
        </draw:frame>
        <draw:frame draw:style-name="gr10" draw:text-style-name="P4" draw:layer="layout" svg:width="0.359cm" svg:height="0.475cm" svg:x="22.971cm" svg:y="14.312cm">
          <draw:text-box>
            <text:p text:style-name="P3"><text:span text:style-name="T3">_</text:span></text:p>
          </draw:text-box>
        </draw:frame>
        <draw:frame draw:style-name="gr11" draw:text-style-name="P6" draw:layer="layout" svg:width="1.484cm" svg:height="0.319cm" svg:x="22.816cm" svg:y="15.369cm">
          <draw:text-box>
            <text:p text:style-name="P3"><text:span text:style-name="T8">_</text:span><text:span text:style-name="T8">+</text:span><text:span text:style-name="T8">_</text:span><text:span text:style-name="T8">+</text:span><text:span text:style-name="T8">_</text:span><text:span text:style-name="T8">=</text:span><text:span text:style-name="T8">_</text:span><text:span text:style-name="T8">C</text:span><text:span text:style-name="T8">_</text:span></text:p>
          </draw:text-box>
        </draw:frame>
        <draw:frame draw:style-name="gr8" draw:text-style-name="P5" draw:layer="layout" svg:width="0.54cm" svg:height="0.712cm" svg:x="25.06cm" svg:y="15.576cm">
          <draw:text-box>
            <text:p text:style-name="P3"><text:span text:style-name="T6">_</text:span></text:p>
          </draw:text-box>
        </draw:frame>
        <draw:path draw:style-name="gr2" draw:text-style-name="P2" draw:layer="layout" svg:width="0.17cm" svg:height="0.279cm" svg:x="18.023cm" svg:y="7.722cm" svg:viewBox="0 0 171 280" svg:d="M0 280l73-280h27l71 280h-23l-22-87h-81l-24 87zM48 171h73l-36-140z">
          <text:p/>
        </draw:path>
        <draw:frame draw:style-name="gr18" draw:text-style-name="P8" draw:layer="layout" svg:width="0.621cm" svg:height="0.489cm" svg:x="18cm" svg:y="7.7cm">
          <draw:text-box>
            <text:p><text:span text:style-name="T9">_</text:span></text:p>
          </draw:text-box>
        </draw:frame>
        <draw:frame draw:style-name="gr9" draw:text-style-name="P5" draw:layer="layout" svg:width="0.539cm" svg:height="0.712cm" svg:x="9.361cm" svg:y="4.188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8.06cm" svg:y="4.188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12.161cm" svg:y="4.188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10.86cm" svg:y="4.188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14.961cm" svg:y="4.2cm">
          <draw:text-box>
            <text:p text:style-name="P3"><text:span text:style-name="T5">_</text:span></text:p>
          </draw:text-box>
        </draw:frame>
        <draw:frame draw:style-name="gr8" draw:text-style-name="P5" draw:layer="layout" svg:width="0.54cm" svg:height="0.712cm" svg:x="13.66cm" svg:y="4.2cm">
          <draw:text-box>
            <text:p text:style-name="P3"><text:span text:style-name="T6">_</text:span></text:p>
          </draw:text-box>
        </draw:frame>
        <draw:frame draw:style-name="gr9" draw:text-style-name="P5" draw:layer="layout" svg:width="0.539cm" svg:height="0.712cm" svg:x="17.961cm" svg:y="7cm">
          <draw:text-box>
            <text:p text:style-name="P3"><text:span text:style-name="T5">_</text:span></text:p>
          </draw:text-box>
        </draw:frame>
        <draw:path draw:style-name="gr2" draw:text-style-name="P2" draw:layer="layout" svg:width="0.17cm" svg:height="0.279cm" svg:x="20.762cm" svg:y="10.233cm" svg:viewBox="0 0 171 280" svg:d="M0 280l73-280h27l71 280h-23l-22-87h-81l-24 87zM48 171h73l-36-140z">
          <text:p/>
        </draw:path>
        <draw:frame draw:style-name="gr18" draw:text-style-name="P8" draw:layer="layout" svg:width="0.621cm" svg:height="0.489cm" svg:x="20.739cm" svg:y="10.211cm">
          <draw:text-box>
            <text:p><text:span text:style-name="T9">_</text:span></text:p>
          </draw:text-box>
        </draw:frame>
        <draw:frame draw:style-name="gr9" draw:text-style-name="P5" draw:layer="layout" svg:width="0.539cm" svg:height="0.712cm" svg:x="20.7cm" svg:y="9.511cm">
          <draw:text-box>
            <text:p text:style-name="P3"><text:span text:style-name="T5">_</text:span></text:p>
          </draw:text-box>
        </draw:frame>
        <draw:path draw:style-name="gr2" draw:text-style-name="P2" draw:layer="layout" svg:width="0.17cm" svg:height="0.279cm" svg:x="23.462cm" svg:y="13.322cm" svg:viewBox="0 0 171 280" svg:d="M0 280l73-280h27l71 280h-23l-22-87h-81l-24 87zM48 171h73l-36-140z">
          <text:p/>
        </draw:path>
        <draw:frame draw:style-name="gr18" draw:text-style-name="P8" draw:layer="layout" svg:width="0.621cm" svg:height="0.489cm" svg:x="23.439cm" svg:y="13.3cm">
          <draw:text-box>
            <text:p><text:span text:style-name="T9">_</text:span></text:p>
          </draw:text-box>
        </draw:frame>
        <draw:frame draw:style-name="gr9" draw:text-style-name="P5" draw:layer="layout" svg:width="0.539cm" svg:height="0.712cm" svg:x="23.4cm" svg:y="12.6cm">
          <draw:text-box>
            <text:p text:style-name="P3"><text:span text:style-name="T5">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3-05T18:06:20.167200051</meta:creation-date>
    <dc:date>2017-03-05T21:29:26.840602046</dc:date>
    <meta:editing-duration>PT2H7M43S</meta:editing-duration>
    <meta:editing-cycles>3</meta:editing-cycles>
    <meta:generator>LibreOffice/5.1.6.2$Linux_X86_64 LibreOffice_project/10m0$Build-2</meta:generator>
    <meta:document-statistic meta:object-count="1290"/>
  </office:meta>
</office:document-meta>
</file>